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MS Gothic" svg:font-family="MS Gothic" style:font-family-generic="modern" style:font-pitch="fixed" svg:panose-1="2 11 6 9 7 2 5 8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vg:font-family="StarSymbol" style:font-family-generic="system"/>
    <style:font-face style:name="Symbol" style:font-charset="x-symbol" svg:font-family="Symbol" style:font-family-generic="roman" style:font-pitch="variable" svg:panose-1="5 5 1 2 1 7 6 2 5 7"/>
    <style:font-face style:name="Lucida Grande" svg:font-family="Lucida Grande" style:font-family-generic="system" style:font-pitch="variable"/>
    <style:font-face style:name="Monaco" svg:font-family="Monac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951in" text:min-label-width="0.4in" text:list-level-position-and-space-mode="label-alignment">
          <style:list-level-label-alignment text:label-followed-by="listtab" fo:margin-left="0.6951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2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
      <text:list-level-style-bullet text:level="1" text:style-name="WW_CharLFO3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
      <text:list-level-style-bullet text:level="1" text:style-name="WW_CharLFO4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4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5">
      <text:list-level-style-bullet text:level="1" text:style-name="WW_CharLFO5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6">
      <text:list-level-style-bullet text:level="1" text:style-name="WW_CharLFO6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7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7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7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7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7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7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7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8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8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8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8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8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8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8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9">
      <text:list-level-style-bullet text:level="1" text:style-name="WW_CharLFO9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10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10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10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10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10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10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10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79in" text:min-label-width="0.25in" text:list-level-position-and-space-mode="label-alignment">
          <style:list-level-label-alignment text:label-followed-by="listtab" fo:margin-left="0.9979in" fo:text-indent="-0.25in"/>
        </style:list-level-properties>
        <style:text-properties style:font-name="Wingdings"/>
      </text:list-level-style-bullet>
      <text:list-level-style-bullet text:level="2" text:style-name="WW_CharLFO1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Wingdings"/>
      </text:list-level-style-bullet>
      <text:list-level-style-bullet text:level="2" text:style-name="WW_CharLFO12LVL2" text:bullet-char="o">
        <style:list-level-properties text:space-before="1.0388in" text:min-label-width="0.25in" text:list-level-position-and-space-mode="label-alignment">
          <style:list-level-label-alignment text:label-followed-by="listtab" fo:margin-left="1.2888in" fo:text-indent="-0.25in"/>
        </style:list-level-properties>
        <style:text-properties style:font-name="Courier New"/>
      </text:list-level-style-bullet>
      <text:list-level-style-bullet text:level="3" text:style-name="WW_CharLFO12LVL3" text:bullet-char="">
        <style:list-level-properties text:space-before="1.5388in" text:min-label-width="0.25in" text:list-level-position-and-space-mode="label-alignment">
          <style:list-level-label-alignment text:label-followed-by="listtab" fo:margin-left="1.7888in" fo:text-indent="-0.25in"/>
        </style:list-level-properties>
        <style:text-properties style:font-name="Wingdings"/>
      </text:list-level-style-bullet>
      <text:list-level-style-bullet text:level="4" text:style-name="WW_CharLFO12LVL4" text:bullet-char="">
        <style:list-level-properties text:space-before="2.0388in" text:min-label-width="0.25in" text:list-level-position-and-space-mode="label-alignment">
          <style:list-level-label-alignment text:label-followed-by="listtab" fo:margin-left="2.2888in" fo:text-indent="-0.25in"/>
        </style:list-level-properties>
        <style:text-properties style:font-name="Symbol"/>
      </text:list-level-style-bullet>
      <text:list-level-style-bullet text:level="5" text:style-name="WW_CharLFO12LVL5" text:bullet-char="o">
        <style:list-level-properties text:space-before="2.5388in" text:min-label-width="0.25in" text:list-level-position-and-space-mode="label-alignment">
          <style:list-level-label-alignment text:label-followed-by="listtab" fo:margin-left="2.7888in" fo:text-indent="-0.25in"/>
        </style:list-level-properties>
        <style:text-properties style:font-name="Courier New"/>
      </text:list-level-style-bullet>
      <text:list-level-style-bullet text:level="6" text:style-name="WW_CharLFO12LVL6" text:bullet-char="">
        <style:list-level-properties text:space-before="3.0388in" text:min-label-width="0.25in" text:list-level-position-and-space-mode="label-alignment">
          <style:list-level-label-alignment text:label-followed-by="listtab" fo:margin-left="3.2888in" fo:text-indent="-0.25in"/>
        </style:list-level-properties>
        <style:text-properties style:font-name="Wingdings"/>
      </text:list-level-style-bullet>
      <text:list-level-style-bullet text:level="7" text:style-name="WW_CharLFO12LVL7" text:bullet-char="">
        <style:list-level-properties text:space-before="3.5388in" text:min-label-width="0.25in" text:list-level-position-and-space-mode="label-alignment">
          <style:list-level-label-alignment text:label-followed-by="listtab" fo:margin-left="3.7888in" fo:text-indent="-0.25in"/>
        </style:list-level-properties>
        <style:text-properties style:font-name="Symbol"/>
      </text:list-level-style-bullet>
      <text:list-level-style-bullet text:level="8" text:style-name="WW_CharLFO12LVL8" text:bullet-char="o">
        <style:list-level-properties text:space-before="4.0388in" text:min-label-width="0.25in" text:list-level-position-and-space-mode="label-alignment">
          <style:list-level-label-alignment text:label-followed-by="listtab" fo:margin-left="4.2888in" fo:text-indent="-0.25in"/>
        </style:list-level-properties>
        <style:text-properties style:font-name="Courier New"/>
      </text:list-level-style-bullet>
      <text:list-level-style-bullet text:level="9" text:style-name="WW_CharLFO12LVL9" text:bullet-char="">
        <style:list-level-properties text:space-before="4.5388in" text:min-label-width="0.25in" text:list-level-position-and-space-mode="label-alignment">
          <style:list-level-label-alignment text:label-followed-by="listtab" fo:margin-left="4.7888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13LVL2"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3" text:style-name="WW_CharLFO13LVL3"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Wingdings"/>
      </text:list-level-style-bullet>
      <text:list-level-style-bullet text:level="4" text:style-name="WW_CharLFO13LVL4"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Symbol"/>
      </text:list-level-style-bullet>
      <text:list-level-style-bullet text:level="5" text:style-name="WW_CharLFO13LVL5" text:bullet-char="o">
        <style:list-level-properties text:space-before="1.9979in" text:min-label-width="0.25in" text:list-level-position-and-space-mode="label-alignment">
          <style:list-level-label-alignment text:label-followed-by="listtab" fo:margin-left="2.2479in" fo:text-indent="-0.25in"/>
        </style:list-level-properties>
        <style:text-properties style:font-name="Courier New"/>
      </text:list-level-style-bullet>
      <text:list-level-style-bullet text:level="6" text:style-name="WW_CharLFO13LVL6" text:bullet-char="">
        <style:list-level-properties text:space-before="2.4979in" text:min-label-width="0.25in" text:list-level-position-and-space-mode="label-alignment">
          <style:list-level-label-alignment text:label-followed-by="listtab" fo:margin-left="2.7479in" fo:text-indent="-0.25in"/>
        </style:list-level-properties>
        <style:text-properties style:font-name="Wingdings"/>
      </text:list-level-style-bullet>
      <text:list-level-style-bullet text:level="7" text:style-name="WW_CharLFO13LVL7"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Symbol"/>
      </text:list-level-style-bullet>
      <text:list-level-style-bullet text:level="8" text:style-name="WW_CharLFO13LVL8" text:bullet-char="o">
        <style:list-level-properties text:space-before="3.4979in" text:min-label-width="0.25in" text:list-level-position-and-space-mode="label-alignment">
          <style:list-level-label-alignment text:label-followed-by="listtab" fo:margin-left="3.7479in" fo:text-indent="-0.25in"/>
        </style:list-level-properties>
        <style:text-properties style:font-name="Courier New"/>
      </text:list-level-style-bullet>
      <text:list-level-style-bullet text:level="9" text:style-name="WW_CharLFO13LVL9" text:bullet-char="">
        <style:list-level-properties text:space-before="3.9979in" text:min-label-width="0.25in" text:list-level-position-and-space-mode="label-alignment">
          <style:list-level-label-alignment text:label-followed-by="listtab" fo:margin-left="4.247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2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2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2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2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2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2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2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3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23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23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23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23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23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23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23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24">
      <text:list-level-style-number text:level="1" style:num-suffix=")" style:num-format="a" style:num-letter-sync="true">
        <style:list-level-properties text:space-before="0.2479in" text:min-label-width="0.4444in" text:list-level-position-and-space-mode="label-alignment">
          <style:list-level-label-alignment text:label-followed-by="listtab" fo:margin-left="0.6923in" fo:text-indent="-0.4444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25">
      <text:list-level-style-number text:level="1" style:num-suffix=")" style:num-format="a" style:num-letter-sync="true">
        <style:list-level-properties text:space-before="0.3in" text:min-label-width="0.4444in" text:list-level-position-and-space-mode="label-alignment">
          <style:list-level-label-alignment text:label-followed-by="listtab" fo:margin-left="0.7444in" fo:text-indent="-0.4444in"/>
        </style:list-level-properties>
      </text:list-level-style-number>
      <text:list-level-style-number text:level="2" style:num-suffix=")" style:num-format="1">
        <style:list-level-properties text:space-before="0.8in" text:min-label-width="0.4444in" text:list-level-position-and-space-mode="label-alignment">
          <style:list-level-label-alignment text:label-followed-by="listtab" fo:margin-left="1.2444in" fo:text-indent="-0.4444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6">
      <text:list-level-style-bullet text:level="1" text:style-name="WW_CharLFO26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7">
      <text:list-level-style-bullet text:level="1" text:style-name="WW_CharLFO27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7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7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7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7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7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7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7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7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8">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9">
      <text:list-level-style-bullet text:level="1" text:style-name="WW_CharLFO2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0">
      <text:list-level-style-number text:level="1" style:num-suffix="."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bullet text:level="2" text:style-name="WW_CharLFO30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0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0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0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0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0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0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0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1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1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1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1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1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1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1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2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2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2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2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2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2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2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3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3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3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3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3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3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3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4">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bullet text:level="2" text:style-name="WW_CharLFO34LVL2"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Symbol"/>
      </text:list-level-style-bullet>
      <text:list-level-style-bullet text:level="3" text:style-name="WW_CharLFO34LVL3"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Wingdings"/>
      </text:list-level-style-bullet>
      <text:list-level-style-bullet text:level="4" text:style-name="WW_CharLFO34LVL4"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Symbol"/>
      </text:list-level-style-bullet>
      <text:list-level-style-bullet text:level="5" text:style-name="WW_CharLFO34LVL5" text:bullet-char="o">
        <style:list-level-properties text:space-before="2.7479in" text:min-label-width="0.25in" text:list-level-position-and-space-mode="label-alignment">
          <style:list-level-label-alignment text:label-followed-by="listtab" fo:margin-left="2.9979in" fo:text-indent="-0.25in"/>
        </style:list-level-properties>
        <style:text-properties style:font-name="Courier New"/>
      </text:list-level-style-bullet>
      <text:list-level-style-bullet text:level="6" text:style-name="WW_CharLFO34LVL6"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Wingdings"/>
      </text:list-level-style-bullet>
      <text:list-level-style-bullet text:level="7" text:style-name="WW_CharLFO34LVL7" text:bullet-char="">
        <style:list-level-properties text:space-before="3.7479in" text:min-label-width="0.25in" text:list-level-position-and-space-mode="label-alignment">
          <style:list-level-label-alignment text:label-followed-by="listtab" fo:margin-left="3.9979in" fo:text-indent="-0.25in"/>
        </style:list-level-properties>
        <style:text-properties style:font-name="Symbol"/>
      </text:list-level-style-bullet>
      <text:list-level-style-bullet text:level="8" text:style-name="WW_CharLFO34LVL8" text:bullet-char="o">
        <style:list-level-properties text:space-before="4.2479in" text:min-label-width="0.25in" text:list-level-position-and-space-mode="label-alignment">
          <style:list-level-label-alignment text:label-followed-by="listtab" fo:margin-left="4.4979in" fo:text-indent="-0.25in"/>
        </style:list-level-properties>
        <style:text-properties style:font-name="Courier New"/>
      </text:list-level-style-bullet>
      <text:list-level-style-bullet text:level="9" text:style-name="WW_CharLFO34LVL9" text:bullet-char="">
        <style:list-level-properties text:space-before="4.7479in" text:min-label-width="0.25in" text:list-level-position-and-space-mode="label-alignment">
          <style:list-level-label-alignment text:label-followed-by="listtab" fo:margin-left="4.9979in" fo:text-indent="-0.25in"/>
        </style:list-level-properties>
        <style:text-properties style:font-name="Wingdings"/>
      </text:list-level-style-bullet>
    </text:list-style>
    <text:list-style style:name="LFO35">
      <text:list-level-style-bullet text:level="1" text:style-name="WW_CharLFO35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36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36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36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36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36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36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36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36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37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37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37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37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37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37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37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37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
        <style:list-level-properties text:space-before="0.75in" text:min-label-width="0.4027in" text:list-level-position-and-space-mode="label-alignment">
          <style:list-level-label-alignment text:label-followed-by="listtab" fo:margin-left="1.1527in" fo:text-indent="-0.4027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4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4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4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4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4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4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4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4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4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43">
      <text:list-level-style-bullet text:level="1" text:style-name="WW_CharLFO43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43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3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3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3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3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3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3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3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4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50">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LFO53">
      <text:list-level-style-number text:level="1" style:num-suffix="."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2" style:num-suffix="." style:num-format="a" style:num-letter-sync="true">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3" style:num-suffix="." style:num-format="i">
        <style:list-level-properties fo:text-align="end" text:space-before="1.7083in" text:min-label-width="0.125in" text:list-level-position-and-space-mode="label-alignment">
          <style:list-level-label-alignment text:label-followed-by="listtab" fo:margin-left="1.8333in" fo:text-indent="-0.125in"/>
        </style:list-level-properties>
      </text:list-level-style-number>
      <text:list-level-style-number text:level="4"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5" style:num-suffix="." style:num-format="a" style:num-letter-sync="true">
        <style:list-level-properties text:space-before="2.5833in" text:min-label-width="0.25in" text:list-level-position-and-space-mode="label-alignment">
          <style:list-level-label-alignment text:label-followed-by="listtab" fo:margin-left="2.8333in" fo:text-indent="-0.25in"/>
        </style:list-level-properties>
      </text:list-level-style-number>
      <text:list-level-style-number text:level="6" style:num-suffix="." style:num-format="i">
        <style:list-level-properties fo:text-align="end" text:space-before="3.2083in" text:min-label-width="0.125in" text:list-level-position-and-space-mode="label-alignment">
          <style:list-level-label-alignment text:label-followed-by="listtab" fo:margin-left="3.3333in" fo:text-indent="-0.125in"/>
        </style:list-level-properties>
      </text:list-level-style-number>
      <text:list-level-style-number text:level="7" style:num-suffix="." style:num-format="1">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8" style:num-suffix="." style:num-format="a" style:num-letter-sync="true">
        <style:list-level-properties text:space-before="4.0833in" text:min-label-width="0.25in" text:list-level-position-and-space-mode="label-alignment">
          <style:list-level-label-alignment text:label-followed-by="listtab" fo:margin-left="4.3333in" fo:text-indent="-0.25in"/>
        </style:list-level-properties>
      </text:list-level-style-number>
      <text:list-level-style-number text:level="9" style:num-suffix="." style:num-format="i">
        <style:list-level-properties fo:text-align="end" text:space-before="4.7083in" text:min-label-width="0.125in" text:list-level-position-and-space-mode="label-alignment">
          <style:list-level-label-alignment text:label-followed-by="listtab" fo:margin-left="4.8333in" fo:text-indent="-0.125in"/>
        </style:list-level-properties>
      </text:list-level-style-number>
    </text:list-style>
    <text:list-style style:name="LFO54">
      <text:list-level-style-number text:level="1"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2" style:num-suffix="." style:num-format="a" style:num-letter-sync="true">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3" style:num-suffix="." style:num-format="i">
        <style:list-level-properties fo:text-align="end" text:space-before="1.7083in" text:min-label-width="0.125in" text:list-level-position-and-space-mode="label-alignment">
          <style:list-level-label-alignment text:label-followed-by="listtab" fo:margin-left="1.8333in" fo:text-indent="-0.125in"/>
        </style:list-level-properties>
      </text:list-level-style-number>
      <text:list-level-style-number text:level="4"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5" style:num-suffix="." style:num-format="a" style:num-letter-sync="true">
        <style:list-level-properties text:space-before="2.5833in" text:min-label-width="0.25in" text:list-level-position-and-space-mode="label-alignment">
          <style:list-level-label-alignment text:label-followed-by="listtab" fo:margin-left="2.8333in" fo:text-indent="-0.25in"/>
        </style:list-level-properties>
      </text:list-level-style-number>
      <text:list-level-style-number text:level="6" style:num-suffix="." style:num-format="i">
        <style:list-level-properties fo:text-align="end" text:space-before="3.2083in" text:min-label-width="0.125in" text:list-level-position-and-space-mode="label-alignment">
          <style:list-level-label-alignment text:label-followed-by="listtab" fo:margin-left="3.3333in" fo:text-indent="-0.125in"/>
        </style:list-level-properties>
      </text:list-level-style-number>
      <text:list-level-style-number text:level="7" style:num-suffix="." style:num-format="1">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8" style:num-suffix="." style:num-format="a" style:num-letter-sync="true">
        <style:list-level-properties text:space-before="4.0833in" text:min-label-width="0.25in" text:list-level-position-and-space-mode="label-alignment">
          <style:list-level-label-alignment text:label-followed-by="listtab" fo:margin-left="4.3333in" fo:text-indent="-0.25in"/>
        </style:list-level-properties>
      </text:list-level-style-number>
      <text:list-level-style-number text:level="9" style:num-suffix="." style:num-format="i">
        <style:list-level-properties fo:text-align="end" text:space-before="4.7083in" text:min-label-width="0.125in" text:list-level-position-and-space-mode="label-alignment">
          <style:list-level-label-alignment text:label-followed-by="listtab" fo:margin-left="4.8333in" fo:text-indent="-0.125in"/>
        </style:list-level-properties>
      </text:list-level-style-number>
    </text:list-style>
    <text:list-style style:name="LFO55">
      <text:list-level-style-bullet text:level="1" text:style-name="WW_CharLFO5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3" style:parent-style-name="Normal" style:family="paragraph">
      <style:paragraph-properties fo:text-align="center"/>
      <style:text-properties fo:font-style="italic" style:font-style-asian="italic"/>
    </style:style>
    <style:style style:name="P4" style:parent-style-name="Normal" style:family="paragraph">
      <style:paragraph-properties fo:text-align="center"/>
      <style:text-properties fo:font-style="italic" style:font-style-asian="italic"/>
    </style:style>
    <style:style style:name="P5" style:parent-style-name="Normal" style:family="paragraph">
      <style:paragraph-properties fo:text-align="center"/>
      <style:text-properties fo:font-style="italic" style:font-style-asian="italic"/>
    </style:style>
    <style:style style:name="P6" style:parent-style-name="Normal" style:family="paragraph">
      <style:paragraph-properties fo:text-align="center"/>
    </style:style>
    <style:style style:name="T7" style:parent-style-name="DefaultParagraphFont" style:family="text">
      <style:text-properties fo:font-style="italic" style:font-style-asian="italic"/>
    </style:style>
    <style:style style:name="P8" style:parent-style-name="Heading1noTOC" style:family="paragraph"/>
    <style:style style:name="P9" style:parent-style-name="Heading1noTOC" style:family="paragraph"/>
    <style:style style:name="P10" style:parent-style-name="Normal" style:list-style-name="LFO47" style:family="paragraph"/>
    <style:style style:name="P11" style:parent-style-name="Normal" style:list-style-name="LFO47" style:family="paragraph"/>
    <style:style style:name="P12" style:parent-style-name="Normal" style:list-style-name="LFO47" style:family="paragraph"/>
    <style:style style:name="P13" style:parent-style-name="Normal" style:list-style-name="LFO47" style:family="paragraph"/>
    <style:style style:name="P14" style:parent-style-name="Normal" style:list-style-name="LFO47" style:family="paragraph"/>
    <style:style style:name="P15" style:parent-style-name="Normal" style:list-style-name="LFO47" style:family="paragraph"/>
    <style:style style:name="P16" style:parent-style-name="Normal" style:list-style-name="LFO47" style:family="paragraph"/>
    <style:style style:name="P17" style:parent-style-name="Normal" style:list-style-name="LFO47" style:family="paragraph"/>
    <style:style style:name="P18" style:parent-style-name="Normal" style:list-style-name="LFO47" style:family="paragraph"/>
    <style:style style:name="P19" style:parent-style-name="Normal" style:list-style-name="LFO47" style:family="paragraph"/>
    <style:style style:name="P20" style:parent-style-name="Normal" style:list-style-name="LFO47" style:family="paragraph"/>
    <style:style style:name="T21" style:parent-style-name="DefaultParagraphFont" style:family="text">
      <style:text-properties fo:color="#000000" style:font-size-complex="12pt"/>
    </style:style>
    <style:style style:name="T22" style:parent-style-name="DefaultParagraphFont" style:family="text">
      <style:text-properties fo:font-weight="bold" style:font-weight-asian="bold" fo:font-style="italic" style:font-style-asian="italic" fo:color="#000000" style:font-size-complex="12pt"/>
    </style:style>
    <style:style style:name="T23" style:parent-style-name="DefaultParagraphFont" style:family="text">
      <style:text-properties fo:color="#000000" style:font-size-complex="12pt"/>
    </style:style>
    <style:style style:name="P24" style:parent-style-name="Normal" style:list-style-name="LFO47" style:family="paragraph"/>
    <style:style style:name="P25" style:parent-style-name="Normal" style:list-style-name="LFO47" style:family="paragraph"/>
    <style:style style:name="P26" style:parent-style-name="Normal" style:list-style-name="LFO47" style:family="paragraph"/>
    <style:style style:name="P27" style:parent-style-name="Normal" style:list-style-name="LFO47" style:family="paragraph"/>
    <style:style style:name="P28" style:parent-style-name="Normal" style:list-style-name="LFO47" style:family="paragraph"/>
    <style:style style:name="P29" style:parent-style-name="Normal" style:list-style-name="LFO47" style:family="paragraph"/>
    <style:style style:name="P30" style:parent-style-name="Normal" style:list-style-name="LFO47" style:family="paragraph"/>
    <style:style style:name="P31" style:parent-style-name="Normal" style:list-style-name="LFO47" style:family="paragraph"/>
    <style:style style:name="P32" style:parent-style-name="Normal" style:list-style-name="LFO47" style:family="paragraph"/>
    <style:style style:name="P33" style:parent-style-name="Normal" style:list-style-name="LFO47" style:family="paragraph"/>
    <style:style style:name="P34" style:parent-style-name="Normal" style:list-style-name="LFO47" style:family="paragraph"/>
    <style:style style:name="P35" style:parent-style-name="Normal" style:family="paragraph">
      <style:paragraph-properties fo:text-indent="0in"/>
    </style:style>
    <style:style style:name="P36" style:parent-style-name="Normal" style:list-style-name="LFO55" style:family="paragraph"/>
    <style:style style:name="P37" style:parent-style-name="Normal" style:list-style-name="LFO55" style:family="paragraph"/>
    <style:style style:name="P38" style:parent-style-name="Normal" style:list-style-name="LFO55" style:family="paragraph"/>
    <style:style style:name="P39" style:parent-style-name="Normal" style:list-style-name="LFO55" style:family="paragraph"/>
    <style:style style:name="P40" style:parent-style-name="Normal" style:list-style-name="LFO47" style:family="paragraph"/>
    <style:style style:name="P41" style:parent-style-name="Normal" style:list-style-name="LFO47" style:family="paragraph"/>
    <style:style style:name="P42" style:parent-style-name="Normal" style:list-style-name="LFO47" style:family="paragraph"/>
    <style:style style:name="P43" style:parent-style-name="Normal" style:list-style-name="LFO47" style:family="paragraph"/>
    <style:style style:name="P44" style:parent-style-name="Normal" style:list-style-name="LFO47" style:family="paragraph"/>
    <style:style style:name="P45" style:parent-style-name="Normal" style:list-style-name="LFO47" style:family="paragraph"/>
    <style:style style:name="P46" style:parent-style-name="Normal" style:list-style-name="LFO47" style:family="paragraph"/>
    <style:style style:name="P47" style:parent-style-name="Normal" style:list-style-name="LFO47" style:family="paragraph"/>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P51" style:parent-style-name="Normal" style:list-style-name="LFO54" style:family="paragraph"/>
    <style:style style:name="T52" style:parent-style-name="DefaultParagraphFont" style:family="text">
      <style:text-properties fo:font-weight="bold" style:font-weight-asian="bold"/>
    </style:style>
    <style:style style:name="P53" style:parent-style-name="Normal" style:list-style-name="LFO54" style:family="paragraph"/>
    <style:style style:name="T54" style:parent-style-name="DefaultParagraphFont" style:family="text">
      <style:text-properties fo:font-weight="bold" style:font-weight-asian="bold"/>
    </style:style>
    <style:style style:name="P55" style:parent-style-name="Normal" style:list-style-name="LFO54" style:family="paragraph"/>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P58" style:parent-style-name="Normal" style:list-style-name="LFO54" style:family="paragraph"/>
    <style:style style:name="T59" style:parent-style-name="DefaultParagraphFont" style:family="text">
      <style:text-properties fo:font-weight="bold" style:font-weight-asian="bold"/>
    </style:style>
    <style:style style:name="P60" style:parent-style-name="Normal" style:list-style-name="LFO47" style:family="paragraph"/>
    <style:style style:name="P61" style:parent-style-name="Normal" style:list-style-name="LFO47" style:family="paragraph"/>
    <style:style style:name="P62" style:parent-style-name="Normal" style:list-style-name="LFO47" style:family="paragraph"/>
    <style:style style:name="P63" style:parent-style-name="Normal" style:list-style-name="LFO47" style:family="paragraph"/>
    <style:style style:name="P64" style:parent-style-name="Normal" style:list-style-name="LFO47" style:family="paragraph"/>
    <style:style style:name="P65" style:parent-style-name="Normal" style:list-style-name="LFO47" style:family="paragraph"/>
    <style:style style:name="P66" style:parent-style-name="Normal" style:list-style-name="LFO47" style:family="paragraph"/>
    <style:style style:name="P67" style:parent-style-name="Normal" style:list-style-name="LFO47" style:family="paragraph"/>
    <style:style style:name="P68" style:parent-style-name="Normal" style:list-style-name="LFO47" style:family="paragraph"/>
    <style:style style:name="P69" style:parent-style-name="Normal" style:list-style-name="LFO47" style:family="paragraph"/>
    <style:style style:name="T70" style:parent-style-name="DefaultParagraphFont" style:family="text">
      <style:text-properties fo:font-weight="bold" style:font-weight-asian="bold" fo:font-style="italic" style:font-style-asian="italic"/>
    </style:style>
    <style:style style:name="P71" style:parent-style-name="Normal" style:list-style-name="LFO47" style:family="paragraph"/>
    <style:style style:name="T72" style:parent-style-name="DefaultParagraphFont" style:family="text">
      <style:text-properties fo:font-weight="bold" style:font-weight-asian="bold" fo:font-style="italic" style:font-style-asian="italic"/>
    </style:style>
    <style:style style:name="P73" style:parent-style-name="Normal" style:list-style-name="LFO47" style:family="paragraph"/>
    <style:style style:name="P74" style:parent-style-name="Normal" style:list-style-name="LFO47" style:family="paragraph"/>
    <style:style style:name="P75" style:parent-style-name="Normal" style:list-style-name="LFO47" style:family="paragraph"/>
    <style:style style:name="P76" style:parent-style-name="Normal" style:list-style-name="LFO47" style:family="paragraph"/>
    <style:style style:name="P77" style:parent-style-name="Normal" style:list-style-name="LFO47" style:family="paragraph"/>
    <style:style style:name="P78" style:parent-style-name="Normal" style:family="paragraph">
      <style:paragraph-properties fo:margin-left="0.25in" fo:text-indent="0in">
        <style:tab-stops/>
      </style:paragraph-properties>
    </style:style>
    <style:style style:name="P79" style:parent-style-name="Normal" style:list-style-name="LFO47" style:family="paragraph"/>
    <style:style style:name="P80" style:parent-style-name="Normal" style:list-style-name="LFO47" style:family="paragraph"/>
    <style:style style:name="P81" style:parent-style-name="Normal" style:list-style-name="LFO47" style:family="paragraph"/>
    <style:style style:name="P82" style:parent-style-name="Normal" style:list-style-name="LFO47" style:family="paragraph"/>
    <style:style style:name="P83" style:parent-style-name="Normal" style:list-style-name="LFO47" style:family="paragraph"/>
    <style:style style:name="P84" style:parent-style-name="Normal" style:list-style-name="LFO47" style:family="paragraph"/>
    <style:style style:name="P85" style:parent-style-name="Normal" style:list-style-name="LFO47" style:family="paragraph"/>
    <style:style style:name="P86" style:parent-style-name="Normal" style:list-style-name="LFO47" style:family="paragraph"/>
    <style:style style:name="P87"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88"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89"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0"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1"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2"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3"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4" style:parent-style-name="ColorfulGrid-Accent1" style:family="paragraph">
      <style:paragraph-properties fo:margin-top="0in" fo:margin-right="0.7875in" fo:text-indent="0in"/>
      <style:text-properties fo:font-size="10pt" style:font-size-asian="10pt" style:font-size-complex="11pt"/>
    </style:style>
    <style:style style:name="P95"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6"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7"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8"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99"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00"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01"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02"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03"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04"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05"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06"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07" style:parent-style-name="Normal" style:list-style-name="LFO47" style:family="paragraph"/>
    <style:style style:name="P108" style:parent-style-name="Normal" style:list-style-name="LFO47" style:family="paragraph"/>
    <style:style style:name="T109" style:parent-style-name="DefaultParagraphFont" style:family="text">
      <style:text-properties style:text-position="super 66.6%"/>
    </style:style>
    <style:style style:name="P110" style:parent-style-name="Normal" style:list-style-name="LFO47" style:family="paragraph"/>
    <style:style style:name="P111" style:parent-style-name="Normal" style:list-style-name="LFO47" style:family="paragraph"/>
    <style:style style:name="P112" style:parent-style-name="Normal" style:list-style-name="LFO47" style:family="paragraph"/>
    <style:style style:name="P113" style:parent-style-name="Normal" style:list-style-name="LFO47" style:family="paragraph"/>
    <style:style style:name="P114" style:parent-style-name="Normal" style:list-style-name="LFO47" style:family="paragraph"/>
    <style:style style:name="P115" style:parent-style-name="Normal" style:list-style-name="LFO47" style:family="paragraph"/>
    <style:style style:name="P116" style:parent-style-name="Normal" style:list-style-name="LFO47" style:family="paragraph"/>
    <style:style style:name="P117" style:parent-style-name="Normal" style:list-style-name="LFO47" style:family="paragraph"/>
    <style:style style:name="P118" style:parent-style-name="Normal" style:list-style-name="LFO47" style:family="paragraph"/>
    <style:style style:name="P119" style:parent-style-name="Normal" style:list-style-name="LFO47" style:family="paragraph"/>
    <style:style style:name="P120" style:parent-style-name="Normal" style:list-style-name="LFO47" style:family="paragraph"/>
    <style:style style:name="T121" style:parent-style-name="DefaultParagraphFont" style:family="text">
      <style:text-properties fo:color="#000000" style:font-size-complex="12pt"/>
    </style:style>
    <style:style style:name="T122" style:parent-style-name="DefaultParagraphFont" style:family="text">
      <style:text-properties fo:color="#000000" style:font-size-complex="12pt" fo:language="it" fo:country="IT"/>
    </style:style>
    <style:style style:name="T123" style:parent-style-name="DefaultParagraphFont" style:family="text">
      <style:text-properties fo:color="#000000" style:font-size-complex="12pt"/>
    </style:style>
    <style:style style:name="T124" style:parent-style-name="DefaultParagraphFont" style:family="text">
      <style:text-properties fo:color="#000000" style:font-size-complex="12pt"/>
    </style:style>
    <style:style style:name="T125" style:parent-style-name="DefaultParagraphFont" style:family="text">
      <style:text-properties fo:color="#000000" style:font-size-complex="12pt"/>
    </style:style>
    <style:style style:name="T126" style:parent-style-name="DefaultParagraphFont" style:family="text">
      <style:text-properties fo:color="#000000" style:font-size-complex="12pt"/>
    </style:style>
    <style:style style:name="T127" style:parent-style-name="DefaultParagraphFont" style:family="text">
      <style:text-properties fo:color="#000000" style:font-size-complex="12pt"/>
    </style:style>
    <style:style style:name="T128" style:parent-style-name="DefaultParagraphFont" style:family="text">
      <style:text-properties fo:color="#000000" style:font-size-complex="12pt"/>
    </style:style>
    <style:style style:name="T129" style:parent-style-name="DefaultParagraphFont" style:family="text">
      <style:text-properties fo:color="#000000" style:font-size-complex="12pt"/>
    </style:style>
    <style:style style:name="T130" style:parent-style-name="DefaultParagraphFont" style:family="text">
      <style:text-properties fo:color="#000000" style:font-size-complex="12pt"/>
    </style:style>
    <style:style style:name="T131" style:parent-style-name="DefaultParagraphFont" style:family="text">
      <style:text-properties fo:color="#000000" style:font-size-complex="12pt"/>
    </style:style>
    <style:style style:name="T132" style:parent-style-name="DefaultParagraphFont" style:family="text">
      <style:text-properties fo:color="#000000" style:font-size-complex="12pt"/>
    </style:style>
    <style:style style:name="T133" style:parent-style-name="DefaultParagraphFont" style:family="text">
      <style:text-properties fo:color="#000000" style:font-size-complex="12pt"/>
    </style:style>
    <style:style style:name="T134" style:parent-style-name="DefaultParagraphFont" style:family="text">
      <style:text-properties fo:color="#000000" style:font-size-complex="12pt"/>
    </style:style>
    <style:style style:name="T135" style:parent-style-name="DefaultParagraphFont" style:family="text">
      <style:text-properties fo:color="#000000" style:font-size-complex="12pt"/>
    </style:style>
    <style:style style:name="P136" style:parent-style-name="Normal" style:list-style-name="LFO47" style:family="paragraph"/>
    <style:style style:name="P137" style:parent-style-name="Normal" style:list-style-name="LFO47" style:family="paragraph"/>
    <style:style style:name="P138" style:parent-style-name="Normal" style:list-style-name="LFO47" style:family="paragraph"/>
    <style:style style:name="P139" style:parent-style-name="Normal" style:list-style-name="LFO47" style:family="paragraph"/>
    <style:style style:name="P140" style:parent-style-name="Normal" style:list-style-name="LFO47" style:family="paragraph"/>
    <style:style style:name="P141" style:parent-style-name="Normal" style:list-style-name="LFO47" style:family="paragraph"/>
    <style:style style:name="P142" style:parent-style-name="Normal" style:list-style-name="LFO47" style:family="paragraph"/>
    <style:style style:name="P143" style:parent-style-name="Normal" style:list-style-name="LFO47" style:family="paragraph"/>
    <style:style style:name="P144" style:parent-style-name="Normal" style:list-style-name="LFO47" style:family="paragraph"/>
    <style:style style:name="P145" style:parent-style-name="Normal" style:list-style-name="LFO47" style:family="paragraph"/>
    <style:style style:name="T146" style:parent-style-name="DefaultParagraphFont" style:family="text">
      <style:text-properties style:text-position="super 66.6%"/>
    </style:style>
    <style:style style:name="P147" style:parent-style-name="Normal" style:list-style-name="LFO47" style:family="paragraph"/>
    <style:style style:name="P148" style:parent-style-name="Normal" style:list-style-name="LFO47" style:family="paragraph"/>
    <style:style style:name="P149" style:parent-style-name="Normal" style:list-style-name="LFO47" style:family="paragraph"/>
    <style:style style:name="P150" style:parent-style-name="Normal" style:list-style-name="LFO47" style:family="paragraph"/>
    <style:style style:name="T151" style:parent-style-name="DefaultParagraphFont" style:family="text">
      <style:text-properties style:text-position="super 66.6%"/>
    </style:style>
    <style:style style:name="P152" style:parent-style-name="Normal" style:list-style-name="LFO47" style:family="paragraph"/>
    <style:style style:name="T153" style:parent-style-name="DefaultParagraphFont" style:family="text">
      <style:text-properties fo:font-weight="bold" style:font-weight-asian="bold"/>
    </style:style>
    <style:style style:name="P154" style:parent-style-name="Normal" style:list-style-name="LFO47" style:family="paragraph"/>
    <style:style style:name="P155" style:parent-style-name="Normal" style:list-style-name="LFO47" style:family="paragraph"/>
    <style:style style:name="P156" style:parent-style-name="Normal" style:list-style-name="LFO47" style:family="paragraph"/>
    <style:style style:name="P157" style:parent-style-name="Normal" style:list-style-name="LFO51" style:family="paragraph">
      <style:paragraph-properties fo:text-align="start" fo:margin-top="0.0694in" fo:margin-bottom="0.0694in"/>
    </style:style>
    <style:style style:name="T158" style:parent-style-name="Hyperlink" style:family="text">
      <style:text-properties fo:color="#660099"/>
    </style:style>
    <style:style style:name="P159" style:parent-style-name="Normal" style:list-style-name="LFO51" style:family="paragraph">
      <style:paragraph-properties fo:text-align="start" fo:margin-top="0.0694in" fo:margin-bottom="0.0694in"/>
    </style:style>
    <style:style style:name="T160" style:parent-style-name="Hyperlink" style:family="text">
      <style:text-properties fo:color="#660099"/>
    </style:style>
    <style:style style:name="P161"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P162"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P163"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P164"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P165"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T166" style:parent-style-name="DefaultParagraphFont" style:family="text">
      <style:text-properties style:text-position="super 66.6%"/>
    </style:style>
    <style:style style:name="T167" style:parent-style-name="Hyperlink" style:family="text">
      <style:text-properties fo:font-weight="bold" style:font-weight-asian="bold" fo:font-style="italic" style:font-style-asian="italic" style:font-size-complex="12pt" fo:language="it" fo:country="IT"/>
    </style:style>
    <style:style style:name="T168" style:parent-style-name="DefaultParagraphFont" style:family="text">
      <style:text-properties fo:color="#993300" style:font-size-complex="12pt" fo:language="it" fo:country="IT"/>
    </style:style>
    <style:style style:name="P169" style:parent-style-name="Normal" style:family="paragraph">
      <style:text-properties fo:color="#993300" style:font-size-complex="12pt"/>
    </style:style>
    <style:style style:name="P170" style:parent-style-name="Normal" style:list-style-name="LFO47" style:family="paragraph"/>
    <style:style style:name="T171" style:parent-style-name="DefaultParagraphFont" style:family="text">
      <style:text-properties fo:color="#993300" style:font-size-complex="12pt"/>
    </style:style>
    <style:style style:name="T172" style:parent-style-name="DefaultParagraphFont" style:family="text">
      <style:text-properties fo:color="#993300" style:font-size-complex="12pt"/>
    </style:style>
    <style:style style:name="T173" style:parent-style-name="DefaultParagraphFont" style:family="text">
      <style:text-properties fo:color="#993300" style:font-size-complex="12pt"/>
    </style:style>
    <style:style style:name="T174" style:parent-style-name="DefaultParagraphFont" style:family="text">
      <style:text-properties fo:color="#993300" style:font-size-complex="12pt"/>
    </style:style>
    <style:style style:name="T175" style:parent-style-name="DefaultParagraphFont" style:family="text">
      <style:text-properties fo:color="#993300" style:font-size-complex="12pt"/>
    </style:style>
    <style:style style:name="T176" style:parent-style-name="DefaultParagraphFont" style:family="text">
      <style:text-properties fo:color="#993300" style:font-size-complex="12pt"/>
    </style:style>
    <style:style style:name="T177" style:parent-style-name="DefaultParagraphFont" style:family="text">
      <style:text-properties fo:color="#993300" style:font-size-complex="12pt"/>
    </style:style>
    <style:style style:name="P178" style:parent-style-name="Normal" style:list-style-name="LFO47" style:family="paragraph"/>
    <style:style style:name="T179" style:parent-style-name="DefaultParagraphFont" style:family="text">
      <style:text-properties fo:color="#993300" style:font-size-complex="12pt"/>
    </style:style>
    <style:style style:name="T180" style:parent-style-name="DefaultParagraphFont" style:family="text">
      <style:text-properties fo:color="#993300" style:font-size-complex="12pt"/>
    </style:style>
    <style:style style:name="T181" style:parent-style-name="DefaultParagraphFont" style:family="text">
      <style:text-properties fo:color="#993300" style:font-size-complex="12pt"/>
    </style:style>
    <style:style style:name="T182" style:parent-style-name="DefaultParagraphFont" style:family="text">
      <style:text-properties fo:color="#993300" style:font-size-complex="12pt"/>
    </style:style>
    <style:style style:name="T183" style:parent-style-name="DefaultParagraphFont" style:family="text">
      <style:text-properties fo:color="#993300" style:font-size-complex="12pt"/>
    </style:style>
    <style:style style:name="T184" style:parent-style-name="DefaultParagraphFont" style:family="text">
      <style:text-properties fo:color="#993300" style:font-size-complex="12pt"/>
    </style:style>
    <style:style style:name="T185" style:parent-style-name="DefaultParagraphFont" style:family="text">
      <style:text-properties fo:color="#993300" style:font-size-complex="12pt"/>
    </style:style>
    <style:style style:name="T186" style:parent-style-name="DefaultParagraphFont" style:family="text">
      <style:text-properties fo:color="#993300" style:font-size-complex="12pt"/>
    </style:style>
    <style:style style:name="P187" style:parent-style-name="Normal" style:list-style-name="LFO47" style:family="paragraph"/>
    <style:style style:name="T188" style:parent-style-name="DefaultParagraphFont" style:family="text">
      <style:text-properties fo:color="#993300" style:font-size-complex="12pt"/>
    </style:style>
    <style:style style:name="T189" style:parent-style-name="DefaultParagraphFont" style:family="text">
      <style:text-properties fo:color="#993300" style:font-size-complex="12pt"/>
    </style:style>
    <style:style style:name="T190" style:parent-style-name="DefaultParagraphFont" style:family="text">
      <style:text-properties fo:color="#993300" style:font-size-complex="12pt"/>
    </style:style>
    <style:style style:name="P191" style:parent-style-name="Normal" style:list-style-name="LFO47" style:family="paragraph"/>
    <style:style style:name="T192" style:parent-style-name="DefaultParagraphFont" style:family="text">
      <style:text-properties fo:color="#993300" style:font-size-complex="12pt"/>
    </style:style>
    <style:style style:name="T193" style:parent-style-name="DefaultParagraphFont" style:family="text">
      <style:text-properties fo:color="#993300" style:font-size-complex="12pt"/>
    </style:style>
    <style:style style:name="T194" style:parent-style-name="DefaultParagraphFont" style:family="text">
      <style:text-properties fo:color="#993300" style:font-size-complex="12pt"/>
    </style:style>
    <style:style style:name="T195" style:parent-style-name="DefaultParagraphFont" style:family="text">
      <style:text-properties fo:color="#993300" style:font-size-complex="12pt"/>
    </style:style>
    <style:style style:name="P196" style:parent-style-name="Normal" style:list-style-name="LFO47" style:family="paragraph"/>
    <style:style style:name="T197" style:parent-style-name="DefaultParagraphFont" style:family="text">
      <style:text-properties fo:color="#993300" style:font-size-complex="12pt"/>
    </style:style>
    <style:style style:name="T198" style:parent-style-name="DefaultParagraphFont" style:family="text">
      <style:text-properties fo:color="#993300" style:font-size-complex="12pt"/>
    </style:style>
    <style:style style:name="T199" style:parent-style-name="DefaultParagraphFont" style:family="text">
      <style:text-properties fo:color="#993300" style:font-size-complex="12pt"/>
    </style:style>
    <style:style style:name="T200" style:parent-style-name="DefaultParagraphFont" style:family="text">
      <style:text-properties fo:color="#993300" style:font-size-complex="12pt"/>
    </style:style>
    <style:style style:name="T201" style:parent-style-name="DefaultParagraphFont" style:family="text">
      <style:text-properties fo:color="#993300" style:font-size-complex="12pt"/>
    </style:style>
    <style:style style:name="P202" style:parent-style-name="Normal" style:list-style-name="LFO47" style:family="paragraph"/>
    <style:style style:name="P203" style:parent-style-name="Normal" style:list-style-name="LFO47" style:family="paragraph"/>
    <style:style style:name="T204" style:parent-style-name="DefaultParagraphFont" style:family="text">
      <style:text-properties fo:font-style="italic" style:font-style-asian="italic"/>
    </style:style>
    <style:style style:name="P205" style:parent-style-name="Normal" style:list-style-name="LFO47" style:family="paragraph"/>
    <style:style style:name="T206" style:parent-style-name="DefaultParagraphFont" style:family="text">
      <style:text-properties fo:font-style="italic" style:font-style-asian="italic"/>
    </style:style>
    <style:style style:name="P207" style:parent-style-name="Normal" style:list-style-name="LFO47" style:family="paragraph"/>
    <style:style style:name="T208" style:parent-style-name="DefaultParagraphFont" style:family="text">
      <style:text-properties fo:font-style="italic" style:font-style-asian="italic"/>
    </style:style>
    <style:style style:name="P209" style:parent-style-name="Normal" style:list-style-name="LFO47" style:family="paragraph"/>
    <style:style style:name="T210" style:parent-style-name="DefaultParagraphFont" style:family="text">
      <style:text-properties fo:font-style="italic" style:font-style-asian="italic"/>
    </style:style>
    <style:style style:name="P211" style:parent-style-name="Normal" style:list-style-name="LFO47" style:family="paragraph"/>
    <style:style style:name="T212" style:parent-style-name="DefaultParagraphFont" style:family="text">
      <style:text-properties fo:font-style="italic" style:font-style-asian="italic"/>
    </style:style>
    <style:style style:name="P213" style:parent-style-name="Normal" style:list-style-name="LFO47" style:family="paragraph"/>
    <style:style style:name="T214" style:parent-style-name="DefaultParagraphFont" style:family="text">
      <style:text-properties fo:font-style="italic" style:font-style-asian="italic"/>
    </style:style>
    <style:style style:name="P215" style:parent-style-name="Normal" style:list-style-name="LFO47" style:family="paragraph"/>
    <style:style style:name="T216" style:parent-style-name="DefaultParagraphFont" style:family="text">
      <style:text-properties fo:font-style="italic" style:font-style-asian="italic"/>
    </style:style>
    <style:style style:name="P217" style:parent-style-name="Normal" style:list-style-name="LFO47" style:family="paragraph"/>
    <style:style style:name="T218" style:parent-style-name="DefaultParagraphFont" style:family="text">
      <style:text-properties fo:font-style="italic" style:font-style-asian="italic"/>
    </style:style>
    <style:style style:name="P219" style:parent-style-name="Normal" style:list-style-name="LFO47" style:family="paragraph"/>
    <style:style style:name="T220" style:parent-style-name="DefaultParagraphFont" style:family="text">
      <style:text-properties fo:font-style="italic" style:font-style-asian="italic"/>
    </style:style>
    <style:style style:name="P221" style:parent-style-name="Normal" style:list-style-name="LFO47" style:family="paragraph"/>
    <style:style style:name="T222" style:parent-style-name="DefaultParagraphFont" style:family="text">
      <style:text-properties fo:font-style="italic" style:font-style-asian="italic"/>
    </style:style>
    <style:style style:name="P223" style:parent-style-name="Normal" style:list-style-name="LFO47" style:family="paragraph"/>
    <style:style style:name="P224" style:parent-style-name="Normal" style:list-style-name="LFO47" style:family="paragraph"/>
    <style:style style:name="T225" style:parent-style-name="DefaultParagraphFont" style:family="text">
      <style:text-properties fo:color="#993300" style:font-size-complex="12pt"/>
    </style:style>
    <style:style style:name="T226" style:parent-style-name="DefaultParagraphFont" style:family="text">
      <style:text-properties fo:color="#993300" style:font-size-complex="12pt"/>
    </style:style>
    <style:style style:name="T227" style:parent-style-name="DefaultParagraphFont" style:family="text">
      <style:text-properties fo:color="#993300" style:font-size-complex="12pt"/>
    </style:style>
    <style:style style:name="T228" style:parent-style-name="DefaultParagraphFont" style:family="text">
      <style:text-properties fo:color="#993300" style:font-size-complex="12pt"/>
    </style:style>
    <style:style style:name="T229" style:parent-style-name="DefaultParagraphFont" style:family="text">
      <style:text-properties fo:color="#993300" style:font-size-complex="12pt"/>
    </style:style>
    <style:style style:name="P230" style:parent-style-name="Normal" style:list-style-name="LFO47" style:family="paragraph"/>
    <style:style style:name="T231" style:parent-style-name="DefaultParagraphFont" style:family="text">
      <style:text-properties fo:color="#993300" style:font-size-complex="12pt"/>
    </style:style>
    <style:style style:name="T232" style:parent-style-name="DefaultParagraphFont" style:family="text">
      <style:text-properties fo:color="#993300" style:font-size-complex="12pt"/>
    </style:style>
    <style:style style:name="T233" style:parent-style-name="DefaultParagraphFont" style:family="text">
      <style:text-properties fo:color="#993300" style:font-size-complex="12pt"/>
    </style:style>
    <style:style style:name="T234" style:parent-style-name="DefaultParagraphFont" style:family="text">
      <style:text-properties fo:color="#993300" style:font-size-complex="12pt"/>
    </style:style>
    <style:style style:name="T235" style:parent-style-name="DefaultParagraphFont" style:family="text">
      <style:text-properties fo:color="#993300" style:font-size-complex="12pt"/>
    </style:style>
    <style:style style:name="T236" style:parent-style-name="DefaultParagraphFont" style:family="text">
      <style:text-properties fo:color="#993300" style:font-size-complex="12pt"/>
    </style:style>
    <style:style style:name="T237" style:parent-style-name="DefaultParagraphFont" style:family="text">
      <style:text-properties fo:color="#993300" style:font-size-complex="12pt"/>
    </style:style>
    <style:style style:name="T238" style:parent-style-name="DefaultParagraphFont" style:family="text">
      <style:text-properties fo:color="#993300" style:font-size-complex="12pt"/>
    </style:style>
    <style:style style:name="T239" style:parent-style-name="DefaultParagraphFont" style:family="text">
      <style:text-properties fo:color="#993300" style:font-size-complex="12pt"/>
    </style:style>
    <style:style style:name="T240" style:parent-style-name="DefaultParagraphFont" style:family="text">
      <style:text-properties fo:color="#993300" style:font-size-complex="12pt"/>
    </style:style>
    <style:style style:name="P241" style:parent-style-name="Normal" style:list-style-name="LFO47" style:family="paragraph"/>
    <style:style style:name="P242" style:parent-style-name="Normal" style:list-style-name="LFO47" style:family="paragraph"/>
    <style:style style:name="P243" style:parent-style-name="Normal" style:list-style-name="LFO47" style:family="paragraph"/>
    <style:style style:name="P244" style:parent-style-name="Normal" style:list-style-name="LFO47" style:family="paragraph"/>
    <style:style style:name="P245" style:parent-style-name="Normal" style:list-style-name="LFO47" style:family="paragraph"/>
    <style:style style:name="P246" style:parent-style-name="Normal" style:list-style-name="LFO47" style:family="paragraph"/>
    <style:style style:name="P247" style:parent-style-name="Normal" style:list-style-name="LFO47" style:family="paragraph"/>
    <style:style style:name="P248" style:parent-style-name="Normal" style:list-style-name="LFO47" style:family="paragraph"/>
    <style:style style:name="P249" style:parent-style-name="Normal" style:list-style-name="LFO47" style:family="paragraph"/>
    <style:style style:name="P250" style:parent-style-name="Normal" style:list-style-name="LFO47" style:family="paragraph"/>
    <style:style style:name="P251" style:parent-style-name="Normal" style:list-style-name="LFO47" style:family="paragraph"/>
    <style:style style:name="P252" style:parent-style-name="Normal" style:list-style-name="LFO47" style:family="paragraph"/>
    <style:style style:name="P253" style:parent-style-name="Normal" style:list-style-name="LFO47" style:family="paragraph"/>
    <style:style style:name="P254" style:parent-style-name="Normal" style:list-style-name="LFO47" style:family="paragraph"/>
    <style:style style:name="P255" style:parent-style-name="Normal" style:list-style-name="LFO47" style:family="paragraph"/>
    <style:style style:name="P256" style:parent-style-name="Normal" style:list-style-name="LFO47" style:family="paragraph"/>
    <style:style style:name="P257" style:parent-style-name="Normal" style:list-style-name="LFO47" style:family="paragraph"/>
    <style:style style:name="P258" style:parent-style-name="Normal" style:list-style-name="LFO47" style:family="paragraph"/>
    <style:style style:name="P259" style:parent-style-name="Normal" style:list-style-name="LFO47" style:family="paragraph"/>
    <style:style style:name="T260" style:parent-style-name="DefaultParagraphFont" style:family="text">
      <style:text-properties fo:font-weight="bold" style:font-weight-asian="bold" fo:font-style="italic" style:font-style-asian="italic"/>
    </style:style>
    <style:style style:name="P261" style:parent-style-name="Normal" style:list-style-name="LFO47" style:family="paragraph"/>
    <style:style style:name="T262" style:parent-style-name="DefaultParagraphFont" style:family="text">
      <style:text-properties fo:font-style="italic" style:font-style-asian="italic"/>
    </style:style>
    <style:style style:name="P263" style:parent-style-name="Normal" style:list-style-name="LFO47" style:family="paragraph"/>
    <style:style style:name="T264" style:parent-style-name="DefaultParagraphFont" style:family="text">
      <style:text-properties fo:font-weight="bold" style:font-weight-asian="bold" fo:font-style="italic" style:font-style-asian="italic"/>
    </style:style>
    <style:style style:name="P265" style:parent-style-name="Normal" style:list-style-name="LFO47" style:family="paragraph"/>
    <style:style style:name="P266" style:parent-style-name="Normal" style:list-style-name="LFO47" style:family="paragraph"/>
    <style:style style:name="P267" style:parent-style-name="Normal" style:list-style-name="LFO47" style:family="paragraph"/>
    <style:style style:name="P268" style:parent-style-name="Normal" style:list-style-name="LFO47" style:family="paragraph"/>
    <style:style style:name="P269" style:parent-style-name="Normal" style:list-style-name="LFO47" style:family="paragraph"/>
    <style:style style:name="P270" style:parent-style-name="Normal" style:list-style-name="LFO47" style:family="paragraph"/>
    <style:style style:name="P271" style:parent-style-name="Normal" style:list-style-name="LFO47" style:family="paragraph"/>
    <style:style style:name="P272" style:parent-style-name="Normal" style:list-style-name="LFO47" style:family="paragraph"/>
    <style:style style:name="P273" style:parent-style-name="Normal" style:list-style-name="LFO47" style:family="paragraph"/>
    <style:style style:name="T274" style:parent-style-name="DefaultParagraphFont" style:family="text">
      <style:text-properties fo:font-style="italic" style:font-style-asian="italic"/>
    </style:style>
    <style:style style:name="P275" style:parent-style-name="Normal" style:list-style-name="LFO47" style:family="paragraph"/>
    <style:style style:name="T276" style:parent-style-name="DefaultParagraphFont" style:family="text">
      <style:text-properties fo:font-style="italic" style:font-style-asian="italic"/>
    </style:style>
    <style:style style:name="P277" style:parent-style-name="Normal" style:list-style-name="LFO47" style:family="paragraph"/>
    <style:style style:name="T278" style:parent-style-name="DefaultParagraphFont" style:family="text">
      <style:text-properties fo:font-style="italic" style:font-style-asian="italic"/>
    </style:style>
    <style:style style:name="P279" style:parent-style-name="Normal" style:list-style-name="LFO47" style:family="paragraph"/>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P282" style:parent-style-name="Normal" style:list-style-name="LFO47" style:family="paragraph"/>
    <style:style style:name="T283" style:parent-style-name="DefaultParagraphFont" style:family="text">
      <style:text-properties fo:font-style="italic" style:font-style-asian="italic"/>
    </style:style>
    <style:style style:name="P284" style:parent-style-name="Normal" style:list-style-name="LFO47" style:family="paragraph"/>
    <style:style style:name="T285" style:parent-style-name="DefaultParagraphFont" style:family="text">
      <style:text-properties fo:font-style="italic" style:font-style-asian="italic"/>
    </style:style>
    <style:style style:name="P286" style:parent-style-name="Normal" style:list-style-name="LFO47" style:family="paragraph"/>
    <style:style style:name="P287" style:parent-style-name="Normal" style:list-style-name="LFO47" style:family="paragraph"/>
    <style:style style:name="P288" style:parent-style-name="Normal" style:list-style-name="LFO47" style:family="paragraph"/>
    <style:style style:name="P289" style:parent-style-name="Normal" style:list-style-name="LFO47" style:family="paragraph"/>
    <style:style style:name="P290" style:parent-style-name="Normal" style:list-style-name="LFO47" style:family="paragraph"/>
    <style:style style:name="P291" style:parent-style-name="Normal" style:list-style-name="LFO47" style:family="paragraph"/>
    <style:style style:name="P292" style:parent-style-name="Normal" style:list-style-name="LFO47" style:family="paragraph"/>
    <style:style style:name="P293" style:parent-style-name="Normal" style:list-style-name="LFO47" style:family="paragraph"/>
    <style:style style:name="P294" style:parent-style-name="Normal" style:list-style-name="LFO43" style:family="paragraph"/>
    <style:style style:name="P295" style:parent-style-name="Normal" style:list-style-name="LFO43" style:family="paragraph"/>
    <style:style style:name="P296" style:parent-style-name="Normal" style:list-style-name="LFO41" style:family="paragraph"/>
    <style:style style:name="T297" style:parent-style-name="DefaultParagraphFont" style:family="text">
      <style:text-properties fo:font-weight="bold" style:font-weight-asian="bold"/>
    </style:style>
    <style:style style:name="P298" style:parent-style-name="Normal" style:list-style-name="LFO41" style:family="paragraph"/>
    <style:style style:name="T299" style:parent-style-name="DefaultParagraphFont" style:family="text">
      <style:text-properties fo:font-weight="bold" style:font-weight-asian="bold"/>
    </style:style>
    <style:style style:name="P300" style:parent-style-name="Normal" style:list-style-name="LFO41" style:family="paragraph"/>
    <style:style style:name="T301" style:parent-style-name="DefaultParagraphFont" style:family="text">
      <style:text-properties fo:font-weight="bold" style:font-weight-asian="bold"/>
    </style:style>
    <style:style style:name="T302" style:parent-style-name="DefaultParagraphFont" style:family="text">
      <style:text-properties fo:font-weight="bold" style:font-weight-asian="bold"/>
    </style:style>
    <style:style style:name="P303" style:parent-style-name="Normal" style:list-style-name="LFO41" style:family="paragraph"/>
    <style:style style:name="P304" style:parent-style-name="Normal" style:family="paragraph">
      <style:paragraph-properties fo:text-indent="0in"/>
    </style:style>
    <style:style style:name="P305" style:parent-style-name="Normal" style:family="paragraph">
      <style:paragraph-properties fo:text-align="start" fo:text-indent="0in"/>
    </style:style>
    <style:style style:name="P306" style:parent-style-name="Normal" style:family="paragraph">
      <style:paragraph-properties fo:text-align="start" fo:text-indent="0in"/>
    </style:style>
    <style:style style:name="P307" style:parent-style-name="Normal" style:family="paragraph">
      <style:paragraph-properties fo:text-align="start" fo:text-indent="0in"/>
    </style:style>
    <style:style style:name="P308" style:parent-style-name="Normal" style:list-style-name="LFO43" style:family="paragraph"/>
    <style:style style:name="P309" style:parent-style-name="Normal" style:list-style-name="LFO43" style:family="paragraph"/>
    <style:style style:name="P310" style:parent-style-name="Normal" style:list-style-name="LFO43" style:family="paragraph"/>
    <style:style style:name="P311" style:parent-style-name="Normal" style:family="paragraph">
      <style:text-properties fo:font-weight="bold" style:font-weight-asian="bold"/>
    </style:style>
    <style:style style:name="P312" style:parent-style-name="Normal" style:family="paragraph">
      <style:paragraph-properties style:snap-to-layout-grid="false" fo:text-align="start" fo:margin-top="0in"/>
    </style:style>
    <style:style style:name="P313" style:parent-style-name="Normal" style:family="paragraph">
      <style:paragraph-properties style:snap-to-layout-grid="false" fo:text-align="start" fo:margin-top="0in"/>
    </style:style>
    <style:style style:name="P314" style:parent-style-name="Normal" style:family="paragraph">
      <style:paragraph-properties style:snap-to-layout-grid="false" fo:text-align="start" fo:margin-top="0in"/>
    </style:style>
    <style:style style:name="P315" style:parent-style-name="Normal" style:family="paragraph">
      <style:paragraph-properties fo:text-align="start" fo:margin-top="0in"/>
    </style:style>
    <style:style style:name="P316" style:parent-style-name="Normal" style:family="paragraph">
      <style:paragraph-properties style:snap-to-layout-grid="false" fo:text-align="start" fo:margin-top="0in"/>
    </style:style>
    <style:style style:name="P317" style:parent-style-name="Normal" style:family="paragraph">
      <style:paragraph-properties style:snap-to-layout-grid="false" fo:text-align="start" fo:margin-top="0in"/>
    </style:style>
    <style:style style:name="P318" style:parent-style-name="Normal" style:family="paragraph">
      <style:paragraph-properties style:snap-to-layout-grid="false" fo:text-align="start" fo:margin-top="0in"/>
    </style:style>
    <style:style style:name="P319" style:parent-style-name="Normal" style:family="paragraph">
      <style:paragraph-properties style:snap-to-layout-grid="false" fo:text-align="start" fo:margin-top="0in"/>
    </style:style>
    <style:style style:name="P320" style:parent-style-name="Normal" style:family="paragraph">
      <style:paragraph-properties style:snap-to-layout-grid="false" fo:text-align="start" fo:margin-top="0in"/>
    </style:style>
    <style:style style:name="P321" style:parent-style-name="Normal" style:family="paragraph">
      <style:paragraph-properties style:snap-to-layout-grid="false" fo:text-align="start" fo:margin-top="0in"/>
    </style:style>
    <style:style style:name="P322" style:parent-style-name="Normal" style:family="paragraph">
      <style:paragraph-properties style:snap-to-layout-grid="false" fo:text-align="start" fo:margin-top="0in"/>
    </style:style>
    <style:style style:name="P323" style:parent-style-name="Normal" style:family="paragraph">
      <style:paragraph-properties style:snap-to-layout-grid="false" fo:text-align="start" fo:margin-top="0in"/>
    </style:style>
    <style:style style:name="P324" style:parent-style-name="Normal" style:family="paragraph">
      <style:text-properties fo:font-weight="bold" style:font-weight-asian="bold"/>
    </style:style>
    <style:style style:name="P325" style:parent-style-name="Normal" style:family="paragraph">
      <style:paragraph-properties style:snap-to-layout-grid="false" fo:text-align="start" fo:margin-top="0in"/>
    </style:style>
    <style:style style:name="P326" style:parent-style-name="Normal" style:family="paragraph">
      <style:paragraph-properties style:snap-to-layout-grid="false" fo:text-align="start" fo:margin-top="0in"/>
    </style:style>
    <style:style style:name="P327" style:parent-style-name="Normal" style:family="paragraph">
      <style:paragraph-properties style:snap-to-layout-grid="false" fo:text-align="start" fo:margin-top="0in"/>
    </style:style>
    <style:style style:name="P328" style:parent-style-name="Normal" style:family="paragraph">
      <style:paragraph-properties style:snap-to-layout-grid="false" fo:text-align="start" fo:margin-top="0in"/>
    </style:style>
    <style:style style:name="P329" style:parent-style-name="Normal" style:family="paragraph">
      <style:paragraph-properties style:snap-to-layout-grid="false" fo:text-align="start" fo:margin-top="0in"/>
    </style:style>
    <style:style style:name="P330" style:parent-style-name="Normal" style:family="paragraph">
      <style:paragraph-properties style:snap-to-layout-grid="false" fo:text-align="start" fo:margin-top="0in"/>
    </style:style>
    <style:style style:name="P331" style:parent-style-name="Normal" style:family="paragraph">
      <style:paragraph-properties style:snap-to-layout-grid="false" fo:text-align="start" fo:margin-top="0in"/>
    </style:style>
    <style:style style:name="P332" style:parent-style-name="Normal" style:family="paragraph">
      <style:paragraph-properties style:snap-to-layout-grid="false" fo:text-align="start" fo:margin-top="0in"/>
    </style:style>
    <style:style style:name="P333" style:parent-style-name="Normal" style:family="paragraph">
      <style:paragraph-properties fo:text-align="start" fo:margin-top="0in"/>
    </style:style>
    <style:style style:name="P334" style:parent-style-name="Normal" style:family="paragraph">
      <style:paragraph-properties style:snap-to-layout-grid="false" fo:text-align="start" fo:margin-top="0in"/>
    </style:style>
    <style:style style:name="P335" style:parent-style-name="Normal" style:family="paragraph">
      <style:paragraph-properties style:snap-to-layout-grid="false" fo:text-align="start" fo:margin-top="0in"/>
    </style:style>
    <style:style style:name="P336" style:parent-style-name="Normal" style:family="paragraph">
      <style:paragraph-properties style:snap-to-layout-grid="false" fo:text-align="start" fo:margin-top="0in"/>
    </style:style>
    <style:style style:name="P337" style:parent-style-name="Normal" style:family="paragraph">
      <style:paragraph-properties style:snap-to-layout-grid="false" fo:text-align="start" fo:margin-top="0in"/>
    </style:style>
    <style:style style:name="P338" style:parent-style-name="Normal" style:family="paragraph">
      <style:paragraph-properties style:snap-to-layout-grid="false" fo:text-align="start" fo:margin-top="0in"/>
    </style:style>
    <style:style style:name="P339" style:parent-style-name="Normal" style:family="paragraph">
      <style:paragraph-properties style:snap-to-layout-grid="false" fo:text-align="start" fo:margin-top="0in"/>
    </style:style>
    <style:style style:name="P340" style:parent-style-name="Normal" style:family="paragraph">
      <style:paragraph-properties style:snap-to-layout-grid="false" fo:text-align="start" fo:margin-top="0in"/>
    </style:style>
    <style:style style:name="P341" style:parent-style-name="Normal" style:family="paragraph">
      <style:paragraph-properties style:snap-to-layout-grid="false" fo:text-align="start" fo:margin-top="0in"/>
    </style:style>
    <style:style style:name="P342" style:parent-style-name="Normal" style:list-style-name="LFO35" style:family="paragraph"/>
    <style:style style:name="P343" style:parent-style-name="Normal" style:list-style-name="LFO35" style:family="paragraph"/>
    <style:style style:name="P344" style:parent-style-name="Normal" style:list-style-name="LFO35" style:family="paragraph"/>
    <style:style style:name="P345" style:parent-style-name="Normal" style:list-style-name="LFO35" style:family="paragraph"/>
    <style:style style:name="P346" style:parent-style-name="Normal" style:list-style-name="LFO43" style:family="paragraph"/>
    <style:style style:name="P347" style:parent-style-name="Normal" style:list-style-name="LFO43" style:family="paragraph"/>
    <style:style style:name="P348" style:parent-style-name="Normal" style:list-style-name="LFO43" style:family="paragraph"/>
    <style:style style:name="P349" style:parent-style-name="Normal" style:list-style-name="LFO43" style:family="paragraph"/>
    <style:style style:name="P350" style:parent-style-name="Normal" style:list-style-name="LFO43" style:family="paragraph"/>
    <style:style style:name="P351" style:parent-style-name="Normal" style:list-style-name="LFO43" style:family="paragraph"/>
    <style:style style:name="P352" style:parent-style-name="Normal" style:family="paragraph">
      <style:paragraph-properties fo:margin-left="0.7479in" fo:text-indent="0in">
        <style:tab-stops/>
      </style:paragraph-properties>
    </style:style>
    <style:style style:name="P353" style:parent-style-name="Normal" style:list-style-name="LFO43" style:family="paragraph">
      <style:paragraph-properties fo:margin-left="1.4979in">
        <style:tab-stops/>
      </style:paragraph-properties>
    </style:style>
    <style:style style:name="P354" style:parent-style-name="Normal" style:list-style-name="LFO43" style:family="paragraph">
      <style:paragraph-properties fo:margin-left="1.4979in">
        <style:tab-stops/>
      </style:paragraph-properties>
    </style:style>
    <style:style style:name="P355" style:parent-style-name="Normal" style:list-style-name="LFO43" style:family="paragraph">
      <style:paragraph-properties fo:margin-left="1.4979in">
        <style:tab-stops/>
      </style:paragraph-properties>
    </style:style>
    <style:style style:name="P356" style:parent-style-name="Normal" style:list-style-name="LFO43" style:family="paragraph">
      <style:paragraph-properties fo:margin-left="1.4979in">
        <style:tab-stops/>
      </style:paragraph-properties>
    </style:style>
    <style:style style:name="P357" style:parent-style-name="Normal" style:list-style-name="LFO43" style:family="paragraph">
      <style:paragraph-properties fo:margin-left="1.4979in">
        <style:tab-stops/>
      </style:paragraph-properties>
    </style:style>
    <style:style style:name="P358" style:parent-style-name="Normal" style:list-style-name="LFO43" style:family="paragraph">
      <style:paragraph-properties fo:margin-left="1.4979in">
        <style:tab-stops/>
      </style:paragraph-properties>
    </style:style>
    <style:style style:name="P359" style:parent-style-name="Normal" style:list-style-name="LFO43" style:family="paragraph">
      <style:paragraph-properties fo:margin-left="1.4979in">
        <style:tab-stops/>
      </style:paragraph-properties>
    </style:style>
    <style:style style:name="P360" style:parent-style-name="Normal" style:family="paragraph">
      <style:paragraph-properties fo:margin-left="0.7423in" fo:text-indent="0in">
        <style:tab-stops/>
      </style:paragraph-properties>
    </style:style>
    <style:style style:name="P361" style:parent-style-name="Normal" style:list-style-name="LFO41" style:family="paragraph"/>
    <style:style style:name="P362" style:parent-style-name="Normal" style:list-style-name="LFO42" style:family="paragraph">
      <style:paragraph-properties fo:margin-left="0.7875in">
        <style:tab-stops/>
      </style:paragraph-properties>
    </style:style>
    <style:style style:name="P363" style:parent-style-name="Normal" style:list-style-name="LFO50" style:family="paragraph"/>
    <style:style style:name="P364" style:parent-style-name="Normal" style:list-style-name="LFO50" style:family="paragraph"/>
    <style:style style:name="P365" style:parent-style-name="Normal" style:list-style-name="LFO50" style:family="paragraph"/>
    <style:style style:name="P366" style:parent-style-name="Normal" style:family="paragraph">
      <style:paragraph-properties fo:text-align="start" fo:margin-left="1.5in" fo:text-indent="0in">
        <style:tab-stops/>
      </style:paragraph-properties>
    </style:style>
    <style:style style:name="P367" style:parent-style-name="Normal" style:family="paragraph">
      <style:paragraph-properties fo:text-align="start" fo:margin-left="1.5in" fo:text-indent="0in">
        <style:tab-stops/>
      </style:paragraph-properties>
    </style:style>
    <style:style style:name="P368" style:parent-style-name="Normal" style:family="paragraph">
      <style:paragraph-properties fo:text-align="start" fo:margin-left="1.5in" fo:text-indent="0in">
        <style:tab-stops/>
      </style:paragraph-properties>
    </style:style>
    <style:style style:name="P369" style:parent-style-name="Normal" style:family="paragraph">
      <style:paragraph-properties fo:text-align="start" fo:margin-left="1.5in" fo:text-indent="0in">
        <style:tab-stops/>
      </style:paragraph-properties>
    </style:style>
    <style:style style:name="P370" style:parent-style-name="Normal" style:family="paragraph">
      <style:paragraph-properties fo:text-align="start" fo:margin-left="1.5in" fo:text-indent="0in">
        <style:tab-stops/>
      </style:paragraph-properties>
    </style:style>
    <style:style style:name="P371" style:parent-style-name="Normal" style:family="paragraph">
      <style:paragraph-properties fo:text-align="start" fo:margin-left="1.5in" fo:text-indent="0in">
        <style:tab-stops/>
      </style:paragraph-properties>
    </style:style>
    <style:style style:name="P372" style:parent-style-name="Normal" style:family="paragraph">
      <style:paragraph-properties fo:text-align="start" fo:margin-left="1.5in" fo:text-indent="0in">
        <style:tab-stops/>
      </style:paragraph-properties>
    </style:style>
    <style:style style:name="P373" style:parent-style-name="Normal" style:family="paragraph">
      <style:paragraph-properties fo:text-align="start" fo:margin-left="1.5in" fo:text-indent="0in">
        <style:tab-stops/>
      </style:paragraph-properties>
    </style:style>
    <style:style style:name="P374" style:parent-style-name="Normal" style:list-style-name="LFO43" style:family="paragraph"/>
    <style:style style:name="P375" style:parent-style-name="Normal" style:list-style-name="LFO43" style:family="paragraph"/>
    <style:style style:name="P376" style:parent-style-name="Normal" style:family="paragraph">
      <style:paragraph-properties fo:text-align="start" fo:margin-left="1.0833in" fo:text-indent="0in">
        <style:tab-stops/>
      </style:paragraph-properties>
    </style:style>
    <style:style style:name="P377" style:parent-style-name="Normal" style:family="paragraph">
      <style:paragraph-properties fo:text-align="start" fo:margin-left="1.0833in" fo:text-indent="0in">
        <style:tab-stops/>
      </style:paragraph-properties>
    </style:style>
    <style:style style:name="P378" style:parent-style-name="Normal" style:family="paragraph">
      <style:paragraph-properties fo:text-align="start" fo:margin-left="1.0833in" fo:text-indent="0in">
        <style:tab-stops/>
      </style:paragraph-properties>
    </style:style>
    <style:style style:name="P379" style:parent-style-name="Normal" style:family="paragraph">
      <style:paragraph-properties fo:text-align="start" fo:margin-left="1.0833in" fo:text-indent="0in">
        <style:tab-stops/>
      </style:paragraph-properties>
    </style:style>
    <style:style style:name="P380" style:parent-style-name="Normal" style:family="paragraph">
      <style:paragraph-properties fo:text-align="start" fo:margin-left="1.0833in" fo:text-indent="0in">
        <style:tab-stops/>
      </style:paragraph-properties>
    </style:style>
    <style:style style:name="P381" style:parent-style-name="Normal" style:family="paragraph">
      <style:paragraph-properties fo:text-align="start" fo:margin-left="1.0833in" fo:text-indent="0in">
        <style:tab-stops/>
      </style:paragraph-properties>
    </style:style>
    <style:style style:name="P382" style:parent-style-name="Normal" style:family="paragraph">
      <style:paragraph-properties fo:text-align="start" fo:margin-left="1.0833in" fo:text-indent="0in">
        <style:tab-stops/>
      </style:paragraph-properties>
    </style:style>
    <style:style style:name="P383" style:parent-style-name="Normal" style:family="paragraph">
      <style:paragraph-properties fo:text-align="start" fo:margin-left="1.0833in" fo:text-indent="0in">
        <style:tab-stops/>
      </style:paragraph-properties>
    </style:style>
    <style:style style:name="P384" style:parent-style-name="Normal" style:family="paragraph">
      <style:paragraph-properties fo:text-align="start" fo:margin-left="1.0833in" fo:text-indent="0in">
        <style:tab-stops/>
      </style:paragraph-properties>
    </style:style>
    <style:style style:name="P385" style:parent-style-name="Normal" style:family="paragraph">
      <style:paragraph-properties fo:text-align="start" fo:margin-left="1.0833in" fo:text-indent="0in">
        <style:tab-stops/>
      </style:paragraph-properties>
    </style:style>
    <style:style style:name="P386" style:parent-style-name="Normal" style:list-style-name="LFO43" style:family="paragraph"/>
    <style:style style:name="P387" style:parent-style-name="Normal" style:list-style-name="LFO43" style:family="paragraph"/>
    <style:style style:name="P388" style:parent-style-name="Normal" style:list-style-name="LFO43" style:family="paragraph"/>
    <style:style style:name="P389" style:parent-style-name="Normal" style:list-style-name="LFO43" style:family="paragraph"/>
    <style:style style:name="P390" style:parent-style-name="Normal" style:list-style-name="LFO43" style:family="paragraph"/>
    <style:style style:name="P391" style:parent-style-name="Normal" style:list-style-name="LFO43" style:family="paragraph"/>
    <style:style style:name="P392" style:parent-style-name="Normal" style:list-style-name="LFO43" style:family="paragraph"/>
    <style:style style:name="P393" style:parent-style-name="Normal" style:list-style-name="LFO43" style:family="paragraph"/>
    <style:style style:name="P394" style:parent-style-name="Normal" style:list-style-name="LFO48" style:family="paragraph">
      <style:paragraph-properties fo:margin-left="0.7875in">
        <style:tab-stops/>
      </style:paragraph-properties>
    </style:style>
    <style:style style:name="T395" style:parent-style-name="DefaultParagraphFont" style:family="text">
      <style:text-properties style:font-size-complex="12pt"/>
    </style:style>
    <style:style style:name="T396" style:parent-style-name="DefaultParagraphFont" style:family="text">
      <style:text-properties style:font-size-complex="12pt"/>
    </style:style>
    <style:style style:name="T397" style:parent-style-name="DefaultParagraphFont" style:family="text">
      <style:text-properties style:font-size-complex="12pt"/>
    </style:style>
    <style:style style:name="P398" style:parent-style-name="Normal" style:list-style-name="LFO48" style:family="paragraph">
      <style:paragraph-properties fo:margin-left="0.7875in">
        <style:tab-stops/>
      </style:paragraph-properties>
    </style:style>
    <style:style style:name="P399" style:parent-style-name="Normal" style:list-style-name="LFO48" style:family="paragraph">
      <style:paragraph-properties fo:margin-left="0.7875in">
        <style:tab-stops/>
      </style:paragraph-properties>
    </style:style>
    <style:style style:name="P400" style:parent-style-name="Normal" style:list-style-name="LFO49" style:family="paragraph"/>
    <style:style style:name="P401" style:parent-style-name="Normal" style:list-style-name="LFO49" style:family="paragraph"/>
    <style:style style:name="P402" style:parent-style-name="Normal" style:list-style-name="LFO49" style:family="paragraph"/>
    <style:style style:name="P403" style:parent-style-name="Normal" style:list-style-name="LFO49" style:family="paragraph"/>
    <style:style style:name="P404" style:parent-style-name="Normal" style:list-style-name="LFO49" style:family="paragraph"/>
    <style:style style:name="P405" style:parent-style-name="Normal" style:list-style-name="LFO49" style:family="paragraph"/>
    <style:style style:name="P406" style:parent-style-name="Normal" style:list-style-name="LFO49" style:family="paragraph"/>
    <style:style style:name="P407" style:parent-style-name="Normal" style:list-style-name="LFO49" style:family="paragraph"/>
    <style:style style:name="P408" style:parent-style-name="Normal" style:list-style-name="LFO49" style:family="paragraph"/>
    <style:style style:name="P409" style:parent-style-name="Normal" style:list-style-name="LFO49" style:family="paragraph"/>
    <style:style style:name="P410" style:parent-style-name="Normal" style:list-style-name="LFO49" style:family="paragraph"/>
    <style:style style:name="P411" style:parent-style-name="Normal" style:list-style-name="LFO43" style:family="paragraph"/>
    <style:style style:name="P412" style:parent-style-name="Normal" style:list-style-name="LFO43" style:family="paragraph"/>
    <style:style style:name="P413" style:parent-style-name="Normal" style:list-style-name="LFO43" style:family="paragraph"/>
    <style:style style:name="P414" style:parent-style-name="Normal" style:list-style-name="LFO43" style:family="paragraph"/>
    <style:style style:name="P415" style:parent-style-name="Normal" style:list-style-name="LFO43" style:family="paragraph"/>
    <style:style style:name="T416" style:parent-style-name="DefaultParagraphFont" style:family="text">
      <style:text-properties fo:color="#993300" style:font-size-complex="12pt" fo:language="it" fo:country="IT"/>
    </style:style>
    <style:style style:name="P417" style:parent-style-name="Normal" style:list-style-name="LFO43" style:family="paragraph"/>
    <style:style style:name="P418" style:parent-style-name="Normal" style:list-style-name="LFO43" style:family="paragraph"/>
    <style:style style:name="P419" style:parent-style-name="Normal" style:list-style-name="LFO42" style:family="paragraph">
      <style:paragraph-properties fo:margin-left="0.7875in" fo:text-indent="-0.2951in">
        <style:tab-stops/>
      </style:paragraph-properties>
    </style:style>
    <style:style style:name="P420" style:parent-style-name="Normal" style:list-style-name="LFO42" style:family="paragraph">
      <style:paragraph-properties fo:margin-left="0.7875in" fo:text-indent="-0.2951in">
        <style:tab-stops/>
      </style:paragraph-properties>
    </style:style>
    <style:style style:name="P421" style:parent-style-name="Normal" style:list-style-name="LFO43" style:family="paragraph">
      <style:paragraph-properties fo:margin-left="0.7875in" fo:text-indent="-0.2951in">
        <style:tab-stops/>
      </style:paragraph-properties>
    </style:style>
    <style:style style:name="P422" style:parent-style-name="Normal" style:list-style-name="LFO42" style:family="paragraph">
      <style:paragraph-properties fo:margin-left="0.7875in" fo:text-indent="-0.2951in">
        <style:tab-stops/>
      </style:paragraph-properties>
    </style:style>
    <style:style style:name="T423" style:parent-style-name="DefaultParagraphFont" style:family="text">
      <style:text-properties fo:font-style="italic" style:font-style-asian="italic"/>
    </style:style>
    <style:style style:name="P424" style:parent-style-name="Normal" style:list-style-name="LFO42" style:family="paragraph">
      <style:paragraph-properties fo:margin-left="0.7875in" fo:text-indent="-0.2951in">
        <style:tab-stops/>
      </style:paragraph-properties>
    </style:style>
    <style:style style:name="T425" style:parent-style-name="DefaultParagraphFont" style:family="text">
      <style:text-properties fo:font-style="italic" style:font-style-asian="italic"/>
    </style:style>
    <style:style style:name="P426" style:parent-style-name="Normal" style:list-style-name="LFO35" style:family="paragraph"/>
    <style:style style:name="P427" style:parent-style-name="Normal" style:list-style-name="LFO35" style:family="paragraph"/>
    <style:style style:name="P428" style:parent-style-name="Normal" style:list-style-name="LFO35" style:family="paragraph"/>
    <style:style style:name="P429" style:parent-style-name="Normal" style:list-style-name="LFO35" style:family="paragraph"/>
    <style:style style:name="P430" style:parent-style-name="Normal" style:list-style-name="LFO35" style:family="paragraph"/>
    <style:style style:name="P431" style:parent-style-name="Normal" style:list-style-name="LFO35" style:family="paragraph"/>
    <style:style style:name="P432" style:parent-style-name="Normal" style:list-style-name="LFO35" style:family="paragraph"/>
    <style:style style:name="P433" style:parent-style-name="Normal" style:list-style-name="LFO35" style:family="paragraph"/>
    <style:style style:name="P434" style:parent-style-name="Normal" style:list-style-name="LFO35" style:family="paragraph"/>
    <style:style style:name="P435" style:parent-style-name="Normal" style:list-style-name="LFO35" style:family="paragraph"/>
    <style:style style:name="P436" style:parent-style-name="Normal" style:list-style-name="LFO35" style:family="paragraph"/>
    <style:style style:name="P437" style:parent-style-name="Normal" style:list-style-name="LFO35" style:family="paragraph"/>
    <style:style style:name="T438" style:parent-style-name="DefaultParagraphFont" style:family="text">
      <style:text-properties fo:font-weight="bold" style:font-weight-asian="bold"/>
    </style:style>
    <style:style style:name="P439" style:parent-style-name="Normal" style:family="paragraph">
      <style:paragraph-properties fo:margin-top="0in"/>
    </style:style>
    <style:style style:name="P440" style:parent-style-name="Normal" style:family="paragraph">
      <style:paragraph-properties fo:margin-top="0in"/>
    </style:style>
    <style:style style:name="P441" style:parent-style-name="Normal" style:family="paragraph">
      <style:paragraph-properties fo:margin-top="0in"/>
    </style:style>
    <style:style style:name="P442" style:parent-style-name="Normal" style:family="paragraph">
      <style:paragraph-properties fo:margin-top="0in"/>
    </style:style>
    <style:style style:name="P443" style:parent-style-name="Normal" style:family="paragraph">
      <style:paragraph-properties fo:margin-top="0in"/>
    </style:style>
    <style:style style:name="P444" style:parent-style-name="Normal" style:family="paragraph">
      <style:paragraph-properties fo:margin-top="0in"/>
    </style:style>
    <style:style style:name="P445" style:parent-style-name="Normal" style:family="paragraph">
      <style:paragraph-properties fo:margin-top="0in"/>
    </style:style>
    <style:style style:name="P446" style:parent-style-name="Normal" style:family="paragraph">
      <style:paragraph-properties fo:margin-top="0in"/>
    </style:style>
    <style:style style:name="P447" style:parent-style-name="Normal" style:family="paragraph">
      <style:paragraph-properties fo:margin-top="0in"/>
    </style:style>
    <style:style style:name="P448" style:parent-style-name="Normal" style:family="paragraph">
      <style:paragraph-properties fo:margin-top="0in"/>
    </style:style>
    <style:style style:name="T449" style:parent-style-name="HTMLTypewriter" style:family="text">
      <style:text-properties fo:font-weight="bold" style:font-weight-asian="bold"/>
    </style:style>
    <style:style style:name="P450" style:parent-style-name="Normal" style:family="paragraph">
      <style:paragraph-properties fo:margin-top="0in"/>
    </style:style>
    <style:style style:name="P451" style:parent-style-name="Normal" style:family="paragraph">
      <style:paragraph-properties fo:margin-top="0in"/>
    </style:style>
    <style:style style:name="P452" style:parent-style-name="Normal" style:family="paragraph">
      <style:paragraph-properties fo:margin-top="0in"/>
    </style:style>
    <style:style style:name="P453" style:parent-style-name="Normal" style:family="paragraph">
      <style:paragraph-properties fo:margin-top="0in"/>
    </style:style>
    <style:style style:name="P454" style:parent-style-name="Normal" style:family="paragraph">
      <style:paragraph-properties fo:margin-top="0in"/>
    </style:style>
    <style:style style:name="P455" style:parent-style-name="Normal" style:family="paragraph">
      <style:paragraph-properties fo:margin-top="0in"/>
    </style:style>
    <style:style style:name="P456" style:parent-style-name="Normal" style:family="paragraph">
      <style:paragraph-properties fo:margin-top="0in"/>
    </style:style>
    <style:style style:name="P457" style:parent-style-name="Normal" style:family="paragraph">
      <style:paragraph-properties fo:margin-top="0in"/>
    </style:style>
    <style:style style:name="P458" style:parent-style-name="Normal" style:family="paragraph">
      <style:paragraph-properties fo:margin-top="0in"/>
    </style:style>
    <style:style style:name="P459" style:parent-style-name="Normal" style:family="paragraph">
      <style:paragraph-properties fo:margin-top="0in"/>
    </style:style>
    <style:style style:name="P460" style:parent-style-name="Normal" style:family="paragraph">
      <style:paragraph-properties fo:margin-top="0in"/>
    </style:style>
    <style:style style:name="P461" style:parent-style-name="Normal" style:family="paragraph">
      <style:paragraph-properties fo:margin-top="0in"/>
    </style:style>
    <style:style style:name="P462" style:parent-style-name="Normal" style:family="paragraph">
      <style:paragraph-properties fo:margin-top="0in"/>
    </style:style>
    <style:style style:name="P463" style:parent-style-name="Normal" style:family="paragraph">
      <style:paragraph-properties fo:margin-top="0in"/>
    </style:style>
    <style:style style:name="P464" style:parent-style-name="Normal" style:family="paragraph">
      <style:paragraph-properties fo:margin-top="0in"/>
    </style:style>
    <style:style style:name="P465" style:parent-style-name="Normal" style:family="paragraph">
      <style:paragraph-properties fo:margin-top="0in"/>
    </style:style>
    <style:style style:name="T466" style:parent-style-name="HTMLTypewriter" style:family="text">
      <style:text-properties fo:font-weight="bold" style:font-weight-asian="bold"/>
    </style:style>
    <style:style style:name="P467" style:parent-style-name="Normal" style:family="paragraph">
      <style:paragraph-properties fo:margin-top="0in"/>
    </style:style>
    <style:style style:name="P468" style:parent-style-name="Normal" style:family="paragraph">
      <style:paragraph-properties fo:margin-top="0in"/>
    </style:style>
    <style:style style:name="P469" style:parent-style-name="Normal" style:family="paragraph">
      <style:paragraph-properties fo:margin-top="0in"/>
    </style:style>
    <style:style style:name="P470" style:parent-style-name="Normal" style:family="paragraph">
      <style:paragraph-properties fo:margin-top="0in"/>
    </style:style>
    <style:style style:name="P471" style:parent-style-name="Normal" style:family="paragraph">
      <style:paragraph-properties fo:margin-top="0in"/>
    </style:style>
    <style:style style:name="P472" style:parent-style-name="Normal" style:family="paragraph">
      <style:paragraph-properties fo:margin-top="0in"/>
    </style:style>
    <style:style style:name="P473" style:parent-style-name="Normal" style:family="paragraph">
      <style:paragraph-properties fo:margin-top="0in"/>
    </style:style>
    <style:style style:name="P474" style:parent-style-name="Normal" style:family="paragraph">
      <style:paragraph-properties fo:margin-top="0in"/>
    </style:style>
    <style:style style:name="T475" style:parent-style-name="HTMLTypewriter" style:family="text">
      <style:text-properties fo:font-weight="bold" style:font-weight-asian="bold"/>
    </style:style>
    <style:style style:name="P476" style:parent-style-name="Normal" style:family="paragraph">
      <style:paragraph-properties fo:margin-top="0in"/>
    </style:style>
    <style:style style:name="T477" style:parent-style-name="HTMLTypewriter" style:family="text">
      <style:text-properties fo:font-weight="bold" style:font-weight-asian="bold"/>
    </style:style>
    <style:style style:name="P478" style:parent-style-name="Normal" style:family="paragraph">
      <style:paragraph-properties fo:margin-top="0in"/>
    </style:style>
    <style:style style:name="T479" style:parent-style-name="HTMLTypewriter" style:family="text">
      <style:text-properties fo:font-weight="bold" style:font-weight-asian="bold"/>
    </style:style>
    <style:style style:name="P480" style:parent-style-name="Normal" style:family="paragraph">
      <style:paragraph-properties fo:margin-top="0in"/>
    </style:style>
    <style:style style:name="T481" style:parent-style-name="HTMLTypewriter" style:family="text">
      <style:text-properties fo:font-weight="bold" style:font-weight-asian="bold"/>
    </style:style>
    <style:style style:name="P482" style:parent-style-name="Normal" style:family="paragraph">
      <style:paragraph-properties fo:margin-top="0in"/>
    </style:style>
    <style:style style:name="T483" style:parent-style-name="HTMLTypewriter" style:family="text">
      <style:text-properties fo:font-weight="bold" style:font-weight-asian="bold"/>
    </style:style>
    <style:style style:name="P484" style:parent-style-name="Normal" style:family="paragraph">
      <style:paragraph-properties fo:margin-top="0in"/>
    </style:style>
    <style:style style:name="P485" style:parent-style-name="Normal" style:family="paragraph">
      <style:paragraph-properties fo:margin-top="0in"/>
    </style:style>
    <style:style style:name="P486" style:parent-style-name="Normal" style:list-style-name="LFO35" style:family="paragraph"/>
    <style:style style:name="P487" style:parent-style-name="Normal" style:list-style-name="LFO35" style:family="paragraph"/>
    <style:style style:name="P488" style:parent-style-name="Normal" style:list-style-name="LFO35" style:family="paragraph"/>
    <style:style style:name="T489" style:parent-style-name="DefaultParagraphFont" style:family="text">
      <style:text-properties fo:font-weight="bold" style:font-weight-asian="bold"/>
    </style:style>
    <style:style style:name="P490" style:parent-style-name="Normal" style:family="paragraph">
      <style:paragraph-properties fo:margin-left="0.2479in" fo:text-indent="0in">
        <style:tab-stops/>
      </style:paragraph-properties>
    </style:style>
    <style:style style:name="T491" style:parent-style-name="DefaultParagraphFont" style:family="text">
      <style:text-properties fo:font-weight="bold" style:font-weight-asian="bold"/>
    </style:style>
    <style:style style:name="P492" style:parent-style-name="Normal" style:list-style-name="LFO39" style:family="paragraph"/>
    <style:style style:name="P493" style:parent-style-name="Normal" style:list-style-name="LFO39" style:family="paragraph"/>
    <style:style style:name="P494" style:parent-style-name="Normal" style:list-style-name="LFO39" style:family="paragraph"/>
    <style:style style:name="P495" style:parent-style-name="Normal" style:list-style-name="LFO39" style:family="paragraph"/>
    <style:style style:name="P496" style:parent-style-name="Normal" style:list-style-name="LFO39" style:family="paragraph"/>
    <style:style style:name="T497" style:parent-style-name="DefaultParagraphFont" style:family="text">
      <style:text-properties fo:font-weight="bold" style:font-weight-asian="bold"/>
    </style:style>
    <style:style style:name="T498" style:parent-style-name="DefaultParagraphFont" style:family="text">
      <style:text-properties fo:font-weight="bold" style:font-weight-asian="bold"/>
    </style:style>
    <style:style style:name="T499" style:parent-style-name="DefaultParagraphFont" style:family="text">
      <style:text-properties fo:font-weight="bold" style:font-weight-asian="bold"/>
    </style:style>
    <style:style style:name="P500" style:parent-style-name="Normal" style:list-style-name="LFO40" style:family="paragraph"/>
    <style:style style:name="T501" style:parent-style-name="DefaultParagraphFont" style:family="text">
      <style:text-properties fo:font-weight="bold" style:font-weight-asian="bold"/>
    </style:style>
    <style:style style:name="P502" style:parent-style-name="Normal" style:list-style-name="LFO40" style:family="paragraph"/>
    <style:style style:name="T503" style:parent-style-name="DefaultParagraphFont" style:family="text">
      <style:text-properties fo:font-weight="bold" style:font-weight-asian="bold"/>
    </style:style>
    <style:style style:name="P504" style:parent-style-name="Normal" style:family="paragraph">
      <style:text-properties fo:font-weight="bold" style:font-weight-asian="bold"/>
    </style:style>
    <style:style style:name="P505" style:parent-style-name="Normal" style:list-style-name="LFO29" style:family="paragraph"/>
    <style:style style:name="P506" style:parent-style-name="Normal" style:list-style-name="LFO29" style:family="paragraph"/>
    <style:style style:name="P507" style:parent-style-name="Normal" style:list-style-name="LFO29" style:family="paragraph"/>
    <style:style style:name="P508" style:parent-style-name="Normal" style:list-style-name="LFO29" style:family="paragraph"/>
    <style:style style:name="P509" style:parent-style-name="Normal" style:list-style-name="LFO29" style:family="paragraph"/>
    <style:style style:name="P510" style:parent-style-name="Normal" style:list-style-name="LFO29" style:family="paragraph"/>
    <style:style style:name="P511" style:parent-style-name="Normal" style:family="paragraph">
      <style:paragraph-properties fo:margin-left="0.2479in" fo:text-indent="0in">
        <style:tab-stops/>
      </style:paragraph-properties>
      <style:text-properties fo:font-weight="bold" style:font-weight-asian="bold"/>
    </style:style>
    <style:style style:name="P512" style:parent-style-name="Normal" style:list-style-name="LFO29" style:family="paragraph"/>
    <style:style style:name="P513" style:parent-style-name="Normal" style:list-style-name="LFO34" style:family="paragraph"/>
    <style:style style:name="P514" style:parent-style-name="Normal" style:list-style-name="LFO34" style:family="paragraph"/>
    <style:style style:name="P515" style:parent-style-name="Normal" style:list-style-name="LFO34" style:family="paragraph"/>
    <style:style style:name="P516" style:parent-style-name="Normal" style:list-style-name="LFO29" style:family="paragraph"/>
    <style:style style:name="P517" style:parent-style-name="Normal" style:list-style-name="LFO29" style:family="paragraph"/>
    <style:style style:name="P518" style:parent-style-name="Normal" style:family="paragraph">
      <style:paragraph-properties fo:margin-left="0.002in" fo:text-indent="0in">
        <style:tab-stops/>
      </style:paragraph-properties>
    </style:style>
    <style:style style:name="P519" style:parent-style-name="Normal" style:list-style-name="LFO29" style:family="paragraph"/>
    <style:style style:name="P520" style:parent-style-name="Normal" style:list-style-name="LFO29" style:family="paragraph"/>
    <style:style style:name="P521" style:parent-style-name="Normal" style:list-style-name="LFO29" style:family="paragraph"/>
    <style:style style:name="P522" style:parent-style-name="Normal" style:family="paragraph">
      <style:paragraph-properties fo:text-indent="0.2958in"/>
    </style:style>
    <style:style style:name="P523" style:parent-style-name="Normal" style:list-style-name="LFO31" style:family="paragraph"/>
    <style:style style:name="P524" style:parent-style-name="Normal" style:list-style-name="LFO31" style:family="paragraph"/>
    <style:style style:name="P525" style:parent-style-name="Normal" style:list-style-name="LFO31" style:family="paragraph"/>
    <style:style style:name="P526" style:parent-style-name="Normal" style:list-style-name="LFO31" style:family="paragraph"/>
    <style:style style:name="P527" style:parent-style-name="Normal" style:family="paragraph">
      <style:paragraph-properties fo:margin-left="0.002in" fo:text-indent="0.2937in">
        <style:tab-stops/>
      </style:paragraph-properties>
    </style:style>
    <style:style style:name="P528" style:parent-style-name="Normal" style:list-style-name="LFO32" style:family="paragraph"/>
    <style:style style:name="P529" style:parent-style-name="Normal" style:list-style-name="LFO32" style:family="paragraph"/>
    <style:style style:name="P530" style:parent-style-name="Normal" style:list-style-name="LFO32" style:family="paragraph"/>
    <style:style style:name="P531" style:parent-style-name="Normal" style:family="paragraph">
      <style:paragraph-properties fo:margin-left="0.002in" fo:text-indent="0.2937in">
        <style:tab-stops/>
      </style:paragraph-properties>
    </style:style>
    <style:style style:name="P532" style:parent-style-name="Normal" style:list-style-name="LFO33" style:family="paragraph"/>
    <style:style style:name="T533" style:parent-style-name="Hyperlink" style:family="text">
      <style:text-properties style:font-name="Monaco" style:font-name-complex="Monaco" fo:font-size="10pt" style:font-size-asian="10pt" fo:language="it" fo:country="IT"/>
    </style:style>
    <style:style style:name="T534" style:parent-style-name="DefaultParagraphFont" style:family="text">
      <style:text-properties style:font-name="Monaco" style:font-name-complex="Monaco" fo:font-size="10pt" style:font-size-asian="10pt" fo:language="it" fo:country="IT"/>
    </style:style>
    <style:style style:name="P535" style:parent-style-name="Normal" style:list-style-name="LFO33" style:family="paragraph"/>
    <style:style style:name="P536" style:parent-style-name="Normal" style:list-style-name="LFO13" style:family="paragraph"/>
    <style:style style:name="P537" style:parent-style-name="Normal" style:list-style-name="LFO13" style:family="paragraph"/>
    <style:style style:name="P538" style:parent-style-name="Normal" style:list-style-name="LFO13" style:family="paragraph">
      <style:paragraph-properties fo:margin-left="0.5in" fo:text-indent="-0.252in">
        <style:tab-stops>
          <style:tab-stop style:type="left" style:position="-0.002in"/>
        </style:tab-stops>
      </style:paragraph-properties>
    </style:style>
    <style:style style:name="P539" style:parent-style-name="Normal" style:list-style-name="LFO13" style:family="paragraph"/>
    <style:style style:name="P540" style:parent-style-name="Normal" style:list-style-name="LFO13" style:family="paragraph"/>
    <style:style style:name="P541" style:parent-style-name="Normal" style:list-style-name="LFO13" style:family="paragraph"/>
    <style:style style:name="P542" style:parent-style-name="Normal" style:list-style-name="LFO13" style:family="paragraph"/>
    <style:style style:name="P543" style:parent-style-name="Normal" style:list-style-name="LFO13" style:family="paragraph"/>
    <style:style style:name="P544" style:parent-style-name="Normal" style:list-style-name="LFO13" style:family="paragraph"/>
    <style:style style:name="P545" style:parent-style-name="Normal" style:list-style-name="LFO13" style:family="paragraph"/>
    <style:style style:name="P546" style:parent-style-name="Normal" style:list-style-name="LFO13" style:family="paragraph"/>
    <style:style style:name="P547" style:parent-style-name="Normal" style:list-style-name="LFO13" style:family="paragraph"/>
    <style:style style:name="P548" style:parent-style-name="Normal" style:list-style-name="LFO13" style:family="paragraph"/>
    <style:style style:name="P549" style:parent-style-name="Normal" style:list-style-name="LFO13" style:family="paragraph"/>
    <style:style style:name="P550" style:parent-style-name="Normal" style:list-style-name="LFO13" style:family="paragraph"/>
    <style:style style:name="P551" style:parent-style-name="Normal" style:list-style-name="LFO13" style:family="paragraph"/>
    <style:style style:name="P552" style:parent-style-name="Normal" style:list-style-name="LFO13" style:family="paragraph"/>
    <style:style style:name="T553" style:parent-style-name="DefaultParagraphFont" style:family="text">
      <style:text-properties fo:font-style="italic" style:font-style-asian="italic"/>
    </style:style>
    <style:style style:name="T554" style:parent-style-name="DefaultParagraphFont" style:family="text">
      <style:text-properties fo:font-weight="bold" style:font-weight-asian="bold"/>
    </style:style>
    <style:style style:name="P555" style:parent-style-name="Normal" style:list-style-name="LFO12" style:family="paragraph"/>
    <style:style style:name="P556" style:parent-style-name="Normal" style:list-style-name="LFO12" style:family="paragraph"/>
    <style:style style:name="P557" style:parent-style-name="Normal" style:list-style-name="LFO12" style:family="paragraph"/>
    <style:style style:name="P558" style:parent-style-name="Normal" style:list-style-name="LFO12" style:family="paragraph"/>
    <style:style style:name="P559" style:parent-style-name="Normal" style:list-style-name="LFO12" style:family="paragraph"/>
    <style:style style:name="P560" style:parent-style-name="Normal" style:list-style-name="LFO12" style:family="paragraph"/>
    <style:style style:name="P561" style:parent-style-name="Normal" style:list-style-name="LFO12" style:family="paragraph"/>
    <style:style style:name="P562" style:parent-style-name="Normal" style:list-style-name="LFO12" style:family="paragraph"/>
    <style:style style:name="P563" style:parent-style-name="Normal" style:list-style-name="LFO12" style:family="paragraph"/>
    <style:style style:name="P564" style:parent-style-name="Normal" style:list-style-name="LFO12" style:family="paragraph"/>
    <style:style style:name="P565" style:parent-style-name="Normal" style:list-style-name="LFO12" style:family="paragraph"/>
    <style:style style:name="P566" style:parent-style-name="Normal" style:list-style-name="LFO12" style:family="paragraph"/>
    <style:style style:name="P567" style:parent-style-name="Normal" style:list-style-name="LFO11" style:family="paragraph"/>
    <style:style style:name="P568" style:parent-style-name="Normal" style:list-style-name="LFO11" style:family="paragraph"/>
    <style:style style:name="P569" style:parent-style-name="Normal" style:list-style-name="LFO11" style:family="paragraph"/>
    <style:style style:name="P570" style:parent-style-name="Normal" style:list-style-name="LFO11" style:family="paragraph"/>
    <style:style style:name="P571" style:parent-style-name="Normal" style:list-style-name="LFO11" style:family="paragraph"/>
    <style:style style:name="P572" style:parent-style-name="Normal" style:list-style-name="LFO11" style:family="paragraph"/>
    <style:style style:name="P573" style:parent-style-name="Normal" style:list-style-name="LFO11" style:family="paragraph"/>
    <style:style style:name="T574" style:parent-style-name="DefaultParagraphFont" style:family="text">
      <style:text-properties fo:font-style="italic" style:font-style-asian="italic"/>
    </style:style>
    <style:style style:name="P575" style:parent-style-name="Normal" style:list-style-name="LFO11" style:family="paragraph"/>
    <style:style style:name="P576" style:parent-style-name="Normal" style:list-style-name="LFO11" style:family="paragraph"/>
    <style:style style:name="P577" style:parent-style-name="Normal" style:list-style-name="LFO11" style:family="paragraph"/>
    <style:style style:name="P578" style:parent-style-name="Normal" style:list-style-name="LFO11" style:family="paragraph"/>
    <style:style style:name="P579" style:parent-style-name="Normal" style:list-style-name="LFO11" style:family="paragraph"/>
    <style:style style:name="P580" style:parent-style-name="Normal" style:list-style-name="LFO11" style:family="paragraph"/>
    <style:style style:name="P581" style:parent-style-name="Normal" style:list-style-name="LFO10" style:family="paragraph"/>
    <style:style style:name="P582" style:parent-style-name="Normal" style:list-style-name="LFO10" style:family="paragraph"/>
    <style:style style:name="P583" style:parent-style-name="Normal" style:list-style-name="LFO10" style:family="paragraph"/>
    <style:style style:name="P584" style:parent-style-name="Normal" style:list-style-name="LFO8" style:family="paragraph"/>
    <style:style style:name="P585" style:parent-style-name="Normal" style:list-style-name="LFO8" style:family="paragraph"/>
    <style:style style:name="P586" style:parent-style-name="Normal" style:list-style-name="LFO8" style:family="paragraph"/>
    <style:style style:name="P587" style:parent-style-name="Normal" style:list-style-name="LFO8" style:family="paragraph"/>
    <style:style style:name="T588" style:parent-style-name="DefaultParagraphFont" style:family="text">
      <style:text-properties style:font-name="Courier New" fo:font-size="8pt" style:font-size-asian="8pt"/>
    </style:style>
    <style:style style:name="T589" style:parent-style-name="DefaultParagraphFont" style:family="text">
      <style:text-properties style:font-name="Courier New" fo:font-size="8pt" style:font-size-asian="8pt"/>
    </style:style>
    <style:style style:name="P590" style:parent-style-name="Normal" style:list-style-name="LFO8" style:family="paragraph"/>
    <style:style style:name="P591" style:parent-style-name="Normal" style:list-style-name="LFO8" style:family="paragraph"/>
    <style:style style:name="P592" style:parent-style-name="Normal" style:list-style-name="LFO8" style:family="paragraph"/>
    <style:style style:name="P593" style:parent-style-name="Normal" style:list-style-name="LFO7" style:family="paragraph"/>
    <style:style style:name="P594" style:parent-style-name="Normal" style:list-style-name="LFO7" style:family="paragraph"/>
    <style:style style:name="P595" style:parent-style-name="Normal" style:list-style-name="LFO7" style:family="paragraph"/>
    <style:style style:name="P596" style:parent-style-name="Normal" style:list-style-name="LFO6" style:family="paragraph"/>
    <style:style style:name="T597" style:parent-style-name="DefaultParagraphFont" style:family="text">
      <style:text-properties fo:font-weight="bold" style:font-weight-asian="bold"/>
    </style:style>
    <style:style style:name="T598" style:parent-style-name="DefaultParagraphFont" style:family="text">
      <style:text-properties fo:font-weight="bold" style:font-weight-asian="bold"/>
    </style:style>
    <style:style style:name="P599" style:parent-style-name="Normal" style:list-style-name="LFO6" style:family="paragraph"/>
    <style:style style:name="P600" style:parent-style-name="Normal" style:list-style-name="LFO6" style:family="paragraph"/>
    <style:style style:name="P601" style:parent-style-name="Normal" style:list-style-name="LFO6" style:family="paragraph"/>
    <style:style style:name="P602" style:parent-style-name="Normal" style:list-style-name="LFO6" style:family="paragraph"/>
    <style:style style:name="P603" style:parent-style-name="Normal" style:list-style-name="LFO6" style:family="paragraph"/>
    <style:style style:name="P604" style:parent-style-name="Normal" style:list-style-name="LFO6" style:family="paragraph"/>
    <style:style style:name="P605" style:parent-style-name="Normal" style:list-style-name="LFO6" style:family="paragraph"/>
    <style:style style:name="P606" style:parent-style-name="Normal" style:list-style-name="LFO6" style:family="paragraph"/>
    <style:style style:name="P607" style:parent-style-name="Normal" style:list-style-name="LFO6" style:family="paragraph"/>
    <style:style style:name="P608" style:parent-style-name="Normal" style:list-style-name="LFO6" style:family="paragraph"/>
    <style:style style:name="T609" style:parent-style-name="DefaultParagraphFont" style:family="text">
      <style:text-properties fo:font-style="italic" style:font-style-asian="italic"/>
    </style:style>
    <style:style style:name="T610" style:parent-style-name="DefaultParagraphFont" style:family="text">
      <style:text-properties fo:font-style="italic" style:font-style-asian="italic"/>
    </style:style>
    <style:style style:name="T611" style:parent-style-name="DefaultParagraphFont" style:family="text">
      <style:text-properties fo:font-style="italic" style:font-style-asian="italic"/>
    </style:style>
    <style:style style:name="T612" style:parent-style-name="DefaultParagraphFont" style:family="text">
      <style:text-properties fo:font-style="italic" style:font-style-asian="italic"/>
    </style:style>
    <style:style style:name="P613" style:parent-style-name="Normal" style:list-style-name="LFO6" style:family="paragraph"/>
    <style:style style:name="P614" style:parent-style-name="Normal" style:list-style-name="LFO6" style:family="paragraph"/>
    <style:style style:name="P615" style:parent-style-name="Normal" style:list-style-name="LFO6" style:family="paragraph"/>
    <style:style style:name="P616" style:parent-style-name="Normal" style:list-style-name="LFO6" style:family="paragraph"/>
  </office:automatic-styles>
  <office:body>
    <office:text text:use-soft-page-breaks="true">
      <text:p text:style-name="P1">Akoma Ntoso<text:s/>3.0 Release Notes</text:p>
      <text:p text:style-name="P3">Release<text:s/>WD17<text:s/>with errata<text:s/>(3rd<text:s/>output) –<text:s/>09 November<text:s/>2016</text:p>
      <text:p text:style-name="P4">Technical Supervision: Fabio Vitali</text:p>
      <text:p text:style-name="P5">Legal Domain Supervision: Monica Palmirani</text:p>
      <text:p text:style-name="P6"><text:span text:style-name="T7">University of Bologna</text:span></text:p>
      <text:p text:style-name="P8"/>
      <text:p text:style-name="P9"/>
      <text:h text:style-name="Heading1" text:outline-level="1"><text:bookmark-start text:name="_Toc304100749"/>Differences from previous releases<text:bookmark-end text:name="_Toc304100749"/></text:h>
      <text:h text:style-name="Heading2" text:outline-level="2"><text:bookmark-start text:name="_Toc304100750"/>Modifications in release<text:s/>9<text:s/>November<text:s/>2016<text:s/>(WD17 AN 3.0 with errata - 3rd output)</text:h>
      <text:p text:style-name="Normal">Corrected an error in the documentation for simpleType<text:s/><text:span text:style-name="HTMLTypewriter">eventType</text:span>, found by Paschalina Psyrra.<text:s/></text:p>
      <text:h text:style-name="Heading2" text:outline-level="2">Modifications in release<text:s/>15<text:s/>October 2016<text:s/>(WD17 AN 3.0 with errata - 2nd output)</text:h>
      <text:p text:style-name="Normal">This is the first release in which the initial part of the Release Notes has been completely removed, since its content has been fully included in other parts of the official Akoma Ntoso documentation. The release notes now only contains the list of differences from previous releases.<text:s/></text:p>
      <text:p text:style-name="Normal">A few comments and bug fixes were performed on the schema according to warnings by a number of individuals and institutions. These include:<text:s/></text:p>
      <text:list text:style-name="LFO47" text:continue-numbering="true">
        <text:list-item>
          <text:p text:style-name="P10">Inline element opinion has been moved from group<text:s/><text:span text:style-name="HTMLTypewriter">AKHeaderInline</text:span><text:s/>to group<text:s/><text:span text:style-name="HTMLTypewriter">AKInline</text:span>, with no practical effect on its availability but suggesting it can be used not just in headers but anywhere a difference in opinion between actors is mentioned. Attribute<text:s/><text:span text:style-name="HTMLTypewriter">by</text:span><text:s/>is now available in this element to specify the actor that is expressing the opinion itself.<text:s/></text:p>
        </text:list-item>
        <text:list-item>
          <text:p text:style-name="P11">Element<text:s/><text:span text:style-name="HTMLTypewriter">keyword</text:span><text:s/>now allows<text:s/><text:span text:style-name="HTMLTypewriter">refersTo</text:span><text:s/>attribute pointing to<text:s/><text:span text:style-name="HTMLTypewriter">TLCTerm</text:span><text:s/>instances.</text:p>
        </text:list-item>
        <text:list-item>
          <text:p text:style-name="P12">References in reference metadata container now do not allow attribute<text:s/><text:span text:style-name="HTMLTypewriter">refersTo</text:span>, to stress that references are destinations of<text:s/><text:span text:style-name="HTMLTypewriter">refersTo</text:span><text:s/>rather than sources.</text:p>
        </text:list-item>
        <text:list-item>
          <text:p text:style-name="P13">Content model for element<text:s/><text:span text:style-name="HTMLTypewriter">otherReferences</text:span><text:s/>in the<text:s/><text:span text:style-name="HTMLTypewriter">analysis</text:span><text:s/>section of the metadata now contain<text:s/><text:span text:style-name="HTMLTypewriter">implicitReference</text:span><text:s/>and<text:s/><text:span text:style-name="HTMLTypewriter">alternativeReference</text:span><text:s/>elements rather than a generic<text:s/><text:span text:style-name="HTMLTypewriter">source</text:span><text:s/>element, to stress that they can be used for expressing either a legal reference not explicitly mentioned in the text, or alternative syntaxes for the URI specified in the actual reference.<text:s/></text:p>
        </text:list-item>
        <text:list-item>
          <text:p text:style-name="P14">Elements<text:s/><text:span text:style-name="HTMLTypewriter">authorialNote</text:span><text:s/>and<text:s/><text:span text:style-name="HTMLTypewriter">note</text:span><text:s/>now share the same content model, as obvious.<text:s/></text:p>
        </text:list-item>
        <text:list-item>
          <text:p text:style-name="P15">Documentation for<text:s/><text:span text:style-name="HTMLTypewriter">ref</text:span><text:s/>and<text:s/><text:span text:style-name="HTMLTypewriter">FRBRthis</text:span><text:s/>now avoids mentioning the Akoma Ntoso Naming Convention</text:p>
        </text:list-item>
        <text:list-item>
          <text:p text:style-name="P16">Typos in documentation about elements<text:s/><text:span text:style-name="HTMLTypewriter">block</text:span>,<text:s/><text:span text:style-name="HTMLTypewriter">eventRef</text:span>, element group<text:s/><text:span text:style-name="HTMLTypewriter">manifProperties</text:span><text:s/>and attribute group<text:s/><text:span text:style-name="HTMLTypewriter">quote</text:span><text:s/>have been fixed.</text:p>
        </text:list-item>
      </text:list>
      <text:h text:style-name="Heading2" text:outline-level="2">Modifications in release 01/04/2016 (WD17 AN 3.0) with errata</text:h>
      <text:p text:style-name="Normal">A few comments have been fixed according to suggestions from Veronique Parisse: typos and errors in the documentation for elements<text:s/><text:span text:style-name="HTMLTypewriter">FRBRmasterExpression, FRBRformat,<text:s/></text:span>and<text:span text:style-name="HTMLTypewriter"><text:s/>application</text:span><text:s/>were fixed.<text:s/></text:p>
      <text:h text:style-name="Heading2" text:outline-level="2">Differences between release<text:s/>10/03/2016 (WD17 AN 3.0) and 17/09/2015 (WD16 AN 3.0)</text:h>
      <text:p text:style-name="Normal">This release contains a few bug fixes and minor modifications arisen from discussions in the TC made in February and March 2016:</text:p>
      <text:list text:style-name="LFO47" text:continue-numbering="true">
        <text:list-item>
          <text:p text:style-name="P17">Elements<text:s/><text:span text:style-name="HTMLTypewriter">num, heading, and subheading<text:s/></text:span>now can appear in any order. This was made so that it is now possible (as in some British and Japanese laws) to have<text:s/><text:span text:style-name="HTMLTypewriter">headings</text:span><text:s/>before<text:s/><text:span text:style-name="HTMLTypewriter">nums</text:span>.<text:s/></text:p>
        </text:list-item>
        <text:list-item>
          <text:p text:style-name="P18">Top Level Classes elements (those starting with TLC in their names) now allow<text:s/><text:span text:style-name="HTMLTypewriter">refersTo</text:span><text:s/>attributes. Top Level Classes can therefore refer to each other.<text:s/></text:p>
        </text:list-item>
        <text:list-item>
          <text:p text:style-name="P19">File<text:s/><text:span text:style-name="HTMLTypewriter">xml:xsd</text:span>, which used to be a<text:s/>minimal<text:s/>derivative of the original one at<text:s/><text:a xlink:href="https://www.w3.org/2001/xml.xsd" office:target-frame-name="_top" xlink:show="replace"><text:span text:style-name="HTMLTypewriter">https://www.w3.org/2001/xml.xsd</text:span></text:a>, is now an exact copy of it. Attribute<text:s/><text:span text:style-name="HTMLTypewriter">xml:id<text:s/></text:span>is now allowed wherever<text:s/><text:span text:style-name="HTMLTypewriter">xml:lang<text:s/></text:span>is allowed.<text:s/></text:p>
        </text:list-item>
        <text:list-item>
          <text:p text:style-name="P20">Comment for element<text:s/><text:span text:style-name="HTMLTypewriter">rref</text:span><text:s/>has been updated to reflect the correct name of its attributes.<text:s/></text:p>
        </text:list-item>
      </text:list>
      <text:h text:style-name="Heading2" text:outline-level="2">Modifications in release 17/09/2015 (WD16 AN 3.0) with errata</text:h>
      <text:p text:style-name="Normal">The text of the comment for element<text:s/><text:span text:style-name="HTMLTypewriter">publication</text:span><text:s/>in the metadata block has been changed from “<text:span text:style-name="T21">The element publication is the metadata container specifying a publication event for the FRBR expression of the document” to “The element publication is the metadata container specifying<text:s/></text:span><text:span text:style-name="T22">an official</text:span><text:span text:style-name="T23"><text:s/>publication event for the FRBR expression of the document”.<text:s/></text:span></text:p>
      <text:h text:style-name="Heading2" text:outline-level="2">Differences between release 17/09/2015 (WD16 AN 3.0) and 10/09/2015 (WD15 AN 3.0)<text:bookmark-end text:name="_Toc304100750"/></text:h>
      <text:p text:style-name="Normal">This release contains minor modifications arisen during the face to face meeting in Ravenna on September 11, 2015. In particular:<text:s/></text:p>
      <text:list text:style-name="LFO47" text:continue-numbering="true">
        <text:list-item>
          <text:p text:style-name="P24">A new optional attribute,<text:s/><text:span text:style-name="HTMLTypewriter">inlineQuote</text:span>, has been added in<text:s/><text:span text:style-name="HTMLTypewriter">quotedText</text:span><text:s/>and<text:s/><text:span text:style-name="HTMLTypewriter">quotedStructure</text:span><text:s/>to allow for the specification of the character of a continuation quote in some jurisdictions where each individual line of a quoted part (e.g., the text of an insertion) starts with its own quote.<text:s/></text:p>
        </text:list-item>
        <text:list-item>
          <text:p text:style-name="P25">Element<text:s/><text:span text:style-name="HTMLTypewriter">notes</text:span><text:s/>can now specify the human language (attribute<text:s/><text:span text:style-name="HTMLTypewriter">xml:lang</text:span>) or its whole content, without having to specify it in each individual<text:s/><text:span text:style-name="HTMLTypewriter">note</text:span><text:s/>element</text:p>
        </text:list-item>
        <text:list-item>
          <text:p text:style-name="P26">Element<text:s/><text:span text:style-name="HTMLTypewriter">componentBody</text:span><text:s/>has now a full set of attributes (attribute group<text:s/><text:span text:style-name="HTMLTypewriter">coreopt</text:span>) similarly to the bodies of all the other document types.<text:s/></text:p>
        </text:list-item>
      </text:list>
      <text:h text:style-name="Heading2" text:outline-level="2"><text:bookmark-start text:name="_Toc304100751"/>Differences between release 10/09/2015 (WD15 AN 3.0) and 22/07/2015 (WD14 AN 3.0)<text:bookmark-end text:name="_Toc304100751"/></text:h>
      <text:p text:style-name="Normal">This release contains a few modifications that were suggested by Jim Mangiafico, Monica Palmirani, Veronique Parisse, Grant Vergottini, and other individuals during the Arlington (VA) summer school in July 2015.<text:s/></text:p>
      <text:list text:style-name="LFO47" text:continue-numbering="true">
        <text:list-item>
          <text:p text:style-name="P27">A new hcontainer called<text:s/><text:span text:style-name="HTMLTypewriter">level</text:span><text:s/>has been added.<text:s/></text:p>
        </text:list-item>
        <text:list-item>
          <text:p text:style-name="P28">An intermediate container (similar to<text:s/><text:span text:style-name="HTMLTypewriter">heading</text:span><text:s/>and<text:s/><text:span text:style-name="HTMLTypewriter">subheading</text:span>), called<text:s/><text:span text:style-name="HTMLTypewriter">crossheading</text:span>, has been added inside the hierarchy of hcontainers,<text:s/></text:p>
        </text:list-item>
        <text:list-item>
          <text:p text:style-name="P29">The spelling of value “<text:span text:style-name="HTMLTypewriter">uncostitutionality</text:span>” of attribute<text:s/><text:span text:style-name="HTMLTypewriter">type</text:span><text:s/>of<text:s/><text:span text:style-name="HTMLTypewriter">forceMods</text:span><text:s/>elements has been changed to a more correct “<text:span text:style-name="HTMLTypewriter">unconstitutionality</text:span>”.<text:s/></text:p>
        </text:list-item>
        <text:list-item>
          <text:p text:style-name="P30">The content model of the<text:s/><text:span text:style-name="HTMLTypewriter">portion</text:span><text:s/>element now allows more elements including<text:s/><text:span text:style-name="HTMLTypewriter">coverPage</text:span>,<text:s/><text:span text:style-name="HTMLTypewriter">preface</text:span>,<text:s/><text:span text:style-name="HTMLTypewriter">preamble</text:span>,<text:s/><text:span text:style-name="HTMLTypewriter">recitals</text:span>,<text:s/><text:span text:style-name="HTMLTypewriter">citations</text:span>,<text:s/><text:span text:style-name="HTMLTypewriter">longTitle</text:span>, and<text:s/><text:span text:style-name="HTMLTypewriter">formula</text:span>.<text:s/></text:p>
        </text:list-item>
        <text:list-item>
          <text:p text:style-name="P31">A new optional attribute has been added to elements<text:s/><text:span text:style-name="HTMLTypewriter">eol</text:span><text:s/>and<text:s/><text:span text:style-name="HTMLTypewriter">eop</text:span>, called<text:s/><text:span text:style-name="HTMLTypewriter">breakWith</text:span>. This is meant to specify the exact character used as hyphen when breaking a word at the end of a line or page.<text:s/>Also, the spelling of attribute<text:s/><text:span text:style-name="HTMLTypewriter">breakat</text:span><text:s/>of the same elements is now<text:s/><text:span text:style-name="HTMLTypewriter">breakAt</text:span>, which is consistent with the camelCase approach of Akoma Ntoso.<text:s/></text:p>
        </text:list-item>
        <text:list-item>
          <text:p text:style-name="P32">A new section of the analysis section of the metadata has been added, called<text:s/><text:span text:style-name="HTMLTypewriter">otherReferences</text:span>. Here one can specify a number of<text:s/><text:span text:style-name="HTMLTypewriter">otherRef</text:span><text:s/>elements, that are meant to specify implicit references associated to fragments of the<text:s/>document (identified through a<text:s/><text:span text:style-name="HTMLTypewriter">source</text:span><text:s/>element).<text:s/></text:p>
        </text:list-item>
      </text:list>
      <text:h text:style-name="Heading2" text:outline-level="2"><text:bookmark-start text:name="_Toc304100752"/>Differences between release 22/07/2015 (WD14 AN 3.0) and 07/01/2015 (CSD13 AN 3.0)<text:bookmark-end text:name="_Toc304100752"/></text:h>
      <text:p text:style-name="Normal">This release contains only<text:s/>two<text:s/>modification to the<text:s/>vocabulary represented by the schema:<text:s/></text:p>
      <text:list text:style-name="LFO47" text:continue-numbering="true">
        <text:list-item>
          <text:p text:style-name="P33">Element<text:s/><text:span text:style-name="HTMLTypewriter">subFlow</text:span>, which is the generic element for subFlow structures, should have a<text:s/><text:span text:style-name="HTMLTypewriter">name</text:span><text:s/>attribute since it is a generic elements, but did not have it. It now has it.<text:s/></text:p>
        </text:list-item>
        <text:list-item>
          <text:p text:style-name="P34">Attribute actor of element step of the workflow has been renamed by to homogenize the name of attributes indicating the agent of an action.<text:s/></text:p>
        </text:list-item>
      </text:list>
      <text:p text:style-name="P35">At the same time, the schema has been significantly revised in structure to answer to many issues raised during the open review. None of the following modifications affect the language as described by the schema, but only the internal organization of the schema itself.<text:s/></text:p>
      <text:list text:style-name="LFO55" text:continue-numbering="true">
        <text:list-item>
          <text:p text:style-name="P36">All attributes accepting a value of type xsd:anyURI are now associated to more precise types, all of which are restrictions of xsd:anyURI specifying, in the comment, the nature of the restriction itself, which in general is not easily expressible in XML Schema.<text:s/></text:p>
        </text:list-item>
        <text:list-item>
          <text:p text:style-name="P37">All attributes that were defined multiple times in similar ways throughout the schema have been collected and defined only once in an attribute group. This includes, for instance, attributes by, to<text:s/>and role, which were present in many different places throughout the schema and are now defined centrally.</text:p>
        </text:list-item>
        <text:list-item>
          <text:p text:style-name="P38">All attributes defined individually in elements and complex types have now been placed in attribute groups and separated from the elements and types. This should improve control and verifiability of attribute names, which was a problem before.<text:s/></text:p>
        </text:list-item>
        <text:list-item>
          <text:p text:style-name="P39">All attributes named types (which have, for many reasons, many different associated value lists) have been collected and presented close together for easy comparison of their values. <text:s/></text:p>
        </text:list-item>
      </text:list>
      <text:h text:style-name="Heading2" text:outline-level="2"><text:bookmark-start text:name="_Toc304100753"/>Differences between release<text:s/>07/01/2015<text:s/>(CSD13 AN 3.0) and 16/12/2014 (CSD12 AN 3.0)<text:bookmark-end text:name="_Toc304100753"/></text:h>
      <text:p text:style-name="Normal">This release contains minor modifications to the schema following the group discussion of December 2014.<text:s/></text:p>
      <text:list text:style-name="LFO47" text:continue-numbering="true">
        <text:list-item>
          <text:p text:style-name="P40">To avoid confusions with the fragment part of URI (also known as the part after the hash symbol), element<text:s/><text:span text:style-name="HTMLTypewriter">fragment</text:span><text:s/>has been renamed<text:s/><text:span text:style-name="HTMLTypewriter">portion</text:span>, and all classes and element lists that used the term fragment now use the term portion.<text:s/></text:p>
        </text:list-item>
        <text:list-item>
          <text:p text:style-name="P41">Element<text:s/><text:span text:style-name="HTMLTypewriter">partitions</text:span><text:s/>(a container of individual<text:s/><text:span text:style-name="HTMLTypewriter">partition</text:span><text:s/>elements) has now required id.<text:s/></text:p>
        </text:list-item>
      </text:list>
      <text:h text:style-name="Heading2" text:outline-level="2"><text:bookmark-start text:name="_Toc304100754"/>Differences between release 16/12/2014 (CSD12 AN 3.0) and 23/06/2014 (CSD11 AN 3.0)<text:bookmark-end text:name="_Toc304100754"/></text:h>
      <text:p text:style-name="Normal">This release contains a few bug fixes and extensions suggested by the group during the discussions of the last few months.<text:s/></text:p>
      <text:list text:style-name="LFO47" text:continue-numbering="true">
        <text:list-item>
          <text:p text:style-name="P42">A bug fix on the<text:s/><text:span text:style-name="HTMLTypewriter">xsd:unique</text:span><text:s/>rules has been added, that still referred to<text:s/><text:span text:style-name="HTMLTypewriter">currentId</text:span><text:s/>instead of<text:s/><text:span text:style-name="HTMLTypewriter">eId</text:span>.<text:s/></text:p>
        </text:list-item>
        <text:list-item>
          <text:p text:style-name="P43">A new optional element called<text:s/><text:span text:style-name="HTMLTypewriter">FRBRversionNumber</text:span><text:s/>has been added to<text:s/><text:span text:style-name="HTMLTypewriter">FRBRExpression</text:span><text:s/>to specify information about the version identifier to be used in the expression-level URI.<text:s/></text:p>
        </text:list-item>
        <text:list-item>
          <text:p text:style-name="P44">A new optional element called<text:s/><text:span text:style-name="HTMLTypewriter">FRBRportion</text:span><text:s/>has been added to<text:s/><text:span text:style-name="HTMLTypewriter">FRBRManifestation</text:span><text:s/>to specify information about the portion identifier in case the manifestation is a fragment of a larger document. This is also meant to be used for the determination of the corresponding URI.<text:s/></text:p>
        </text:list-item>
        <text:list-item>
          <text:p text:style-name="P45">Elements<text:s/><text:span text:style-name="HTMLTypewriter">source</text:span>,<text:s/><text:span text:style-name="HTMLTypewriter">destination</text:span>,<text:s/><text:span text:style-name="HTMLTypewriter">force</text:span>,<text:s/><text:span text:style-name="HTMLTypewriter">efficacy</text:span>,<text:s/><text:span text:style-name="HTMLTypewriter">application</text:span>,<text:s/><text:span text:style-name="HTMLTypewriter">duration</text:span>,<text:s/><text:span text:style-name="HTMLTypewriter">condition</text:span><text:s/>in modification specifications now allow arbitrary content belonging to another namespace.<text:s/></text:p>
        </text:list-item>
        <text:list-item>
          <text:p text:style-name="P46">Uniqueness requirements have been added for<text:s/><text:span text:style-name="HTMLTypewriter">documentCollection</text:span>,<text:s/><text:span text:style-name="HTMLTypewriter">officialGazette</text:span>, and<text:s/><text:span text:style-name="HTMLTypewriter">amendmentList</text:span>, similar to all other document types.<text:s/></text:p>
        </text:list-item>
        <text:list-item>
          <text:p text:style-name="P47">Attribute<text:s/><text:span text:style-name="HTMLTypewriter">for</text:span><text:s/>has been added to<text:s/><text:span text:style-name="HTMLTypewriter">mod</text:span>,<text:s/><text:span text:style-name="HTMLTypewriter">mmod</text:span><text:s/>and<text:s/><text:span text:style-name="HTMLTypewriter">rmod</text:span><text:s/>elements to allow them to point to ref elements placed outside of the elements themselves. <text:s/></text:p>
        </text:list-item>
      </text:list>
      <text:h text:style-name="Heading2" text:outline-level="2"><text:bookmark-start text:name="_Toc304100755"/>Differences between release 23/06/2014 (CSD11 AN 3.0) and 16/04/2014 (CSD10<text:s/>AN 3.0)<text:bookmark-end text:name="_Toc304100755"/></text:h>
      <text:p text:style-name="Normal">This release contains just ONE modification from CSD 10, namely, that attribute<text:s/><text:span text:style-name="HTMLTypewriter">eId</text:span><text:s/>has been made optional even in attribute group<text:s/><text:span text:style-name="HTMLTypewriter">idreq</text:span>. This means that attribute<text:s/><text:span text:style-name="HTMLTypewriter">eId</text:span><text:s/>is now always optional.<text:s/></text:p>
      <text:p text:style-name="Normal">Nonetheless, the correct reading of this choice is subtler and not so straightforward: since CSD11 a new concept of layered compliance level has been introduced in Akoma Ntoso, whereby one can choose one of five levels of compliancy with the standard. In particular, the adoption of the Akoma Ntoso Naming Convention for document IRIs and ids as described in sections 7 and 8 of these Release Notes has been associated to compliance level 2. This means that compliant documents can now decide<text:s/><text:span text:style-name="T48">not to use</text:span><text:s/>the<text:s/>syntax given<text:s/>(and stop at compliance<text:s/>level 1). In this case, no constraints can be<text:s/>imposed<text:s/>on the syntax of the id attributes. For this reason, and to allow document collections to use reliably the naming convention as specified<text:s/>reason, it has been decided that you<text:s/><text:span text:style-name="T49">cannot use attributes<text:s/></text:span><text:span text:style-name="HTMLTypewriter">eId</text:span><text:span text:style-name="T50"><text:s/>and<text:s/></text:span><text:span text:style-name="HTMLTypewriter">wId</text:span><text:s/>unless you adopt the corresponding id syntax as described in section 7 of these release notes.</text:p>
      <text:p text:style-name="Normal">Therefore, the rule of optionality and requiredness of the ids is as follows:<text:s/></text:p>
      <text:list text:style-name="LFO54" text:continue-numbering="true">
        <text:list-item>
          <text:p text:style-name="P51">Attribute<text:s/><text:span text:style-name="HTMLTypewriter">GUID</text:span><text:s/><text:span text:style-name="T52">may</text:span><text:s/>be used for all compliancy levels, and no constraint on is syntax is imposed.<text:s/></text:p>
        </text:list-item>
        <text:list-item>
          <text:p text:style-name="P53">Documents seeking compliancy level 2 or greater<text:s/><text:span text:style-name="T54">must<text:s/></text:span>use attributes<text:s/><text:span text:style-name="HTMLTypewriter">eId</text:span><text:s/>and<text:s/><text:span text:style-name="HTMLTypewriter">wId</text:span><text:s/>according to the constraints and rules expressed in section 7 of these notes.</text:p>
        </text:list-item>
        <text:list-item>
          <text:p text:style-name="P55">Documents seeking compliancy level 1<text:s/><text:span text:style-name="T56">may</text:span><text:s/>use attributes<text:s/><text:span text:style-name="HTMLTypewriter">eId</text:span><text:s/>and<text:s/><text:span text:style-name="HTMLTypewriter">wId</text:span>, and if they do use them, they<text:s/><text:span text:style-name="T57">must</text:span><text:s/>use them according to the constraints and rules expressed in section 7 of these notes.</text:p>
        </text:list-item>
        <text:list-item>
          <text:p text:style-name="P58">Documents seeking compliancy level 1 and not complying with the constraints and rules for identifiers expressed in section 7 of these notes<text:s/><text:span text:style-name="T59">must not<text:s/></text:span>use attributes<text:s/><text:span text:style-name="HTMLTypewriter">eId</text:span><text:s/>and<text:s/><text:span text:style-name="HTMLTypewriter">wId</text:span>.<text:s/></text:p>
        </text:list-item>
      </text:list>
      <text:h text:style-name="Heading2" text:outline-level="2"><text:bookmark-start text:name="_Toc304100756"/>Differences between release 16/04/2014 (CSD10 AN 3.0) and 02/04/2014 (CSD09 AN 3.0)<text:bookmark-end text:name="_Toc304100756"/></text:h>
      <text:p text:style-name="Normal">This release contains a small number of minor modifications discussed by the group in the month<text:s/>of April 2014, and is meant as a small fix<text:s/>with regards<text:s/>to the previous CSD09. In particular:<text:s/></text:p>
      <text:list text:style-name="LFO47" text:continue-numbering="true">
        <text:list-item>
          <text:p text:style-name="P60">Element<text:s/><text:span text:style-name="HTMLTypewriter">subheading</text:span><text:s/>now has attribute<text:s/><text:span text:style-name="HTMLTypewriter">eId</text:span><text:s/>required instead of optional.</text:p>
        </text:list-item>
        <text:list-item>
          <text:p text:style-name="P61">Element<text:s/><text:span text:style-name="HTMLTypewriter">previous</text:span>, introduced in the last release, has now attributes<text:s/><text:span text:style-name="HTMLTypewriter">showAs</text:span><text:s/>and<text:s/><text:span text:style-name="HTMLTypewriter">eId</text:span><text:s/>both optional.</text:p>
        </text:list-item>
        <text:list-item>
          <text:p text:style-name="P62">A new simple type<text:s/><text:span text:style-name="HTMLTypewriter">noWhiteSpace</text:span><text:s/>has been added, which allows any printable character except whitespace, and has been used for the values of<text:s/><text:span text:style-name="HTMLTypewriter">eId, wId</text:span><text:s/>and<text:s/><text:span text:style-name="HTMLTypewriter">GUID</text:span>.</text:p>
        </text:list-item>
        <text:list-item>
          <text:p text:style-name="P63">* Element<text:s/><text:span text:style-name="HTMLTypewriter">wrap</text:span><text:s/>has been renamed<text:s/><text:span text:style-name="HTMLTypewriter">wrapUp</text:span><text:span text:style-name="HTMLTypewriter">.</text:span></text:p>
        </text:list-item>
        <text:list-item>
          <text:p text:style-name="P64">* Element<text:s/><text:span text:style-name="HTMLTypewriter">listWrap</text:span><text:s/>has been renamed<text:s/><text:span text:style-name="HTMLTypewriter">listWrapUp</text:span>.</text:p>
        </text:list-item>
        <text:list-item>
          <text:p text:style-name="P65">* Element<text:s/><text:span text:style-name="HTMLTypewriter">note</text:span><text:s/>is now of type<text:s/><text:span text:style-name="HTMLTypewriter">subFlowStructure</text:span><text:s/>similarly to<text:s/><text:span text:style-name="HTMLTypewriter">authorialNote</text:span>.</text:p>
        </text:list-item>
      </text:list>
      <text:h text:style-name="Heading2" text:outline-level="2"><text:bookmark-start text:name="_Toc304100757"/>Differences between release 02/04/2014 (CSD09 AN 3.0) and 01/04/2014 (CSD0F AN 3.0)<text:bookmark-end text:name="_Toc304100757"/></text:h>
      <text:p text:style-name="Normal">All constraints that were removed in version CSD0F have been reinstated, and the schema now validates documents that are valid and does NOT validate documents that are not. <text:s/></text:p>
      <text:h text:style-name="Heading2" text:outline-level="2"><text:bookmark-start text:name="_Toc304100758"/>Differences between release 02/04/2014 (CSD09 AN 3.0) and<text:s/>16/01/2014 (CSD08 AN 3.0)<text:bookmark-end text:name="_Toc304100758"/></text:h>
      <text:p text:style-name="Normal">This release contains a number of modifications discussed by the group in the months of February and March 2014, and in particular a whole new doctrine for ids in Akoma Ntoso. In particular:<text:s/></text:p>
      <text:list text:style-name="LFO47" text:continue-numbering="true">
        <text:list-item>
          <text:p text:style-name="P66">Core attributes<text:s/><text:span text:style-name="HTMLTypewriter">originalId</text:span><text:s/>and<text:s/><text:span text:style-name="HTMLTypewriter">currentId</text:span><text:s/>have been finally understood to refer to work-level identification (and thus permanent and invariable) and expression-level identification (and thus semantically linked to the text of the expression) respectively. For this reason, they have been renamed<text:s/><text:span text:style-name="HTMLTypewriter">wId</text:span><text:s/>and<text:s/><text:span text:style-name="HTMLTypewriter">eId</text:span><text:s/>respectively.<text:s/></text:p>
        </text:list-item>
        <text:list-item>
          <text:p text:style-name="P67">Sections<text:s/>7.3, 7.4<text:s/>and<text:s/>7.5<text:s/>of this release notes have been considerably revised and rewritten in terms on work-level ids, expression-level ids, and the concept of master expression has been introduced.<text:s/></text:p>
        </text:list-item>
        <text:list-item>
          <text:p text:style-name="P68">The<text:s/><text:span text:style-name="HTMLTypewriter">docContainerType</text:span><text:s/>used by elements such as<text:s/><text:span text:style-name="HTMLTypewriter">component</text:span><text:s/>and<text:s/><text:span text:style-name="HTMLTypewriter">attachment</text:span>, has been added basic hierarchy elements such as<text:s/><text:span text:style-name="HTMLTypewriter">num</text:span>,<text:s/><text:span text:style-name="HTMLTypewriter">heading</text:span><text:s/>and<text:s/><text:span text:style-name="HTMLTypewriter">subheading</text:span>, to allow hosting documents to introduce properly any hosted components and attachments with introductory text and heading.<text:s/></text:p>
        </text:list-item>
        <text:list-item>
          <text:p text:style-name="P69">A new element,<text:s/><text:span text:style-name="HTMLTypewriter">FRBRmasterExpression</text:span>, has been added in the<text:s/><text:span text:style-name="HTMLTypewriter">FRBRExpression</text:span><text:s/>block to specify the URI of the Master Expression if this expression is<text:s/><text:span text:style-name="T70">not</text:span><text:s/>the master expression. The<text:s/>lack of the<text:s/><text:span text:style-name="HTMLTypewriter">href</text:span><text:s/>attribute implies that no master expression exist (e.g., for multi-lingual expression where no individual expression can be considered more important than the others), so that a UR-expression needs to be specified in the<text:s/><text:span text:style-name="HTMLTypewriter">refersTo</text:span><text:s/>attribute, one virtual expression whose<text:s/><text:span text:style-name="HTMLTypewriter">eIds</text:span><text:s/>will be considered as the<text:s/><text:span text:style-name="HTMLTypewriter">wIds</text:span><text:s/>of all other expressions.<text:s/></text:p>
        </text:list-item>
        <text:list-item>
          <text:p text:style-name="P71">Element<text:s/><text:span text:style-name="HTMLTypewriter">renumberingInfo</text:span>, introduced in CSD05 within<text:s/><text:span text:style-name="HTMLTypewriter">temporalData</text:span>, has been renamed<text:s/><text:span text:style-name="HTMLTypewriter">mapping</text:span><text:s/>and placed inside a<text:s/><text:span text:style-name="HTMLTypewriter">mappings</text:span><text:s/>element inside<text:s/><text:span text:style-name="HTMLTypewriter">analysis</text:span>,<text:s/>to emphasize the fact that changes in ids do not happen only when a renumbering occurs, but also whenever this expression is<text:s/><text:span text:style-name="T72">not</text:span><text:s/>the master expression of the document, i.e., whenever<text:s/><text:span text:style-name="HTMLTypewriter">eIds</text:span><text:s/>and<text:s/><text:span text:style-name="HTMLTypewriter">wIds</text:span><text:s/>diverge. Attributes have not changed.<text:s/></text:p>
        </text:list-item>
        <text:list-item>
          <text:p text:style-name="P73">A new element<text:s/><text:span text:style-name="HTMLTypewriter">previous</text:span><text:s/>has been added within element<text:s/><text:span text:style-name="HTMLTypewriter">textualMod</text:span><text:s/>for identifying the location and id of the element that was modified since the previous expression. Although this can be used for any modified element, it is strictly necessary only for renumbering, to identify the structure that has been renumbered.<text:s/></text:p>
        </text:list-item>
        <text:list-item>
          <text:p text:style-name="P74">Attribute time (esp. in the recordTime element) how accepts both time data as well as dateTime data.<text:s/></text:p>
        </text:list-item>
        <text:list-item>
          <text:p text:style-name="P75">Element<text:s/><text:span text:style-name="HTMLTypewriter">listConclusion</text:span><text:s/>has been renamed<text:s/><text:span text:style-name="HTMLTypewriter">listWrap</text:span><text:s/>to create a parallel with elements<text:s/><text:span text:style-name="HTMLTypewriter">intro</text:span><text:span text:style-name="HTMLTypewriter">/listIntroduction</text:span><text:s/>and<text:s/><text:span text:style-name="HTMLTypewriter">wrap</text:span><text:span text:style-name="HTMLTypewriter">/listWrap</text:span>.<text:s/></text:p>
        </text:list-item>
      </text:list>
      <text:h text:style-name="Heading2" text:outline-level="2"><text:bookmark-start text:name="_Toc304100759"/>Differences between release 16/01/2014<text:s/>(CSD08<text:s/>AN<text:s/>3.0) and 20/12/2013 (CSD07 AN<text:s/>3.0)<text:bookmark-end text:name="_Toc304100759"/></text:h>
      <text:p text:style-name="Normal">This release contains a number of modifications discussed by the group, as well as one suggestion from outside, namely by Matthew Somerville of mysociety.org. In particular:<text:s/></text:p>
      <text:list text:style-name="LFO47" text:continue-numbering="true">
        <text:list-item>
          <text:p text:style-name="P76"><text:span text:style-name="HTMLTypewriter">extractText</text:span><text:s/>and<text:s/><text:span text:style-name="HTMLTypewriter">extractStructure</text:span><text:s/>have been renamed as<text:s/><text:span text:style-name="HTMLTypewriter">embeddedText</text:span><text:s/>and<text:s/><text:span text:style-name="HTMLTypewriter">embeddedStructure</text:span><text:s/>respectively. This appears to satisfy better the real nature of the elements and their purpose.<text:s/></text:p>
        </text:list-item>
        <text:list-item>
          <text:p text:style-name="P77">An attribute<text:s/><text:span text:style-name="HTMLTypewriter">href</text:span><text:s/>has also been added to<text:s/><text:span text:style-name="HTMLTypewriter">embeddedText</text:span><text:s/>and<text:s/><text:span text:style-name="HTMLTypewriter">embeddedStructure</text:span><text:s/>(formerly<text:s/><text:span text:style-name="HTMLTypewriter">extractText</text:span><text:s/>and<text:s/><text:span text:style-name="HTMLTypewriter">extractStructire</text:span>), so as to specify the IRI of the document they are embedding. Since sometimes the document may not actually exist independently, the attribute is optional.<text:s/></text:p>
        </text:list-item>
      </text:list>
      <text:p text:style-name="P78"/>
      <text:list text:style-name="LFO47" text:continue-numbering="true">
        <text:list-item>
          <text:p text:style-name="P79">A new container type,<text:s/><text:span text:style-name="HTMLTypewriter">docCollectionType</text:span>, has been added and associated to elements attachment and component.<text:s/></text:p>
        </text:list-item>
        <text:list-item>
          <text:p text:style-name="P80">The content type of<text:s/><text:span text:style-name="HTMLTypewriter">documentCollection</text:span><text:s/>has been changed to be composed of one or more<text:s/><text:span text:style-name="HTMLTypewriter">component</text:span>, which in turn include either whole documents or interstitial elements. This is to harmonize the structure of the<text:s/><text:span text:style-name="HTMLTypewriter">documentCollection</text:span><text:s/>elements with<text:s/><text:span text:style-name="HTMLTypewriter">components</text:span><text:s/>and with<text:s/><text:span text:style-name="HTMLTypewriter">attachments</text:span>. <text:s/></text:p>
        </text:list-item>
        <text:list-item>
          <text:p text:style-name="P81">A new<text:s/><text:span text:style-name="HTMLTypewriter">number</text:span><text:s/>attribute has been added to<text:s/><text:span text:style-name="HTMLTypewriter">eol</text:span><text:s/>and<text:s/><text:span text:style-name="HTMLTypewriter">eop</text:span>, so as to record the page number or line number actually present (if at all) on the source printed version the<text:s/><text:span text:style-name="HTMLTypewriter">eol</text:span><text:s/>and<text:s/><text:span text:style-name="HTMLTypewriter">eop</text:span><text:s/>elements are referring to.<text:s/></text:p>
        </text:list-item>
        <text:list-item>
          <text:p text:style-name="P82">As noticed by Ashok Hariharan, previous version did not modify the URI of the namespace. This has been fixed.<text:s/></text:p>
        </text:list-item>
      </text:list>
      <text:h text:style-name="Heading2" text:outline-level="2"><text:bookmark-start text:name="_Toc304100760"/>Differences between release 20/12/2013 (CSD07 AN<text:s/>3.0) and 25/9/2013 (CSD06<text:s/>AN<text:s/>3.0)<text:bookmark-end text:name="_Toc304100760"/></text:h>
      <text:p text:style-name="Normal">This release contains a number of modifications proposed by the Technical Committee of the OASIS working group in December 2013, as well as a new specification for the license that gets rid of the GPL license in favor of a more liberal one. In particular:<text:s/></text:p>
      <text:list text:style-name="LFO47" text:continue-numbering="true">
        <text:list-item>
          <text:p text:style-name="P83">Attachments have been reorganized as to become closer in nature and syntax to<text:s/>components of a composite document. This means that inside the<text:s/><text:span text:style-name="HTMLTypewriter">attachments</text:span><text:s/>element there is a new repeatable element<text:s/><text:span text:style-name="HTMLTypewriter">attachment</text:span><text:s/>that contains the document root of the attachment itself. This element has the usual attributes including a required<text:s/><text:span text:style-name="HTMLTypewriter">currentId</text:span>.<text:s/></text:p>
        </text:list-item>
        <text:list-item>
          <text:p text:style-name="P84">subFlowStructures (such as<text:s/><text:span text:style-name="HTMLTypewriter">quotedStructure</text:span><text:s/>and<text:s/><text:span text:style-name="HTMLTypewriter">extractStructure</text:span><text:s/>have changed content model in order to allow a maximum of ONE enclosed document element. In order to include multiple documents one must therefore use multiple<text:s/><text:span text:style-name="HTMLTypewriter">extractStructure</text:span><text:s/>or<text:s/><text:span text:style-name="HTMLTypewriter">quotedStructure</text:span><text:s/>elements.<text:s/></text:p>
        </text:list-item>
        <text:list-item>
          <text:p text:style-name="P85">A new section of the<text:s/><text:span text:style-name="HTMLTypewriter">analysis</text:span><text:s/>element,<text:s/><text:span text:style-name="HTMLTypewriter">restrictions</text:span>, has been added to<text:s/>contain<text:s/><text:span text:style-name="HTMLTypewriter">restriction</text:span><text:s/>elements that<text:s/>describe jurisdiction specifications and other types of restrictions of validity.<text:s/>Each<text:s/><text:span text:style-name="HTMLTypewriter">restriction</text:span><text:s/>element associates a TLCConcept identified by a<text:s/><text:span text:style-name="HTMLTypewriter">refersTo</text:span><text:s/>attribute to a fragment of the document identified by an<text:s/><text:span text:style-name="HTMLTypewriter">href</text:span><text:s/>attribute.<text:s/>At the moment only one<text:s/><text:span text:style-name="HTMLTypewriter">type</text:span><text:s/>of restriction is possible, namely jurisdiction. Other types of restrictions may be specified in future by adding values to the new type<text:s/><text:span text:style-name="HTMLTypewriter">restrictionType</text:span>. This can be used to specify jurisdiction restrictions (frequent, e.g., in UK legislation) to individual fragments of the legislation.</text:p>
        </text:list-item>
        <text:list-item>
          <text:p text:style-name="P86">A new specification of license has been used instead of the old GPL v. 3.0. The full text of the license specification is placed in a new file associated to the release called license.txt, to replace the old<text:s/>gpl-3.0.txt<text:s/>. Its content is as follows:<text:s/></text:p>
        </text:list-item>
      </text:list>
      <text:p text:style-name="P87">The<text:s/>schema<text:s/>referred to as<text:s/>Akoma Ntoso is provided by the Copyright Holder<text:s/>OASIS<text:s/>under this instantiation<text:s/>of the<text:s/>Akoma Ntoso SPECIFICATION LICENSE:</text:p>
      <text:p text:style-name="P88"/>
      <text:p text:style-name="P89">Copyright (C) Copyright Holder: All Rights Reserved.</text:p>
      <text:p text:style-name="P90"/>
      <text:p text:style-name="P91">Definition:</text:p>
      <text:p text:style-name="P92"/>
      <text:p text:style-name="P93">In the following, "Specification" refers to all diagrams and texts for defining the<text:s/>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p>
      <text:p text:style-name="P94"/>
      <text:p text:style-name="P95">Declaration:</text:p>
      <text:p text:style-name="P96"/>
      <text:p text:style-name="P97">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text:s/></text:p>
      <text:p text:style-name="P98">* an unmodified copy of this document is included with all such copies and derivative works,</text:p>
      <text:p text:style-name="P99">* non-authorized derivative works are clearly identified as such, and</text:p>
      <text:p text:style-name="P100">* this Specification itself is not modified in any way, except as part of a collaboration with the Copyright Holder or to the extent necessary to translate its natural-language explanation and documentation into other natural languages.</text:p>
      <text:p text:style-name="P101"/>
      <text:p text:style-name="P102">Disclaimer:</text:p>
      <text:p text:style-name="P103"/>
      <text:p text:style-name="P104">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05"/>
      <text:p text:style-name="P106">The template of the Akoma Ntoso SPECIFICATION LICENSE, which may be instantiated for other specifications, can be found at the following URL:xxxxxxxxxxxxxx</text:p>
      <text:h text:style-name="Heading2" text:outline-level="2"><text:bookmark-start text:name="_Toc304100761"/>Difference in release CSD06 –<text:s/>25<text:s/>September 2013<text:s/>as<text:s/>Modified 11 October 2013<text:bookmark-end text:name="_Toc304100761"/></text:h>
      <text:p text:style-name="Normal">There are no differences in the schema, which for this reason does NOT change namespace or version number.<text:s/></text:p>
      <text:p text:style-name="Normal">In the documentation and in these release notes, though, all references to URIs have been replaced with references to IRIs instead, in order to allow for the use of non-latin scripts in addresses.<text:s/></text:p>
      <text:h text:style-name="Heading2" text:outline-level="2"><text:bookmark-start text:name="_Toc304100762"/>Differences between release 25/9/2013 (CSD05 AN 6.0) and 23/7/2013 (CSD03 AN 5.0)<text:bookmark-end text:name="_Toc304100762"/></text:h>
      <text:p text:style-name="Normal">This release contains a number of modifications proposed<text:s/>by the Technical Committee of the OASIS working group in August and September of 2013, including the notorious Cocoloco agreement on ids and requests from Veronique Parisse for the European Parliament and Monica Palmirani for the Uruguayan Parliament.<text:s/>In particular:<text:s/></text:p>
      <text:list text:style-name="LFO47" text:continue-numbering="true">
        <text:list-item>
          <text:p text:style-name="P107">A new inline element,<text:s/><text:span text:style-name="HTMLTypewriter">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108">Ids have been redesigned according to the Cocoloco Agreement of the 6<text:span text:style-name="T109">th</text:span><text:s/>of September 2013 at the Legislative XML Summer School in Ravenna (I). Attributes<text:s/><text:span text:style-name="HTMLTypewriter">id</text:span><text:s/>and<text:s/><text:span text:style-name="HTMLTypewriter">evolvingId</text:span><text:s/>have been replaced with<text:s/><text:span text:style-name="HTMLTypewriter">currentId</text:span><text:s/>(required, evolving in time, semantic),<text:s/><text:span text:style-name="HTMLTypewriter">originalId</text:span><text:s/>(required only for renumbered documents, permanent, semantic) and<text:s/><text:span text:style-name="HTMLTypewriter">GUID</text:span><text:s/>(optional, permanent, without required syntax).<text:s/><text:s/>Section 7.4 of these Release Notes provides examples and justifications for this modification.<text:s/>Also note that neither id is actually of type<text:s/><text:span text:style-name="HTMLTypewriter">ID</text:span>, but rather<text:s/><text:span text:style-name="HTMLTypewriter">NMTOKEN</text:span><text:s/>with an additional uniqueness requirement for all elements contained within a single document type (e.g., act, bill, debate, etc.). This allows composite documents to have identical ids in similarly named elements in different subdocuments.<text:s/></text:p>
        </text:list-item>
        <text:list-item>
          <text:p text:style-name="P110">Attribute<text:s/><text:span text:style-name="HTMLTypewriter">refersTo</text:span><text:s/>now allows a space-delimited list of references to items in the<text:s/><text:span text:style-name="HTMLTypewriter">references</text:span><text:s/>element of the metadata, so as to allow for multiple semantic connections between content and external ontological entities.</text:p>
        </text:list-item>
        <text:list-item>
          <text:p text:style-name="P111">Element<text:s/><text:span text:style-name="HTMLTypewriter">attachments</text:span><text:s/>now allows also elements<text:s/><text:span text:style-name="HTMLTypewriter">interstitial</text:span><text:s/>and<text:s/><text:span text:style-name="HTMLTypewriter">toc</text:span><text:s/>in its content model.</text:p>
        </text:list-item>
        <text:list-item>
          <text:p text:style-name="P112">Attributes<text:s/><text:span text:style-name="HTMLTypewriter">originalId</text:span><text:s/>and<text:s/><text:span text:style-name="HTMLTypewriter">evolvingId</text:span><text:s/>of element<text:s/><text:span text:style-name="HTMLTypewriter">renumberingInfo</text:span><text:s/>in the<text:s/><text:span text:style-name="HTMLTypewriter">temporalData</text:span><text:s/>metadata structure are now called<text:s/><text:span text:style-name="HTMLTypewriter">original</text:span><text:s/>and<text:s/><text:span text:style-name="HTMLTypewriter">current</text:span><text:s/>respectively, to avoid name clashes and to align their denomination to the ids they actually refer<text:s/>to.<text:s/><text:s/></text:p>
        </text:list-item>
        <text:list-item>
          <text:p text:style-name="P113">The separator of multipart semantic ids (e.g.,<text:s/><text:span text:style-name="HTMLTypewriter">“bck1-par2”</text:span>) has been specified as “_” instead of “-“<text:s/>in section 7.3 of these Release Notes.<text:s/><text:s/></text:p>
        </text:list-item>
      </text:list>
      <text:h text:style-name="Heading2" text:outline-level="2"><text:bookmark-start text:name="_Toc304100763"/>Differences between release 23/7/2013 (CSD05 AN 3.0) and 18/2/2013 (CSD03 AN 3.0)<text:bookmark-end text:name="_Toc304100763"/></text:h>
      <text:p text:style-name="Normal">Please note that this is release CSD05 AN 3.0, and that CSD04 AN 3.0 was an<text:s/>unofficial<text:s/>intermediate release dated<text:s/>18/7/2013 that was never distributed<text:s/>outside the<text:s/>OASIS TC, and its modifications are completely contained and described here.<text:s/></text:p>
      <text:p text:style-name="Normal">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text:s/></text:p>
      <text:list text:style-name="LFO47" text:continue-numbering="true">
        <text:list-item>
          <text:p text:style-name="P114">The spelling judgment instead of judgement has been applied consistently throughout the schema as suggested by native English speakers and approved by the TC.<text:s/></text:p>
        </text:list-item>
        <text:list-item>
          <text:p text:style-name="P115">The pattern popup has been renamed subFlow,<text:s/>and all types, groups and attribute groups containing the word popup have been renamed<text:s/>accordingly. Also the generic element popup is now named subFlow.<text:s/></text:p>
        </text:list-item>
        <text:list-item>
          <text:p text:style-name="P116">Three new hcontainers have been added: rule, subRule and proviso.</text:p>
        </text:list-item>
        <text:list-item>
          <text:p text:style-name="P117">Element coverPage can now contain longTitle.</text:p>
        </text:list-item>
        <text:list-item>
          <text:p text:style-name="P118">A new inline element decoration has been added to mark the editorial suggestion by the legislator that are meant to decorate and explain the most recent publication of a legislative fragment, such as adding the word “new” on the side of an newly inserted article or section.<text:s/></text:p>
        </text:list-item>
        <text:list-item>
          <text:p text:style-name="P119">A new judgment section has been added called argument, to specify the argument used by the judge to evaluate a case.<text:s/></text:p>
        </text:list-item>
        <text:list-item>
          <text:p text:style-name="P120">Attribute list dateTime has been removed (containing both a date and a time<text:s/>attributes) and replaced by a extended data<text:s/>type for the date attribute, allowing either a simple date value<text:s/>(with the usual syntax YYYY-MM-DD) or a dateTime value<text:s/><text:span text:style-name="T121">YYYY-MM-DDThh:mm:ss(zzzz), where zzzzzz is either the letter “Z” (referring to UTC) or a six letter sequence composed of a plus or minus sign followed by a five-letter time offset with regard to UTC (e.g., CET would be -01:00, and EST would be +05:00)</text:span><text:span text:style-name="T122">.<text:s/></text:span><text:span text:style-name="T123">Absence of a time zone specification is only allowed when the time zone can be determined without ambiguity (e.g., in national documents for countries spanning a single time zone). Multiple representations of the same point in time according to different time zones<text:s/></text:span><text:span text:style-name="T124">must be<text:s/></text:span><text:span text:style-name="T125">marked up only<text:s/></text:span><text:span text:style-name="T126">ONCE</text:span><text:span text:style-name="T127"><text:s/>with a disambiguating date attribute with any choice of time zone.<text:s/></text:span><text:span text:style-name="T128">All elements that used to have both date and time attribute</text:span><text:span text:style-name="T129">s (e.g, docDate, date,<text:s/></text:span><text:span text:style-name="T130">publication, event</text:span><text:span text:style-name="T131">R</text:span><text:span text:style-name="T132">ef,<text:s/></text:span><text:span text:style-name="T133">step,<text:s/></text:span><text:span text:style-name="T134">etc.)</text:span><text:span text:style-name="T135"><text:s/>now only have the extended date attribute.<text:s/></text:span></text:p>
        </text:list-item>
        <text:list-item>
          <text:p text:style-name="P136">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text:s/></text:p>
        </text:list-item>
        <text:list-item>
          <text:p text:style-name="P137">The type collectionStructure (used by complex documents) can now contain preambles.<text:s/></text:p>
        </text:list-item>
        <text:list-item>
          <text:p text:style-name="P138">The hcontainer subdivision,<text:s/>has been added to the list of usable hcontainers, as it was left out erroneously.<text:s/></text:p>
        </text:list-item>
        <text:list-item>
          <text:p text:style-name="P139">Element toc is back to being a block-level element without headings or introductions, but the need to have them has been taken care of by the new element blockContainer, which is a more general solution to a problem that toc shared with other elements, such as conclusions.<text:s/></text:p>
        </text:list-item>
        <text:list-item>
          <text:p text:style-name="P140">A new block-level element has been added, blockContainer, meant to side blockList in the expression of complex structures at the block level. This allows to specify headed and autonomous sections within a block level context, such as element content, conclusion or prefaceSection.<text:s/></text:p>
        </text:list-item>
        <text:list-item>
          <text:p text:style-name="P141">Type subFlowStructure (formerly popupStructure, used by subFlow elements such as quotedStructure and<text:s/>extractStructure, now allow more elements, in particular all document types (e.g., bill, act, etc.) and table elements tr, th, and td.</text:p>
        </text:list-item>
        <text:list-item>
          <text:p text:style-name="P142">Element FRBRname in<text:s/>FRBRWork properties<text:s/>can now be repeated as many times as needed to specify<text:s/>different well-known names with which the work is known.<text:s/></text:p>
        </text:list-item>
        <text:list-item>
          <text:p text:style-name="P143">Type valueType, used by many metadata elements especially is the FRBR block, can now use the refersTo and showAs attribute.<text:s/></text:p>
        </text:list-item>
        <text:list-item>
          <text:p text:style-name="P144">Modifier attributes exclusion and incomplete can now be added both to whole analysis elements, as before, as well as to individual members of the analysis element such as<text:s/>source, destination, etc.<text:s/></text:p>
        </text:list-item>
        <text:list-item>
          <text:p text:style-name="P145">A new<text:s/>element renumberingInfo<text:s/>has been added in temporalData to<text:s/>manage<text:s/>the tracking of multiple renumberings<text:s/>in<text:s/>structure<text:s/>(e.g.<text:s/>for<text:s/>bills).<text:s/>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text:s/>In particular, each renumberingInfo element must specify the original id of the structure being described (i.e., the never-changing id attribute), the evolved Id (i.e., the evolving id the structure has in that specific time interval), and the start and end temporalInfo<text:s/>specifications<text:s/>for the time interval in which the evolving Id was current.<text:s/></text:p>
        </text:list-item>
      </text:list>
      <text:h text:style-name="Heading2" text:outline-level="2"><text:bookmark-start text:name="_Toc304100764"/>Differences between release 18/2/2013 (CSD03 AN 3.0) and 6/2/2013 (CSD02 AN 3.0)<text:bookmark-end text:name="_Toc304100764"/></text:h>
      <text:p text:style-name="Normal">This release contains the modifications approved in the OASIS LegalDocML Technical Committee Conference Call of 13<text:span text:style-name="T146">th</text:span><text:s/>February 2013, to better distinguish the product of legislative assemblies that are of a legislative nature and those that are not. In detail:<text:s/></text:p>
      <text:list text:style-name="LFO47" text:continue-numbering="true">
        <text:list-item>
          <text:p text:style-name="P147">A new document type has been added,<text:s/><text:span text:style-name="HTMLTypewriter">statement</text:span>, to describe documents that are official outputs of a legislative assembly but are not a normative nature, such as non-binding resolutions, etc.<text:s/></text:p>
        </text:list-item>
        <text:list-item>
          <text:p text:style-name="P148">A<text:s/><text:span text:style-name="HTMLTypewriter">name</text:span><text:s/>attribute has been added to all document types (and not only generic ones) to allow for the specification of a local name for each document. For instance, an act may be called “Act”, “Statute”, “Title”, “Executive Order”, and still be an<text:s/><text:span text:style-name="HTMLTypewriter">act</text:span>.<text:s/></text:p>
        </text:list-item>
        <text:list-item>
          <text:p text:style-name="P149">A new element has been added to<text:s/><text:span text:style-name="HTMLTypewriter">FRBRWork</text:span>,<text:s/><text:span text:style-name="HTMLTypewriter">FRBRprescriptive</text:span>, to allow the specification of a boolean value to assert whether the document contains prescriptive content (i.e., content that does or may end up being prescriptive, i.e., legally binding) or not.</text:p>
        </text:list-item>
        <text:list-item>
          <text:p text:style-name="P150">A new element has been added to<text:s/><text:span text:style-name="HTMLTypewriter">FRBRWork</text:span><text:s/>and<text:s/><text:span text:style-name="HTMLTypewriter">FRBRExpression</text:span>,<text:s/><text:span text:style-name="HTMLTypewriter">FRBRauthoritative</text:span>, to allow the specification of a boolean value to assert whether this work and/or this expression is authoritative (i.e., its content has been compiled by the body that has the authority to do so) or not.</text:p>
        </text:list-item>
      </text:list>
      <text:h text:style-name="Heading2" text:outline-level="2"><text:bookmark-start text:name="_Toc304100765"/>Differences between release 6/2/2013 (CSD02 AN 3.0) and 20/1/2013 (CSD01 AN 3.0)<text:bookmark-end text:name="_Toc304100765"/></text:h>
      <text:p text:style-name="Normal">This release contains a few<text:s/>minor<text:s/>modifications to CSD01 as suggested by the discussion on the conference call of the OASIS LegalDocML Technical Committee of the 23<text:span text:style-name="T151">rd</text:span><text:s/>of January 2013, arising from suggestions from Veronique Parisse of the European Parliament.<text:s/></text:p>
      <text:list text:style-name="LFO47" text:continue-numbering="true">
        <text:list-item>
          <text:p text:style-name="P152">Attribute<text:s/><text:span text:style-name="HTMLTypewriter">date</text:span><text:s/>is now back to be a<text:s/><text:span text:style-name="HTMLTypewriter">xsd:date<text:s/></text:span>value. Elements marked up as<text:s/><text:span text:style-name="HTMLTypewriter">datetime</text:span><text:s/>now have<text:s/><text:span text:style-name="T153">two separate attributes</text:span>, a required<text:s/><text:span text:style-name="HTMLTypewriter">date</text:span><text:s/>accepting an<text:s/><text:span text:style-name="HTMLTypewriter">xsd:date</text:span><text:s/>value and an optional<text:s/><text:span text:style-name="HTMLTypewriter">time</text:span><text:s/>accepting<text:s/>an<text:s/><text:span text:style-name="HTMLTypewriter">xsd:time</text:span><text:s/>value.<text:s/></text:p>
        </text:list-item>
        <text:list-item>
          <text:p text:style-name="P154">The single<text:s/><text:span text:style-name="HTMLTypewriter">quote</text:span><text:s/>attribute used in<text:s/><text:span text:style-name="HTMLTypewriter">quotedText</text:span>,<text:s/><text:span text:style-name="HTMLTypewriter">quotedStructure</text:span>,<text:s/><text:span text:style-name="HTMLTypewriter">extractText</text:span><text:s/>and<text:s/><text:span text:style-name="HTMLTypewriter">extractStructure</text:span><text:s/>has been turned in two separate attributes,<text:s/><text:span text:style-name="HTMLTypewriter">startQuote</text:span><text:s/>and<text:s/><text:span text:style-name="HTMLTypewriter">endQuote</text:span>.<text:s/>This allows to specify different start and end quote characters.<text:s/></text:p>
        </text:list-item>
        <text:list-item>
          <text:p text:style-name="P155">A new attribute has been inherited from the xml namespace, namely<text:s/><text:span text:style-name="HTMLTypewriter">xml:space</text:span>, to side<text:s/><text:span text:style-name="HTMLTypewriter">xml:lang</text:span>, exactly for the purpose for which the attribute has been invented, namely to specify the treatment of whitespace nodes in the content of the elements.<text:s/></text:p>
        </text:list-item>
        <text:list-item>
          <text:p text:style-name="P156">The<text:s/><text:span text:style-name="HTMLTypewriter">id</text:span><text:s/>attribute of elements<text:s/><text:span text:style-name="HTMLTypewriter">formula</text:span>,<text:s/><text:span text:style-name="HTMLTypewriter">heading</text:span>,<text:s/><text:span text:style-name="HTMLTypewriter">content</text:span>,<text:s/><text:span text:style-name="HTMLTypewriter">intro</text:span>,<text:s/><text:span text:style-name="HTMLTypewriter">wrap</text:span>,<text:s/><text:span text:style-name="HTMLTypewriter">other</text:span>,<text:s/><text:span text:style-name="HTMLTypewriter">recitals</text:span>,<text:s/><text:span text:style-name="HTMLTypewriter">citations</text:span>,<text:s/><text:span text:style-name="HTMLTypewriter">longTitle</text:span>,<text:s/>and<text:s/><text:span text:style-name="HTMLTypewriter">documentRef</text:span><text:s/>are now required.<text:s/></text:p>
        </text:list-item>
      </text:list>
      <text:h text:style-name="Heading2" text:outline-level="2"><text:bookmark-start text:name="_Toc304100766"/>Differences between release<text:s/>20/1/2013<text:s/>(CSD01 AN 3.0)<text:s/>and 27/07/2012<text:s/>(AN 2.0)<text:bookmark-end text:name="_Toc304100766"/></text:h>
      <text:p text:style-name="Normal">This release is the first to be created as a deliverable of the OASIS LegalDocML Technical Committee.<text:s/>It contains answers to a number of requirements by the European Parliament, by the Library of Congress of Chile, by XCential, and by CIRSFID.<text:s/></text:p>
      <text:p text:style-name="Normal">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text:s/><text:a xlink:href="http://docs.oasis-open.org/specGuidelines/ndr/namingDirectives-v1.3.html#xml-namespaces" office:target-frame-name="_top" xlink:show="replace"><text:span text:style-name="Hyperlink">http://docs.oasis-open.org/specGuidelines/ndr/namingDirectives-v1.3.html#xml-namespaces</text:span></text:a><text:s/>. In particular,<text:s/>this means<text:s/>that namespaces from now on will have the form:<text:s/><text:a xlink:href="http://docs.oasis-open.org/legaldocml/ns/akn/xxx" office:target-frame-name="_top" xlink:show="replace"><text:span text:style-name="Hyperlink">h</text:span><text:bookmark-start text:name="_Hlt220144313"/><text:span text:style-name="Hyperlink">t</text:span><text:bookmark-end text:name="_Hlt220144313"/><text:span text:style-name="Hyperlink">tp://docs.oasis-open.org/legaldocml/ns/akn/xxx</text:span></text:a><text:s/>, where xxx is one of<text:s/></text:p>
      <text:list text:style-name="LFO51" text:continue-numbering="true">
        <text:list-item>
          <text:list>
            <text:list-item>
              <text:p text:style-name="P157"><text:span text:style-name="T158">Working Draft (WD)</text:span></text:p>
            </text:list-item>
            <text:list-item>
              <text:p text:style-name="P159"><text:span text:style-name="T160">Committee Specification Draft (CSD)</text:span></text:p>
            </text:list-item>
            <text:list-item>
              <text:p text:style-name="P161">Committee Specification Public Review Draft (CSPRD)</text:p>
            </text:list-item>
            <text:list-item>
              <text:p text:style-name="P162">Committee Specification (CS)</text:p>
            </text:list-item>
            <text:list-item>
              <text:p text:style-name="P163">Candidate OASIS Standard (COS)</text:p>
            </text:list-item>
            <text:list-item>
              <text:p text:style-name="P164">OASIS Standard (OS)</text:p>
            </text:list-item>
            <text:list-item>
              <text:p text:style-name="P165">Approved Errata (Errata)</text:p>
            </text:list-item>
          </text:list>
        </text:list-item>
      </text:list>
      <text:p text:style-name="Normal">, followed by a sequential number. Finally, the objective of this stage of the OASIS LegalDocML TC at this stage is to deliver the 3<text:span text:style-name="T166">rd</text:span><text:s/>version of Akoma Ntoso. Therefore, the namespace of this release will be<text:s/><text:a xlink:href="http://docs.oasis-open.org/legaldocml/ns/akn/3.0/CSD01" office:target-frame-name="_top" xlink:show="replace"><text:span text:style-name="T167">http://docs.oasis-open.org/legaldocml/ns/akn/3.0/CSD01</text:span></text:a><text:span text:style-name="T168"><text:s/>.</text:span></text:p>
      <text:p text:style-name="P169">Additional differences include:<text:s/></text:p>
      <text:list text:style-name="LFO47" text:continue-numbering="true">
        <text:list-item>
          <text:p text:style-name="P170"><text:span text:style-name="T171">A new element has been included in speech sections, called<text:s/></text:span><text:span text:style-name="HTMLTypewriter">speechGroup</text:span><text:span text:style-name="T172">. This is meant for collecting within a single,<text:s/></text:span><text:span text:style-name="T173">annotated group an otherwise unmarked sequence of individual speeches, of which there is one main flow of speeches (by an appointed speaker, possibly introduced by the chair, interrupted by the audience and followed by a debate. In this case, the<text:s/></text:span><text:span text:style-name="HTMLTypewriter">speechGroup</text:span><text:span text:style-name="T174"><text:s/>element will help identify the main speaker (attribute<text:s/></text:span><text:span text:style-name="HTMLTypewriter">by</text:span><text:span text:style-name="T175">), the role of the main speaker (attribute<text:s/></text:span><text:span text:style-name="HTMLTypewriter">as</text:span><text:span text:style-name="T176">) and the addressees (attribute<text:s/></text:span><text:span text:style-name="HTMLTypewriter">to</text:span><text:span text:style-name="T177">) as well as the individual speech elements that the overall discussion is composed by.<text:s/></text:span></text:p>
        </text:list-item>
        <text:list-item>
          <text:p text:style-name="P178"><text:span text:style-name="T179">Elements<text:s/></text:span><text:span text:style-name="HTMLTypewriter">recitals</text:span><text:span text:style-name="T180">,<text:s/></text:span><text:span text:style-name="HTMLTypewriter">citations</text:span><text:span text:style-name="T181"><text:s/>and<text:s/></text:span><text:span text:style-name="HTMLTypewriter">toc</text:span><text:span text:style-name="T182"><text:s/>are now provided with a list of optional heading elements (such as<text:s/></text:span><text:span text:style-name="HTMLTypewriter">header</text:span><text:span text:style-name="T183">,<text:s/></text:span><text:span text:style-name="HTMLTypewriter">subheader</text:span><text:span text:style-name="T184">,<text:s/></text:span><text:span text:style-name="HTMLTypewriter">num</text:span><text:span text:style-name="T185">, etc.) in case the structure of the section becomes fairly complicated. This also implies that<text:s/></text:span><text:span text:style-name="HTMLTypewriter">toc</text:span><text:span text:style-name="T186">, previously a block element, has been upgraded to container.<text:s/></text:span></text:p>
        </text:list-item>
        <text:list-item>
          <text:p text:style-name="P187"><text:span text:style-name="T188">Two new elements from HTML have been added,<text:s/></text:span><text:span text:style-name="HTMLTypewriter">abbr</text:span><text:span text:style-name="T189"><text:s/>and<text:s/></text:span><text:span text:style-name="HTMLTypewriter">br</text:span><text:span text:style-name="T190"><text:s/>(an inline and a marker, respectively). With the same use and semantics as in HTML.<text:s/></text:span></text:p>
        </text:list-item>
        <text:list-item>
          <text:p text:style-name="P191"><text:span text:style-name="T192">Two new elements have been added to<text:s/></text:span><text:span text:style-name="HTMLTypewriter">judgements</text:span><text:span text:style-name="T193">, namely<text:s/></text:span><text:span text:style-name="HTMLTypewriter">arguments</text:span><text:span text:style-name="T194"><text:s/>and<text:s/></text:span><text:span text:style-name="HTMLTypewriter">remedies</text:span><text:span text:style-name="T195">.<text:s/></text:span></text:p>
        </text:list-item>
        <text:list-item>
          <text:p text:style-name="P196"><text:span text:style-name="T197">Type<text:s/></text:span><text:span text:style-name="HTMLTypewriter">YesNoType</text:span><text:span text:style-name="T198"><text:s/>data type has been removed and unified with the plain<text:s/></text:span><text:span text:style-name="HTMLTypewriter">xsd:Boolean</text:span><text:span text:style-name="T199"><text:s/>data type. Attributes that used<text:s/></text:span><text:span text:style-name="HTMLTypewriter">“yes”/”no”</text:span><text:span text:style-name="T200"><text:s/>values need now to use<text:s/></text:span><text:span text:style-name="HTMLTypewriter">“true”/”false”</text:span><text:span text:style-name="T201"><text:s/>values.<text:s/></text:span></text:p>
        </text:list-item>
        <text:list-item>
          <text:p text:style-name="P202">Attribute<text:s/><text:span text:style-name="HTMLTypewriter">status</text:span><text:s/>has been clarified and streamlined. Its values<text:s/>now express the justification for the difference between the actual content of the manifestation and the content of the corresponding expression. In particular, the new values for the attribute are as follows:<text:s/></text:p>
          <text:list text:continue-numbering="true">
            <text:list-item>
              <text:p text:style-name="P203"><text:span text:style-name="T204">removed</text:span>: the content of the element is present in the markup (manifestation) but is not present in the real content of the document (expression level) because it has been definitely removed (either ex tunc, as in annullments, or ex nunc, as in abrogations).<text:s/></text:p>
            </text:list-item>
            <text:list-item>
              <text:p text:style-name="P205"><text:span text:style-name="T206">temporarily removed</text:span>: the content of the element is present in the markup (manifestation) but is not present in the real content of the document (expression level) because it has been temporarily removed (e.g., for a temporary suspension or limitation of efficacy).<text:s/></text:p>
            </text:list-item>
            <text:list-item>
              <text:p text:style-name="P207"><text:span text:style-name="T208">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text:s/></text:p>
            </text:list-item>
            <text:list-item>
              <text:p text:style-name="P209"><text:span text:style-name="T210">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11"><text:span text:style-name="T212">edited</text:span>: the content of the element is different in the markup (manifestation) than in the real content of the document (expression level) because it has been amended (e.g., to remove scurrilous or offensive remarks).<text:s/></text:p>
            </text:list-item>
            <text:list-item>
              <text:p text:style-name="P213"><text:span text:style-name="T214">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text:s/></text:p>
            </text:list-item>
            <text:list-item>
              <text:p text:style-name="P215"><text:span text:style-name="T216">incomplete</text:span>: the content of the element or the value of a required<text:s/>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17"><text:span text:style-name="T218">unknown</text:span>: the content of the element or the value of a required<text:s/>attribute is NOT present in the markup (manifestation), although it should, because the author of the manifestation does not know it.</text:p>
            </text:list-item>
            <text:list-item>
              <text:p text:style-name="P219"><text:span text:style-name="T220">undefined</text:span>: the content of the element or the value of a required<text:s/>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21"><text:span text:style-name="T222">ignored</text:span>: the content of the element or the value of a required<text:s/>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23">A new element,<text:s/><text:span text:style-name="HTMLTypewriter">documentRef</text:span>, has been added<text:s/>to side pre-existing<text:s/><text:span text:style-name="HTMLTypewriter">componentRef</text:span>. This should clarify and streamline the use of each:<text:s/><text:span text:style-name="HTMLTypewriter">componentRef</text:span><text:s/>is now only a manifestation-level placeholder for content that is placed in a separate file, and can be placed instead of any structural element of the body of the document. Element<text:s/><text:span text:style-name="HTMLTypewriter">d</text:span><text:span text:style-name="HTMLTypewriter">ocumentref</text:span>, on<text:s/>the other hand, is meant as a work-level or expression-level placeholder to a whole<text:s/>document that is available at<text:s/>a different URI.<text:s/>It can be only placed as members of a document collection, as an attachment, or as an included document within<text:s/><text:span text:style-name="HTMLTypewriter">quotedStructure</text:span><text:s/>and<text:s/><text:span text:style-name="HTMLTypewriter">extractStructure</text:span><text:s/>elements.<text:s/><text:s/></text:p>
        </text:list-item>
        <text:list-item>
          <text:p text:style-name="P224"><text:span text:style-name="T225">All containers and hcontainers can now be empty.<text:s/></text:span><text:span text:style-name="T226">This is meant to help in using<text:s/></text:span><text:span text:style-name="HTMLTypewriter">status=”omissis”</text:span><text:span text:style-name="T227"><text:s/>on</text:span><text:span text:style-name="T228"><text:s/></text:span><text:span text:style-name="T229">a structure, or any other situation in which content exist but is not represented in the XML document.<text:s/></text:span></text:p>
        </text:list-item>
        <text:list-item>
          <text:p text:style-name="P230"><text:span text:style-name="T231">Element</text:span><text:span text:style-name="T232">s</text:span><text:span text:style-name="T233"><text:s/></text:span><text:span text:style-name="HTMLTypewriter">formula</text:span><text:span text:style-name="T234"><text:s/></text:span><text:span text:style-name="T235">and<text:s/></text:span><text:span text:style-name="HTMLTypewriter">FRBRAlias</text:span><text:span text:style-name="T236"><text:s/></text:span><text:span text:style-name="T237">ha</text:span><text:span text:style-name="T238">ve</text:span><text:span text:style-name="T239"><text:s/>now a<text:s/></text:span><text:span text:style-name="HTMLTypewriter">name</text:span><text:span text:style-name="T240"><text:s/>attribute to help identify the kind of formula it is.<text:s/></text:span></text:p>
        </text:list-item>
        <text:list-item>
          <text:p text:style-name="P241">Elements<text:s/><text:span text:style-name="HTMLTypewriter">docDate</text:span>,<text:s/><text:span text:style-name="HTMLTypewriter">publication</text:span>,<text:s/><text:span text:style-name="HTMLTypewriter">step</text:span><text:s/>and<text:s/><text:span text:style-name="HTMLTypewriter">eventRef</text:span><text:s/>now accept<text:s/>a<text:s/><text:span text:style-name="HTMLTypewriter">dateTime</text:span>, in its norm attribute, which allows the (optional) specification of a time as well as a date, if present.</text:p>
        </text:list-item>
        <text:list-item>
          <text:p text:style-name="P242">A new element<text:s/><text:span text:style-name="HTMLTypewriter">time</text:span><text:s/>has been added. It contains a<text:s/><text:span text:style-name="HTMLTypewriter">time</text:span><text:s/>attribute to specify a normalized specification of a time as present in the text.<text:s/></text:p>
        </text:list-item>
        <text:list-item>
          <text:p text:style-name="P243">Elements<text:s/><text:span text:style-name="HTMLTypewriter">quotedText</text:span>,<text:s/><text:span text:style-name="HTMLTypewriter">extractText</text:span>,<text:s/><text:span text:style-name="HTMLTypewriter">quotedStructure</text:span><text:s/>and<text:s/><text:span text:style-name="HTMLTypewriter">extractStructure</text:span><text:s/>now allow a new attribute<text:s/><text:span text:style-name="HTMLTypewriter">quote</text:span>, which is used to specify the quote character used (if any) in the text.<text:s/></text:p>
        </text:list-item>
        <text:list-item>
          <text:p text:style-name="P244"><text:span text:style-name="HTMLTypewriter">Keyword</text:span><text:s/>elements now accept a<text:s/><text:span text:style-name="HTMLTypewriter">href</text:span><text:s/>attribute meant to associate the individual keyword to a specific fragment of the text, so that it is now possible to perform classification of individual fragments of the document. Keywords without the<text:s/><text:span text:style-name="HTMLTypewriter">href</text:span><text:s/>elements will be assumed to refer to the whole document.<text:s/></text:p>
        </text:list-item>
        <text:list-item>
          <text:p text:style-name="P245">Two new textual modifications have been added to the analysis section of the metadata,<text:s/><text:span text:style-name="HTMLTypewriter">join</text:span><text:s/>and<text:s/><text:span text:style-name="HTMLTypewriter">split</text:span>, to identify operations that respectively create a single structure out of two adjoining ones, and that create two adjoining structures by separating one.<text:s/></text:p>
        </text:list-item>
        <text:list-item>
          <text:p text:style-name="P246">Elements<text:s/><text:span text:style-name="HTMLTypewriter">old</text:span><text:s/>and<text:s/><text:span text:style-name="HTMLTypewriter">new</text:span><text:s/>can now be contained multiple times within the same textual modification. This allows for the same modification to affect multiple parts of a document. Additional attributes<text:s/><text:span text:style-name="HTMLTypewriter">id</text:span><text:s/>and<text:s/><text:span text:style-name="HTMLTypewriter">href</text:span><text:s/>allows to specify which new refers to which old part.<text:s/></text:p>
        </text:list-item>
        <text:list-item>
          <text:p text:style-name="P247">Element<text:s/><text:span text:style-name="HTMLTypewriter">attachments</text:span><text:s/>can now contain either a<text:s/><text:span text:style-name="HTMLTypewriter">documentRef</text:span><text:s/>(as previously) or any of the document types. This allows for each manifestation to decide whether an attachment should be placed outside of the main XML flow or within it on a document by document basis.<text:s/></text:p>
        </text:list-item>
        <text:list-item>
          <text:p text:style-name="P248">A specification has been added to the Akoma Ntoso naming convention with regard to virtual expressions (i.e., expressions where some of the information is unknown or unavailable). This is specified in section 8.4.4 of these Release Notes.<text:s/></text:p>
        </text:list-item>
      </text:list>
      <text:h text:style-name="Heading2" text:outline-level="2"><text:bookmark-start text:name="_Toc304100767"/>Differences between release 27/07/2012 and 29/06/2012<text:bookmark-end text:name="_Toc304100767"/></text:h>
      <text:p text:style-name="Normal">This release contains just two small modifications:<text:s/></text:p>
      <text:list text:style-name="LFO47" text:continue-numbering="true">
        <text:list-item>
          <text:p text:style-name="P249">Element<text:s/><text:span text:style-name="HTMLTypewriter">docProponent</text:span><text:s/>now allows attribute<text:s/><text:span text:style-name="HTMLTypewriter">as</text:span><text:s/>to specify the role the document proponent has in proposing it.</text:p>
        </text:list-item>
        <text:list-item>
          <text:p text:style-name="P250">All elements with type<text:s/><text:span text:style-name="HTMLTypewriter">popupStructure</text:span><text:s/>(namely,<text:s/><text:span text:style-name="HTMLTypewriter">quotedStrcture, extractStructure, authorialNote<text:s/></text:span>and<text:span text:style-name="HTMLTypewriter"><text:s/>popup</text:span>) now allow also<text:s/><text:span text:style-name="HTMLTypewriter">longTitle, formula, citations,<text:s/></text:span>and<text:span text:style-name="HTMLTypewriter"><text:s/>recitals</text:span><text:s/>in their content models.<text:s/></text:p>
        </text:list-item>
        <text:list-item>
          <text:p text:style-name="P251">Some clarifications were added to section 8.1 of the naming convention about the use and need for absolute URIs in Akoma Ntoso. <text:s/></text:p>
        </text:list-item>
      </text:list>
      <text:h text:style-name="Heading2" text:outline-level="2"><text:bookmark-start text:name="_Toc304100768"/>Differences between release<text:s/>29/06/2012 and 07/05/2012 take II<text:bookmark-end text:name="_Toc304100768"/></text:h>
      <text:p text:style-name="Normal">This release contains a<text:s/>few<text:s/>small modifications:</text:p>
      <text:list text:style-name="LFO47" text:continue-numbering="true">
        <text:list-item>
          <text:p text:style-name="P252">Element<text:s/><text:span text:style-name="HTMLTypewriter">preambleSubdivision</text:span><text:s/>has been<text:s/>replaced with<text:s/>the generic element<text:s/><text:span text:style-name="HTMLTypewriter">container</text:span>, which seems more appropriate<text:s/>since<text:s/>it is allowed in many more contexts than preambles alone.<text:s/></text:p>
        </text:list-item>
        <text:list-item>
          <text:p text:style-name="P253">Element<text:s/><text:span text:style-name="HTMLTypewriter">FRBRtitle</text:span><text:s/>has been renamed into<text:s/><text:span text:style-name="HTMLTypewriter">FRBR</text:span><text:span text:style-name="HTMLTypewriter">name</text:span>, as title was considered inappropriate for the role in the determination of the contribution of the document’s name for the Work URI .</text:p>
        </text:list-item>
        <text:list-item>
          <text:p text:style-name="P254">Attribute<text:s/><text:span text:style-name="HTMLTypewriter">time</text:span><text:s/>of element<text:s/><text:span text:style-name="HTMLTypewriter">recordedTime</text:span><text:s/>now allows a<text:s/><text:span text:style-name="HTMLTypewriter">datetime</text:span><text:s/>value, instead of a simple time. This is to deal with situations where a parliamentary session spans over multiple dates, and it is therefore necessary to record, within the debate, not only the time of individual speeches, but also the date in which it was held.<text:s/></text:p>
        </text:list-item>
        <text:list-item>
          <text:p text:style-name="P255">Elements<text:s/><text:span text:style-name="HTMLTypewriter">eventRef</text:span><text:s/>and<text:s/><text:span text:style-name="HTMLTypewriter">step</text:span><text:s/>(for the description of lifecycles and workflows, respectively) were added a<text:s/><text:span text:style-name="HTMLTypewriter">refersTo</text:span><text:s/>attribute for the description of the nature of the individual event and step, respectively.<text:s/></text:p>
        </text:list-item>
        <text:list-item>
          <text:p text:style-name="P256">Elements<text:s/><text:span text:style-name="HTMLTypewriter">docCommittee</text:span>,<text:s/><text:span text:style-name="HTMLTypewriter">session</text:span><text:s/>and<text:s/><text:span text:style-name="HTMLTypewriter">legislature</text:span><text:s/>now admit a<text:s/><text:span text:style-name="HTMLTypewriter">value</text:span><text:s/>attribute to specify in non-ambiguous form a number or string identifying, respectively, the name or number of the committee, of the session and of the legislature as specified in the document.<text:s/></text:p>
        </text:list-item>
        <text:list-item>
          <text:p text:style-name="P257">Element<text:s/><text:span text:style-name="HTMLTypewriter">fragment</text:span><text:s/>is now available as a document type, for fragments physically stored elsewhere than their main document.<text:s/></text:p>
        </text:list-item>
        <text:list-item>
          <text:p text:style-name="P258">Some fixes in the overall<text:s/>organization of the modules<text:s/>were<text:s/>also performed.<text:s/></text:p>
        </text:list-item>
      </text:list>
      <text:h text:style-name="Heading2" text:outline-level="2"><text:bookmark-start text:name="_Toc304100769"/>Differences between release 07/05/2012 take II and 07/05/2012<text:bookmark-end text:name="_Toc304100769"/></text:h>
      <text:p text:style-name="Normal">This release contains just a small bug fix allowing element<text:s/><text:span text:style-name="HTMLTypewriter">componentRef</text:span><text:s/>within the content model of popup elements such as<text:s/><text:span text:style-name="HTMLTypewriter">q</text:span><text:span text:style-name="HTMLTypewriter">uotedStructure</text:span><text:s/>and<text:s/><text:span text:style-name="HTMLTypewriter">extractStructure</text:span>.<text:s/></text:p>
      <text:h text:style-name="Heading2" text:outline-level="2"><text:bookmark-start text:name="_Toc304100770"/>Differences between release<text:s/>07/05/2012 and 12/10/2011<text:bookmark-end text:name="_Toc304100770"/></text:h>
      <text:p text:style-name="Normal">This is a release containing additions and bug fixes resulting from interactions with<text:s/>users and toolmakers and<text:s/>attendants of the meeting “Achieving Greater Transparency in Legislatures through the Use of Open Document Standards”,<text:s/>U.S. House of Representatives in Washington, D.C.,<text:s/>27-29 February 2012,<text:s/>and later events and discussions.<text:s/>Most suggestions come from Ashok Hariharan, Monica Palmirani, Veronique Parisse, and Grant Vergottini. Typos were identified by Flavio Zeni.</text:p>
      <text:list text:style-name="LFO47" text:continue-numbering="true">
        <text:list-item>
          <text:p text:style-name="P259"><text:span text:style-name="T260">anyAttribute</text:span>:<text:s/>All elements now allow<text:s/>any attribute<text:s/>as long as they are specified in a different namespace than Akoma Ntoso.<text:s/></text:p>
        </text:list-item>
        <text:list-item>
          <text:p text:style-name="P261">Element<text:s/><text:span text:style-name="HTMLTypewriter">division</text:span><text:s/>is now an<text:s/><text:span text:style-name="T262">hcontainer</text:span>, and it is fully integrated in the hierarchy of containers of the legislative documents. Former element<text:s/><text:span text:style-name="HTMLTypewriter">division</text:span><text:s/>is now called<text:s/><text:span text:style-name="HTMLTypewriter">prefaceSubdivision</text:span>, and it is now a fully generic element with the addition of the required<text:s/><text:span text:style-name="HTMLTypewriter">name</text:span><text:s/>attribute.<text:s/></text:p>
        </text:list-item>
        <text:list-item>
          <text:p text:style-name="P263">A new manifestation-level structure has been created by extending the reach of<text:s/><text:span text:style-name="HTMLTypewriter">componentRef</text:span><text:s/>to<text:s/><text:span text:style-name="T264">any</text:span><text:s/>structure within the containers and hierarchical containers of the document. This means that it is now possible to extract a full sub-tree of a document, place it in a separate manifestation-level file, and make a reference to it via a<text:s/><text:span text:style-name="HTMLTypewriter">componentRef</text:span><text:s/>element. This is useful to split very long documents into smaller, more manageable units without losing the legal integrity: in fact, since<text:s/><text:span text:style-name="HTMLTypewriter">componentRef</text:span><text:s/>requires a manifestation-level reference, the conceptual structure of the document (and hence its legal content) is not changed.<text:s/></text:p>
        </text:list-item>
        <text:list-item>
          <text:p text:style-name="P265">Element<text:s/><text:span text:style-name="HTMLTypewriter">componentRef</text:span><text:s/>(previously used for attachments and composite documents) is not fully and completely a manifestation-level reference, thereby using the<text:s/><text:span text:style-name="HTMLTypewriter">src</text:span><text:s/>attribute instead of the<text:s/><text:span text:style-name="HTMLTypewriter">href</text:span><text:s/>attribute (which is from now on reserved for Work-level or Expression-level references).</text:p>
        </text:list-item>
        <text:list-item>
          <text:p text:style-name="P266">A new element<text:s/><text:span text:style-name="HTMLTypewriter">formula</text:span><text:s/>has been added<text:s/>in<text:s/><text:span text:style-name="HTMLTypewriter">preface</text:span>,<text:s/><text:span text:style-name="HTMLTypewriter">preamble</text:span><text:s/>and<text:s/><text:span text:style-name="HTMLTypewriter">conclusions</text:span><text:s/>for the specification of formulaic text that appear systematically in a specific kind of documents. Examples<text:s/>are enacting formulas.<text:s/></text:p>
        </text:list-item>
        <text:list-item>
          <text:p text:style-name="P267">A new preface inline element,<text:s/><text:span text:style-name="HTMLTypewriter">shortTitle</text:span>, has been added for the identification of the short Title of an act.<text:s/></text:p>
        </text:list-item>
        <text:list-item>
          <text:p text:style-name="P268">Speech elements (<text:span text:style-name="HTMLTypewriter">speech</text:span>,<text:s/><text:span text:style-name="HTMLTypewriter">question</text:span><text:s/>and<text:s/><text:span text:style-name="HTMLTypewriter">answer</text:span>) have now two new attributes,<text:s/><text:span text:style-name="HTMLTypewriter">startTime</text:span><text:s/>and<text:s/><text:span text:style-name="HTMLTypewriter">endTime</text:span>, for the specification of the date and time in which the question was effectively uttered during a debate. This is useful to synchronize transcriptions of speeches within a debate report with the video or audio recordings of the actual debate.<text:s/>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text:s/></text:p>
        </text:list-item>
        <text:list-item>
          <text:p text:style-name="P269">Element<text:s/><text:span text:style-name="HTMLTypewriter">rref</text:span><text:s/>and<text:s/><text:span text:style-name="HTMLTypewriter">rmod</text:span><text:s/>(range reference and range modification) have now a different set of attributes. In both cases, the URI of the first of the range is specified through attribute<text:s/><text:span text:style-name="HTMLTypewriter">from</text:span><text:s/>(instead of<text:s/><text:span text:style-name="HTMLTypewriter">href</text:span>), while the last of the range is still specified through attribute<text:s/><text:span text:style-name="HTMLTypewriter">upTo</text:span>, as it was previously.<text:s/></text:p>
        </text:list-item>
        <text:list-item>
          <text:p text:style-name="P270">Elements<text:s/><text:span text:style-name="HTMLTypewriter">FRBRcountry, FRBRsubtype, FRBRnumber, FRBRtitle<text:s/></text:span>and<text:span text:style-name="HTMLTypewriter"><text:s/>FRBRformat</text:span><text:s/>have been added<text:s/>to contain, respectively, the country, the subtype, the number, the title of the work,<text:s/>and the data format of the manifestation.<text:s/>These elements<text:s/>provide<text:s/>a safe place within the<text:s/>XML<text:s/>document for all the data that need to be used when generating Work-level, Expression-level and Manifestation-level URIs of<text:s/>the document.<text:s/><text:s/></text:p>
        </text:list-item>
        <text:list-item>
          <text:p text:style-name="P271">Elements<text:s/><text:span text:style-name="HTMLTypewriter">mainContent</text:span>,<text:s/><text:span text:style-name="HTMLTypewriter">collectionContent</text:span>, and<text:s/><text:span text:style-name="HTMLTypewriter">debateContent</text:span><text:s/>are now called<text:s/><text:span text:style-name="HTMLTypewriter">mainBody</text:span>,<text:s/><text:span text:style-name="HTMLTypewriter">collectionBody</text:span><text:s/>and<text:s/><text:span text:style-name="HTMLTypewriter">debateBody</text:span><text:s/>to maintain consistency with<text:s/><text:span text:style-name="HTMLTypewriter">body</text:span>,<text:s/><text:span text:style-name="HTMLTypewriter">judgmentBody</text:span><text:s/>and<text:s/><text:span text:style-name="HTMLTypewriter">amendmentBody</text:span>.<text:s/></text:p>
        </text:list-item>
        <text:list-item>
          <text:p text:style-name="P272">A new HTML element has been added,<text:s/><text:span text:style-name="HTMLTypewriter">br</text:span>, for line breaks that must not be counted by line-counting algorithms.<text:s/>Documents where line numbering is not relevant can use either<text:s/><text:span text:style-name="HTMLTypewriter">br</text:span><text:s/>or<text:s/><text:span text:style-name="HTMLTypewriter">eol</text:span><text:s/>without difference, but in documents where line numbering is relevant each<text:s/><text:span text:style-name="HTMLTypewriter">eol</text:span><text:s/>element is counted to determine the line number<text:s/>of each fragment of text. If for any reason some presentation-oriented breaks need not be counted (e.g., within the preface or the preamble),<text:s/>then element<text:s/><text:span text:style-name="HTMLTypewriter">br</text:span><text:s/>must be used in these cases.</text:p>
        </text:list-item>
        <text:list-item>
          <text:p text:style-name="P273"><text:span text:style-name="T274">Bug fix:<text:s/></text:span>Element<text:s/><text:span text:style-name="HTMLTypewriter">fillin</text:span><text:s/>now correctly follows the camelCase convention of Akoma Ntoso, and is now called<text:s/><text:span text:style-name="HTMLTypewriter">fillIn</text:span><text:s/>(with a middle capital I).<text:s/></text:p>
        </text:list-item>
        <text:list-item>
          <text:p text:style-name="P275"><text:span text:style-name="T276">Bug fix:<text:s/></text:span>The<text:s/><text:span text:style-name="HTMLTypewriter">number</text:span><text:s/>attribute of the metadata element<text:s/><text:span text:style-name="HTMLTypewriter">publication</text:span><text:s/>is now a string and not a number. It is also now optional.</text:p>
        </text:list-item>
        <text:list-item>
          <text:p text:style-name="P277"><text:span text:style-name="T278">Bug fix</text:span>: Elements<text:s/><text:span text:style-name="HTMLTypewriter">recitals</text:span><text:s/>and<text:s/><text:span text:style-name="HTMLTypewriter">citations</text:span><text:s/>now have their attributes (<text:span text:style-name="HTMLTypewriter">coreopt</text:span>).</text:p>
        </text:list-item>
        <text:list-item>
          <text:p text:style-name="P279"><text:span text:style-name="T280">Bug fix</text:span>: attribute<text:s/><text:span text:style-name="HTMLTypewriter">authoritative</text:span><text:s/>in element<text:s/><text:span text:style-name="HTMLTypewriter">FRBRtranslation</text:span><text:s/>has been<text:s/><text:span text:style-name="T281">really</text:span><text:s/>introduced (it was documented in Release 15/7/2011, but it was not<text:s/>actually<text:s/>present).<text:s/></text:p>
        </text:list-item>
        <text:list-item>
          <text:p text:style-name="P282"><text:span text:style-name="T283">Bug fix</text:span>: the automatically generated documentation within the XML Schema does not report spurious Akoma Ntoso 1.0 namespace declarations everywhere. <text:s/></text:p>
        </text:list-item>
        <text:list-item>
          <text:p text:style-name="P284"><text:span text:style-name="T285">Bug fix</text:span>: several errors and typos in the inline schema documentation have been corrected at the cost of one (1) ice cream (to be delivered)<text:s/>to<text:s/>the<text:s/>individual who spotted most of them.<text:s/></text:p>
        </text:list-item>
      </text:list>
      <text:h text:style-name="Heading2" text:outline-level="2"><text:bookmark-start text:name="_Toc304100771"/>Differences between release 12/10/2011 and 15/7/2011<text:bookmark-end text:name="_Toc304100771"/></text:h>
      <text:p text:style-name="Normal">This a minor release with some additions and bug fixes drawn from discussions held at the Ravenna Legislative XML Summer School in September 2011.<text:s/>This is an almost backward compatible release.<text:s/><text:s/>This release is the first one to<text:s/>exclusively<text:s/>use the new namespace<text:s/>declaration<text:s/><text:span text:style-name="HTMLTypewriter">http://www.akomantoso.org/2.0</text:span><text:span text:style-name="HTMLTypewriter">.</text:span></text:p>
      <text:list text:style-name="LFO47" text:continue-numbering="true">
        <text:list-item>
          <text:p text:style-name="P286">A new attribute,<text:s/><text:span text:style-name="HTMLTypewriter">number</text:span>, has been specified for the metadata<text:s/><text:span text:style-name="HTMLTypewriter">publication</text:span><text:s/>element</text:p>
        </text:list-item>
        <text:list-item>
          <text:p text:style-name="P287">Element<text:s/><text:span text:style-name="HTMLTypewriter">list</text:span>, a block-level hierarchical container, is now called<text:s/><text:span text:style-name="HTMLTypewriter">blockList</text:span>, thus freeing the name<text:s/><text:span text:style-name="HTMLTypewriter">list</text:span><text:s/>to become a new hierarchical<text:s/>container in the main hierarchy.<text:s/></text:p>
        </text:list-item>
        <text:list-item>
          <text:p text:style-name="P288">Three new hierarchical containers have been added,<text:s/><text:span text:style-name="HTMLTypewriter">division</text:span>,<text:s/><text:span text:style-name="HTMLTypewriter">list</text:span><text:s/>and<text:s/><text:span text:style-name="HTMLTypewriter">sublist</text:span>.<text:s/></text:p>
        </text:list-item>
        <text:list-item>
          <text:p text:style-name="P289">Attribute<text:s/><text:span text:style-name="HTMLTypewriter">for</text:span><text:s/>has been added to<text:s/><text:span text:style-name="HTMLTypewriter">quotedText</text:span><text:s/>for a similar purpose as in<text:s/><text:span text:style-name="HTMLTypewriter">quotedStructure</text:span>, in case of multiple quotations within a same<text:s/><text:span text:style-name="HTMLTypewriter">mmod</text:span><text:s/>or<text:s/><text:span text:style-name="HTMLTypewriter">rmod</text:span>.<text:s/></text:p>
        </text:list-item>
        <text:list-item>
          <text:p text:style-name="P290">A new element<text:s/><text:span text:style-name="HTMLTypewriter">fillin</text:span><text:s/>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text:s/></text:p>
        </text:list-item>
        <text:list-item>
          <text:p text:style-name="P291">Element<text:s/><text:span text:style-name="HTMLTypewriter">subheading</text:span><text:s/>can now be placed within a<text:s/><text:span text:style-name="HTMLTypewriter">quoted</text:span><text:span text:style-name="HTMLTypewriter">Structure</text:span></text:p>
        </text:list-item>
        <text:list-item>
          <text:p text:style-name="P292">Two new elements,<text:s/><text:span text:style-name="HTMLTypewriter">extractText</text:span><text:s/>and<text:s/><text:span text:style-name="HTMLTypewriter">extractStructure</text:span>, can now be specified in any context to express an extract from a different text.<text:s/></text:p>
        </text:list-item>
        <text:list-item>
          <text:p text:style-name="P293">Two new inline HTML elements have been added,<text:s/><text:span text:style-name="HTMLTypewriter">sup</text:span><text:s/>and<text:s/><text:span text:style-name="HTMLTypewriter">sub</text:span>, for respectively superscript and subscript text.<text:s/></text:p>
        </text:list-item>
      </text:list>
      <text:h text:style-name="Heading2" text:outline-level="2"><text:bookmark-start text:name="_Toc304100772"/>Differences between release 15/7/2011 and 9/12/2009<text:bookmark-end text:name="_Toc304100772"/></text:h>
      <text:p text:style-name="Normal">The 15 July 2011 release represents a major release, sufficiently different and richer than previous ones to justify a new version number and a new namespace version. Many modifications were introduced in intermediate tentative releases throughout 2010 and 2011.<text:s/></text:p>
      <text:p text:style-name="Normal">In order to allow a smooth transition to Akoma Ntoso 2.0, this release will accept and support both namespace declarations.<text:s/></text:p>
      <text:h text:style-name="Heading3" text:outline-level="3"><text:bookmark-start text:name="_Toc304100773"/>General changes<text:bookmark-end text:name="_Toc304100773"/></text:h>
      <text:list text:style-name="LFO43" text:continue-numbering="true">
        <text:list-item>
          <text:p text:style-name="P294">Namespace declaration can be either<text:s/><text:span text:style-name="HTMLTypewriter">http://www.akomantoso.org/</text:span><text:bookmark-start text:name="_Hlt172312606"/><text:span text:style-name="HTMLTypewriter">1.</text:span><text:bookmark-end text:name="_Hlt172312606"/><text:span text:style-name="HTMLTypewriter">0<text:s/></text:span>or<text:span text:style-name="HTMLTypewriter"><text:s/>http://www.akomantoso.org/2.0</text:span><text:s/>. This is the<text:s/>only release to exist in both namespaces. Subsequent releases will only use the 2.0 namespace.<text:s/></text:p>
        </text:list-item>
        <text:list-item>
          <text:p text:style-name="P295">An improved specification of the naming convention is presented, introducing the few elements that remained to align it to the CEN Metalex naming convention.<text:s/></text:p>
        </text:list-item>
      </text:list>
      <text:h text:style-name="Heading3" text:outline-level="3"><text:bookmark-start text:name="_Toc304100774"/>Multi-linguism<text:bookmark-end text:name="_Toc304100774"/></text:h>
      <text:p text:style-name="Normal">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text:s/></text:p>
      <text:p text:style-name="Normal">In this release a number of improvements and additions was made, so that real language annotations can be expressed on the document.<text:s/></text:p>
      <text:list text:style-name="LFO41" text:continue-numbering="true">
        <text:list-item>
          <text:p text:style-name="P296"><text:span text:style-name="T297">Specifying the main language(s) of a document</text:span>: the new expression-level<text:s/><text:span text:style-name="HTMLTypewriter">FRBRlanguage</text:span><text:s/>element was added to the<text:s/><text:span text:style-name="HTMLTypewriter">FRBRExpression</text:span><text:s/>structure of the metadata, where the main language(s) of the document are specified using the codes of RFC 4646. If more than one language are present in this specific expression, then the<text:s/><text:span text:style-name="HTMLTypewriter">FRBRlanguage</text:span><text:s/>element can be repeated.<text:s/></text:p>
        </text:list-item>
        <text:list-item>
          <text:p text:style-name="P298"><text:span text:style-name="T299">Specifying the actual language of individual fragments of the text</text:span>: text fragments in a language different from the language specified in the<text:s/><text:span text:style-name="HTMLTypewriter">FRBRlanguage</text:span><text:s/>needs to be wrapped in a element (if none appropriate exists, a<text:s/><text:span text:style-name="HTMLTypewriter">span</text:span><text:s/>element) and the<text:s/><text:span text:style-name="HTMLTypewriter">xml:lang</text:span><text:s/>attribute needs to be used in the fragment with the appropriate RFC4646 code. if two or more<text:s/><text:span text:style-name="HTMLTypewriter">FRBRlanguage</text:span><text:s/>elements exist, every fragment of the text needs to have its own<text:s/><text:span text:style-name="HTMLTypewriter">xml:lang</text:span><text:s/>attribute according to the specifications of<text:s/><text:a xlink:href="http://www.w3.org/TR/REC-xml/" office:target-frame-name="_top" xlink:show="replace"><text:span text:style-name="Hyperlink">http://www.w3.org/TR/REC-xml/</text:span></text:a>, section 2.12.</text:p>
        </text:list-item>
        <text:list-item>
          <text:p text:style-name="P300"><text:span text:style-name="T301">Specifying translations</text:span>:<text:span text:style-name="T302"><text:s/></text:span>the expression-level<text:s/><text:span text:style-name="HTMLTypewriter">FRBRtranslation</text:span><text:s/>element, available in the<text:s/><text:span text:style-name="HTMLTypewriter">FRBRExpression</text:span><text:s/>structure allows to specify that the document is a (authoritative/non authoritative/unknown according to attribute<text:s/><text:span text:style-name="HTMLTypewriter">authoritative</text:span>) translation from a different language (attribute<text:s/><text:span text:style-name="HTMLTypewriter">language</text:span>) made by some agent (attribute<text:s/><text:span text:style-name="HTMLTypewriter">by</text:span>) of another expression (attribute<text:s/><text:span text:style-name="HTMLTypewriter">href</text:span>).<text:s/></text:p>
        </text:list-item>
        <text:list-item>
          <text:p text:style-name="P303">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text:s/></text:p>
        </text:list-item>
      </text:list>
      <text:h text:style-name="Heading3" text:outline-level="3"><text:bookmark-start text:name="_Toc304100775"/>New document collection document types<text:bookmark-end text:name="_Toc304100775"/></text:h>
      <text:p text:style-name="Normal">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text:s/></text:p>
      <text:p text:style-name="Normal">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304"/>
      <text:p text:style-name="P305"><text:span text:style-name="HTMLTypewriter">&lt;?xml version="1.0" encoding="utf-8" standalone="no"?&gt;</text:span><text:span text:style-name="HTMLTypewriter"><text:line-break/>&lt;akomaNtoso&gt;</text:span><text:span text:style-name="HTMLTypewriter"><text:line-break/></text:span><text:span text:style-name="HTMLTypewriter"><text:tab/>&lt;documentCollection&gt;</text:span><text:span text:style-name="HTMLTypewriter"><text:line-break/></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 the metadata of the collection ...</text:span><text:span text:style-name="HTMLTypewriter"><text:line-break/></text:span><text:span text:style-name="HTMLTypewriter"><text:tab/></text:span><text:span text:style-name="HTMLTypewriter"><text:tab/>&lt;/meta&gt;</text:span><text:span text:style-name="HTMLTypewriter"><text:line-break/></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 the preface of the collection ...</text:span><text:span text:style-name="HTMLTypewriter"><text:line-break/></text:span><text:span text:style-name="HTMLTypewriter"><text:tab/></text:span><text:span text:style-name="HTMLTypewriter"><text:tab/>&lt;/preface&gt;</text:span><text:span text:style-name="HTMLTypewriter"><text:line-break/></text:span><text:span text:style-name="HTMLTypewriter"><text:tab/></text:span><text:span text:style-name="HTMLTypewriter"><text:tab/>&lt;collectionContent&gt;</text:span><text:span text:style-name="HTMLTypewriter"><text:line-break/></text:span><text:span text:style-name="HTMLTypewriter"><text:tab/></text:span><text:span text:style-name="HTMLTypewriter"><text:tab/></text:span><text:span text:style-name="HTMLTypewriter"><text:tab/>&lt;act&gt;</text:span><text:span text:style-name="HTMLTypewriter"><text:line-break/></text:span><text:span text:style-name="HTMLTypewriter"><text:tab/></text:span><text:span text:style-name="HTMLTypewriter"><text:tab/></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text:s/></text:span><text:span text:style-name="HTMLTypewriter"><text:tab/>... the metadata of the first document ...</text:span><text:span text:style-name="HTMLTypewriter"><text:line-break/></text:span><text:span text:style-name="HTMLTypewriter"><text:tab/></text:span><text:span text:style-name="HTMLTypewriter"><text:tab/></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text:s/></text:span><text:span text:style-name="HTMLTypewriter"><text:tab/>... the preface of the first document ...</text:span><text:span text:style-name="HTMLTypewriter"><text:line-break/></text:span><text:span text:style-name="HTMLTypewriter"><text:tab/></text:span><text:span text:style-name="HTMLTypewriter"><text:tab/></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text:span><text:span text:style-name="HTMLTypewriter"><text:tab/>&lt;body&gt;</text:span><text:span text:style-name="HTMLTypewriter"><text:line-break/></text:span><text:span text:style-name="HTMLTypewriter"><text:tab/></text:span><text:span text:style-name="HTMLTypewriter"><text:tab/></text:span><text:span text:style-name="HTMLTypewriter"><text:tab/><text:s/></text:span><text:span text:style-name="HTMLTypewriter"><text:tab/>... the body of the first document ...</text:span><text:span text:style-name="HTMLTypewriter"><text:line-break/></text:span><text:span text:style-name="HTMLTypewriter"><text:tab/></text:span><text:span text:style-name="HTMLTypewriter"><text:tab/></text:span><text:span text:style-name="HTMLTypewriter"><text:tab/></text:span><text:span text:style-name="HTMLTypewriter"><text:tab/>&lt;/body&gt;</text:span><text:span text:style-name="HTMLTypewriter"><text:line-break/></text:span><text:span text:style-name="HTMLTypewriter"><text:tab/></text:span><text:span text:style-name="HTMLTypewriter"><text:tab/></text:span><text:span text:style-name="HTMLTypewriter"><text:tab/>&lt;/act&gt;</text:span><text:span text:style-name="HTMLTypewriter"><text:line-break/></text:span><text:span text:style-name="HTMLTypewriter"><text:tab/></text:span><text:span text:style-name="HTMLTypewriter"><text:tab/></text:span><text:span text:style-name="HTMLTypewriter"><text:tab/>&lt;interstitial id=”int1”&gt;</text:span><text:span text:style-name="HTMLTypewriter"><text:line-break/></text:span><text:span text:style-name="HTMLTypewriter"><text:tab/></text:span><text:span text:style-name="HTMLTypewriter"><text:tab/></text:span><text:span text:style-name="HTMLTypewriter"><text:tab/></text:span><text:span text:style-name="HTMLTypewriter"><text:tab/>&lt;p&gt;Any text is in the collection but</text:span></text:p>
      <text:p text:style-name="P306"><text:span text:style-name="HTMLTypewriter"><text:s text:c="23"/>belongs to no individual document&lt;/p&gt;</text:span><text:span text:style-name="HTMLTypewriter"><text:line-break/></text:span><text:span text:style-name="HTMLTypewriter"><text:tab/></text:span><text:span text:style-name="HTMLTypewriter"><text:tab/></text:span><text:span text:style-name="HTMLTypewriter"><text:tab/>&lt;/interstitial&gt;</text:span><text:span text:style-name="HTMLTypewriter"><text:line-break/></text:span><text:span text:style-name="HTMLTypewriter"><text:tab/></text:span><text:span text:style-name="HTMLTypewriter"><text:tab/></text:span><text:span text:style-name="HTMLTypewriter"><text:tab/>&lt;act&gt;</text:span><text:span text:style-name="HTMLTypewriter"><text:line-break/></text:span><text:span text:style-name="HTMLTypewriter"><text:tab/></text:span><text:span text:style-name="HTMLTypewriter"><text:tab/></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text:s/></text:span><text:span text:style-name="HTMLTypewriter"><text:tab/>...the metadata of the second document...</text:span><text:span text:style-name="HTMLTypewriter"><text:line-break/></text:span><text:span text:style-name="HTMLTypewriter"><text:tab/></text:span><text:span text:style-name="HTMLTypewriter"><text:tab/></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text:s/></text:span><text:span text:style-name="HTMLTypewriter"><text:tab/>...the preface of the second document...</text:span><text:span text:style-name="HTMLTypewriter"><text:line-break/></text:span><text:span text:style-name="HTMLTypewriter"><text:tab/></text:span><text:span text:style-name="HTMLTypewriter"><text:tab/></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text:span><text:span text:style-name="HTMLTypewriter"><text:tab/>&lt;body&gt;</text:span><text:span text:style-name="HTMLTypewriter"><text:line-break/></text:span><text:span text:style-name="HTMLTypewriter"><text:tab/></text:span><text:span text:style-name="HTMLTypewriter"><text:tab/></text:span><text:span text:style-name="HTMLTypewriter"><text:tab/><text:s/></text:span><text:span text:style-name="HTMLTypewriter"><text:tab/>...the body of the second document...</text:span><text:span text:style-name="HTMLTypewriter"><text:line-break/></text:span><text:span text:style-name="HTMLTypewriter"><text:tab/></text:span><text:span text:style-name="HTMLTypewriter"><text:tab/></text:span><text:span text:style-name="HTMLTypewriter"><text:tab/></text:span><text:span text:style-name="HTMLTypewriter"><text:tab/>&lt;/body&gt;</text:span><text:span text:style-name="HTMLTypewriter"><text:line-break/></text:span><text:span text:style-name="HTMLTypewriter"><text:tab/></text:span><text:span text:style-name="HTMLTypewriter"><text:tab/></text:span><text:span text:style-name="HTMLTypewriter"><text:tab/>&lt;/act&gt;</text:span><text:span text:style-name="HTMLTypewriter"><text:line-break/></text:span><text:span text:style-name="HTMLTypewriter"><text:tab/></text:span><text:span text:style-name="HTMLTypewriter"><text:tab/></text:span><text:span text:style-name="HTMLTypewriter"><text:tab/>... other documents and interstitials...</text:span></text:p>
      <text:p text:style-name="P307"><text:span text:style-name="HTMLTypewriter"><text:tab/></text:span><text:span text:style-name="HTMLTypewriter"><text:tab/>&lt;/collectionContent&gt;</text:span><text:span text:style-name="HTMLTypewriter"><text:line-break/></text:span><text:span text:style-name="HTMLTypewriter"><text:tab/>&lt;/documentCollection&gt;</text:span><text:span text:style-name="HTMLTypewriter"><text:line-break/>&lt;/akomaNtoso&gt;</text:span></text:p>
      <text:list text:style-name="LFO43" text:continue-numbering="true">
        <text:list-item>
          <text:p text:style-name="P308">Document collections can have any number of documents and interstitial elements in any order, and it is possible to have<text:s/><text:span text:style-name="HTMLTypewriter">interstitial</text:span><text:s/>elements at the beginning of the document.<text:s/></text:p>
        </text:list-item>
        <text:list-item>
          <text:p text:style-name="P309">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text:s/></text:p>
        </text:list-item>
      </text:list>
      <text:h text:style-name="Heading3" text:outline-level="3"><text:bookmark-start text:name="_Toc304100776"/>New Amendment document type<text:bookmark-end text:name="_Toc304100776"/></text:h>
      <text:list text:style-name="LFO43" text:continue-numbering="true">
        <text:list-item>
          <text:p text:style-name="P310">A new document type, amendment, has been added, with accompanying subelements amendmentHeading, amendmentContent, amendmentReference and amendmentJustification and many inline additions.<text:s/></text:p>
        </text:list-item>
      </text:list>
      <text:h text:style-name="Heading3" text:outline-level="3"><text:bookmark-start text:name="_Toc304100777"/>Time intervals<text:bookmark-end text:name="_Toc304100777"/></text:h>
      <text:p text:style-name="Normal">Managing time intervals in text has been completely modified: attributes<text:s/><text:span text:style-name="HTMLTypewriter">start, end, startEfficacy<text:s/></text:span>and<text:span text:style-name="HTMLTypewriter"><text:s/>endEfficacy<text:s/></text:span>have been replaced with a single period attribute, and a new metadata section temporalData has been added, containing a list of temporalGroup elements that contain timeInterval elements.<text:s/></text:p>
      <text:p text:style-name="Normal">While before one would use the<text:s/><text:span text:style-name="HTMLTypewriter">start, end, startEfficacy<text:s/></text:span>and<text:span text:style-name="HTMLTypewriter"><text:s/>endEfficacy</text:span><text:s/>attributes to specify the beginning and end, respectively, of in force and efficacy intervals, respectively, the procedure has now been considerably simplified and streamlined and modularized. In the text, a single<text:s/><text:span text:style-name="HTMLTypewriter">period</text:span><text:s/>attribute is used instead of the four previous attributes, containing a reference pointing to the newly introduced<text:s/><text:span text:style-name="HTMLTypewriter">temporalGroup</text:span><text:s/>element in the metadata section. <text:s/>Each<text:s/><text:span text:style-name="HTMLTypewriter">temporalGroup</text:span><text:s/>contains a list of<text:s/><text:span text:style-name="HTMLTypewriter">timeInterval</text:span><text:s/>elements, each specifying a time interval and a type in terms of the Akoma Ntoso ontology, as follows: <text:s/></text:p>
      <text:p text:style-name="P311">Before:<text:s/></text:p>
      <text:p text:style-name="P312"><text:span text:style-name="HTMLTypewriter">&lt;metadata&gt;</text:span></text:p>
      <text:p text:style-name="P313"><text:span text:style-name="HTMLTypewriter"><text:s text:c="2"/>&lt;lifecycle source="#fv"&gt;</text:span></text:p>
      <text:p text:style-name="P314"><text:span text:style-name="HTMLTypewriter"><text:s text:c="4"/>&lt;event id="e1" date="1997-08-29" source="#ro1" type="generation" refersTo="#LegislativeCreation"/&gt;</text:span></text:p>
      <text:p text:style-name="P315"><text:span text:style-name="HTMLTypewriter">    &lt;event id="e2" date="2003-12-19" source="#rp1" type="modification" refersTo="#LegislativeModification"/&gt;</text:span></text:p>
      <text:p text:style-name="P316"><text:span text:style-name="HTMLTypewriter"><text:s text:c="2"/>&lt;/lifecycle&gt;</text:span></text:p>
      <text:p text:style-name="P317"><text:span text:style-name="HTMLTypewriter">...</text:span></text:p>
      <text:p text:style-name="P318"><text:span text:style-name="HTMLTypewriter">&lt;/metadata&gt;</text:span></text:p>
      <text:p text:style-name="P319"><text:span text:style-name="HTMLTypewriter">&lt;body&gt;</text:span></text:p>
      <text:p text:style-name="P320"><text:span text:style-name="HTMLTypewriter">...</text:span></text:p>
      <text:p text:style-name="P321"><text:span text:style-name="HTMLTypewriter"><text:s text:c="3"/>&lt;span start="e1" end="e2"&gt;"pooled fund" means a fund established by a limited liability company, other than an approved issuer, for purposes of pooling scheme funds for collective investment; &lt;/span&gt;</text:span></text:p>
      <text:p text:style-name="P322"><text:span text:style-name="HTMLTypewriter">...</text:span></text:p>
      <text:p text:style-name="P323"><text:span text:style-name="HTMLTypewriter">&lt;/body&gt;</text:span></text:p>
      <text:p text:style-name="P324">After:<text:s/></text:p>
      <text:p text:style-name="P325"><text:span text:style-name="HTMLTypewriter">&lt;metadata&gt;</text:span></text:p>
      <text:p text:style-name="P326"><text:span text:style-name="HTMLTypewriter"><text:s text:c="2"/>&lt;temporalData source="#FV"&gt;</text:span></text:p>
      <text:p text:style-name="P327"><text:span text:style-name="HTMLTypewriter"><text:s text:c="4"/>&lt;temporalGroup id="p1"&gt;</text:span></text:p>
      <text:p text:style-name="P328"><text:span text:style-name="HTMLTypewriter"><text:s text:c="6"/>&lt;timeInterval start="#e1" end="#e2" refersTo="#inforce"/&gt;</text:span></text:p>
      <text:p text:style-name="P329"><text:span text:style-name="HTMLTypewriter"><text:s text:c="4"/>&lt;/temporalGroup&gt;</text:span></text:p>
      <text:p text:style-name="P330"><text:span text:style-name="HTMLTypewriter"><text:s text:c="2"/>&lt;/temporalData&gt;</text:span></text:p>
      <text:p text:style-name="P331"><text:span text:style-name="HTMLTypewriter"><text:s text:c="2"/>&lt;lifecycle source="#fv"&gt;</text:span></text:p>
      <text:p text:style-name="P332"><text:span text:style-name="HTMLTypewriter"><text:s text:c="4"/>&lt;event id="e1" date="1997-08-29" source="#ro1" type="generation" refersTo="#LegislativeCreation"/&gt;</text:span></text:p>
      <text:p text:style-name="P333"><text:span text:style-name="HTMLTypewriter">    &lt;event id="e2" date="2003-12-19" source="#rp1" type="modification" refersTo="#LegislativeModification"/&gt;</text:span></text:p>
      <text:p text:style-name="P334"><text:span text:style-name="HTMLTypewriter"><text:s text:c="2"/>&lt;/lifecycle&gt;</text:span></text:p>
      <text:p text:style-name="P335"><text:span text:style-name="HTMLTypewriter">...</text:span></text:p>
      <text:p text:style-name="P336"><text:span text:style-name="HTMLTypewriter">&lt;/metadata&gt;</text:span></text:p>
      <text:p text:style-name="P337"><text:span text:style-name="HTMLTypewriter">&lt;body&gt;</text:span></text:p>
      <text:p text:style-name="P338"><text:span text:style-name="HTMLTypewriter">...</text:span></text:p>
      <text:p text:style-name="P339"><text:span text:style-name="HTMLTypewriter"><text:s text:c="3"/>&lt;span period="p1"&gt;"pooled fund" means a fund established by a limited liability company, other than an approved issuer, for purposes of pooling scheme funds for collective investment; &lt;/span&gt;</text:span></text:p>
      <text:p text:style-name="P340"><text:span text:style-name="HTMLTypewriter">...</text:span></text:p>
      <text:p text:style-name="P341"><text:span text:style-name="HTMLTypewriter">&lt;/body&gt;</text:span></text:p>
      <text:p text:style-name="Normal"/>
      <text:p text:style-name="Normal">Time intervals can be specified either by a begin and end date, or with either date and a duration. The advantages of this approach are many:<text:s/></text:p>
      <text:list text:style-name="LFO35" text:continue-numbering="true">
        <text:list-item>
          <text:p text:style-name="P342">It is possible to introduce time intervals with either two dates, or a start date and a duration or an end date and a duration.</text:p>
        </text:list-item>
        <text:list-item>
          <text:p text:style-name="P343">It is possible to specify in force intervals, efficacy intervals and any other type of time information without cluttering the actual content of the document with more and more start and end attributes.</text:p>
        </text:list-item>
        <text:list-item>
          <text:p text:style-name="P344">Time information shared by many different elements in the document are grouped in a single collection, so that it becomes possible to understand at a glance how many intervals are relevant for the document.<text:s/></text:p>
        </text:list-item>
        <text:list-item>
          <text:p text:style-name="P345">It is possible to include different and incompatible time information details by different scholars without cluttering with useless information the actual content of the document.<text:s/></text:p>
        </text:list-item>
      </text:list>
      <text:h text:style-name="Heading3" text:outline-level="3"><text:bookmark-start text:name="_Toc304100778"/>Footnotes<text:s/>and out-of-lines<text:bookmark-end text:name="_Toc304100778"/></text:h>
      <text:list text:style-name="LFO43" text:continue-numbering="true">
        <text:list-item>
          <text:p text:style-name="P346">In past versions of the Akoma Ntoso standard, footnotes (element<text:s/><text:span text:style-name="HTMLTypewriter">note</text:span>) and side notes (element<text:s/><text:span text:style-name="HTMLTypewriter">outOfLine</text:span>) were considered editorial content<text:s/>that are<text:s/>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text:s/>the notes’ model has been simplified:<text:s/></text:p>
        </text:list-item>
        <text:list-item>
          <text:p text:style-name="P347">inlineNote are now called authorialNote,<text:s/></text:p>
        </text:list-item>
        <text:list-item>
          <text:p text:style-name="P348">outOfLineNotes have been removed.<text:s/></text:p>
        </text:list-item>
        <text:list-item>
          <text:p text:style-name="P349">Attribute<text:s/><text:span text:style-name="HTMLTypewriter">placement</text:span><text:s/>has been added.<text:s/></text:p>
        </text:list-item>
        <text:list-item>
          <text:p text:style-name="P350">Attribute num has been renamed<text:s/><text:span text:style-name="HTMLTypewriter">marker</text:span><text:s/>and has become optional, given that sometimes one does not have any marker whatsoever for the note.<text:s/></text:p>
        </text:list-item>
        <text:list-item>
          <text:p text:style-name="P351">Furthermore, note references have added a mechanism to specify exactly the placement of the note with regards to other elements of the document: an optional<text:s/><text:span text:style-name="HTMLTypewriter">placementBase</text:span><text:s/>attribute has been added, which contains a local href (i.e. a #id reference) to the element near which the note should be placed. <text:s/></text:p>
        </text:list-item>
      </text:list>
      <text:p text:style-name="P352">To summarize:<text:s/></text:p>
      <text:list text:style-name="LFO43" text:continue-numbering="true">
        <text:list-item>
          <text:list>
            <text:list-item>
              <text:p text:style-name="P353">To place a note at the end of page,<text:s/><text:span text:style-name="HTMLTypewriter">placement="bottom"</text:span><text:s/>and no<text:s/><text:span text:style-name="HTMLTypewriter">placementBase</text:span></text:p>
            </text:list-item>
            <text:list-item>
              <text:p text:style-name="P354">To place a note at the end of a document,<text:s/><text:span text:style-name="HTMLTypewriter">placement="bottom"</text:span><text:s/>and<text:s/><text:span text:style-name="HTMLTypewriter">placementBase="#[document ID]"</text:span></text:p>
            </text:list-item>
            <text:list-item>
              <text:p text:style-name="P355">To place a note at the end of a structure, including quotations,<text:s/><text:span text:style-name="HTMLTypewriter">placement="bottom"</text:span><text:s/>and<text:s/><text:span text:style-name="HTMLTypewriter">placementBase="#[structure ID]"</text:span></text:p>
            </text:list-item>
            <text:list-item>
              <text:p text:style-name="P356">To place a note inline, in the closest position to the note reference,<text:s/><text:span text:style-name="HTMLTypewriter">placement="inline"</text:span><text:s/>and no<text:s/><text:span text:style-name="HTMLTypewriter">placementBase.</text:span></text:p>
            </text:list-item>
            <text:list-item>
              <text:p text:style-name="P357">To place a note inline in the closest position to a specific structure,<text:s/><text:span text:style-name="HTMLTypewriter">placement="inline"</text:span><text:s/>and<text:s/><text:span text:style-name="HTMLTypewriter">placementBase="#[structure ID]".</text:span><text:s/></text:p>
            </text:list-item>
            <text:list-item>
              <text:p text:style-name="P358">To place a note on the side, in the position of the note reference,<text:s/><text:span text:style-name="HTMLTypewriter">placement="side"</text:span><text:s/>and no<text:s/><text:span text:style-name="HTMLTypewriter">placementBase</text:span>.</text:p>
            </text:list-item>
            <text:list-item>
              <text:p text:style-name="P359">To place a note on the side, near to a specific structure,<text:s/><text:span text:style-name="HTMLTypewriter">placement="side"</text:span><text:s/>and<text:s/><text:span text:style-name="HTMLTypewriter">placementBase="#[structure ID]".</text:span><text:s/></text:p>
            </text:list-item>
          </text:list>
        </text:list-item>
      </text:list>
      <text:p text:style-name="P360">Values "left" and "right" are for those specific cases in which the specific placement on the right has a different legal meaning that a placement on the left, or when both types of placements exists in the same document (a rare occurrence indeed, but they exist).<text:s/></text:p>
      <text:h text:style-name="Heading3" text:outline-level="3"><text:bookmark-start text:name="_Toc304100779"/>New<text:s/>subFlow<text:s/>pattern<text:bookmark-end text:name="_Toc304100779"/><text:s/></text:h>
      <text:list text:style-name="LFO41" text:continue-numbering="true">
        <text:list-item>
          <text:p text:style-name="P361">A new pattern was identified, and added both to the conceptual model of patterns, and to the vocabulary of elements in Akoma Ntoso. The pattern is called<text:s/>subFlow, and represents elements that, within the inline flow of text, create full and fully independent structures, that does not meddle nor interact <text:s/>with the text and inline elements that surround them. The<text:s/><text:span text:style-name="HTMLTypewriter">quotedStructure</text:span><text:s/>element, which in past versions of the language did not belong to any pattern (being an exception), now fully belongs to the new<text:s/>subFlow<text:s/>pattern. A new element<text:s/><text:span text:style-name="HTMLTypewriter">inlineNote</text:span><text:s/>has been added belonging to the same pattern, for notes whose content is placed alongside the text to which it refer.<text:s/><text:span text:style-name="HTMLTypewriter">inlineNote</text:span><text:s/>elements cannot be used to editorial content, but only for authoritative content that, for some reason, is placed in a note. Finally, the generic<text:s/>subFlow<text:s/>element has been added for any local extension to the language that needs to use<text:s/>subFlows.<text:s/></text:p>
        </text:list-item>
      </text:list>
      <text:h text:style-name="Heading3" text:outline-level="3"><text:bookmark-start text:name="_Toc304100780"/>Parallel speech<text:bookmark-end text:name="_Toc304100780"/></text:h>
      <text:list text:style-name="LFO42" text:continue-numbering="true">
        <text:list-item>
          <text:p text:style-name="P362">Support for parallel speech elements was added. This happens through new values for the attribute status (that now include “translated”, “edited”, “verbatim”, “ignore” (for incomplete structures in authoritative documents such as amendments) and a new attribute “<text:span text:style-name="HTMLTypewriter">alternativeTo</text:span>” that has been added to all content elements to specify separate and parallel copies of the same structure, that are present in the same document for a number of reasons:<text:s/></text:p>
        </text:list-item>
      </text:list>
      <text:list text:style-name="LFO50" text:continue-numbering="true">
        <text:list-item>
          <text:p text:style-name="P363">multi-lingual documents that contain the same structures in different languages</text:p>
        </text:list-item>
        <text:list-item>
          <text:p text:style-name="P364">multi-version documents that contain the same structures in different versions</text:p>
        </text:list-item>
        <text:list-item>
          <text:p text:style-name="P365">multiple transcriptions, that contain the same speech in different transcriptions. For instance:<text:s/></text:p>
        </text:list-item>
      </text:list>
      <text:p text:style-name="P366"><text:span text:style-name="HTMLTypewriter">&lt;speech id="sp1" by="#fv" status="verbatim"&gt;</text:span></text:p>
      <text:p text:style-name="P367"><text:span text:style-name="HTMLTypewriter"><text:s text:c="3"/>&lt;from&gt;Fabio Vitali&lt;/from&gt;</text:span></text:p>
      <text:p text:style-name="P368"><text:span text:style-name="HTMLTypewriter"><text:s text:c="3"/>&lt;p&gt;Questo è il mio discorso in Italiano&lt;/p&gt;</text:span></text:p>
      <text:p text:style-name="P369"><text:span text:style-name="HTMLTypewriter">&lt;/speech&gt;</text:span></text:p>
      <text:p text:style-name="P370"><text:span text:style-name="HTMLTypewriter">&lt;speech id="sp1-alt1" by="#fv" status="translated" alternativeTo="#sp1"&gt;</text:span></text:p>
      <text:p text:style-name="P371"><text:span text:style-name="HTMLTypewriter"><text:s text:c="3"/>&lt;from&gt;Fabio Vitali&lt;/from&gt;</text:span></text:p>
      <text:p text:style-name="P372"><text:span text:style-name="HTMLTypewriter"><text:s text:c="3"/>&lt;p&gt;This is my speech in Italian&lt;/p&gt;</text:span></text:p>
      <text:p text:style-name="P373"><text:span text:style-name="HTMLTypewriter">&lt;/speech&gt;</text:span></text:p>
      <text:h text:style-name="Heading3" text:outline-level="3"><text:bookmark-start text:name="_Toc304100781"/>Votes and quorum<text:bookmark-end text:name="_Toc304100781"/><text:s/></text:h>
      <text:list text:style-name="LFO43" text:continue-numbering="true">
        <text:list-item>
          <text:p text:style-name="P374">Two new inline elements are added to identify parts of the debate document,<text:s/><text:span text:style-name="HTMLTypewriter">vote</text:span><text:s/>and<text:s/><text:span text:style-name="HTMLTypewriter">outcome</text:span>. These are meant to mark in the document the fragments of the text that describe a vote or the outcome of a vote.<text:s/></text:p>
        </text:list-item>
        <text:list-item>
          <text:p text:style-name="P375">Element<text:s/><text:span text:style-name="HTMLTypewriter">parliamentary</text:span><text:s/>allows analysis on votes and quorum verifications that are present in a debate. It is possible to associate summaries of the outcome of a vote in a operable way, as follows:<text:s/></text:p>
        </text:list-item>
      </text:list>
      <text:p text:style-name="P376"><text:span text:style-name="HTMLTypewriter">&lt;parliamentary&gt;</text:span></text:p>
      <text:p text:style-name="P377"><text:span text:style-name="HTMLTypewriter"><text:s text:c="2"/>&lt;voting id="vot1" href="#smr1" refersTo="#billAppr" outcome="#approved"&gt;</text:span></text:p>
      <text:p text:style-name="P378"><text:span text:style-name="HTMLTypewriter"><text:tab/>&lt;quorum id="vot1-quo1" refersTo="#majority" value="50"/&gt;</text:span></text:p>
      <text:p text:style-name="P379"><text:span text:style-name="HTMLTypewriter"><text:tab/>&lt;count id="vot1-cnt1" refersTo="#yeah" href="#qt1" value="41"/&gt;</text:span></text:p>
      <text:p text:style-name="P380"><text:span text:style-name="HTMLTypewriter"><text:tab/>&lt;count id="vot1-cnt2" refersTo="#nay" href="#qt2" value="34"/&gt;</text:span></text:p>
      <text:p text:style-name="P381"><text:span text:style-name="HTMLTypewriter"><text:tab/>&lt;count id="vot1-cnt3" refersTo="#nulls" href="#span147" value="23"/&gt;</text:span></text:p>
      <text:p text:style-name="P382"><text:span text:style-name="HTMLTypewriter"><text:s text:c="2"/>&lt;/voting&gt;</text:span></text:p>
      <text:p text:style-name="P383"><text:span text:style-name="HTMLTypewriter">&lt;/parliamentary&gt;</text:span></text:p>
      <text:p text:style-name="P384"><text:span text:style-name="HTMLTypewriter">...</text:span></text:p>
      <text:p text:style-name="P385"><text:span text:style-name="HTMLTypewriter">&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3" text:outline-level="3"><text:bookmark-start text:name="_Toc304100782"/>Renumbering<text:bookmark-end text:name="_Toc304100782"/></text:h>
      <text:list text:style-name="LFO43" text:continue-numbering="true">
        <text:list-item>
          <text:p text:style-name="P386">a new core attribute,<text:s/><text:span text:style-name="HTMLTypewriter">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3" text:outline-level="3"><text:bookmark-start text:name="_Toc304100783"/>Changes in metadata sections<text:bookmark-end text:name="_Toc304100783"/></text:h>
      <text:list text:style-name="LFO43" text:continue-numbering="true">
        <text:list-item>
          <text:p text:style-name="P387">A new metadata section,<text:s/><text:span text:style-name="HTMLTypewriter">presentation</text:span>, has been added for the drafting of important presentation specifications (e.g. for tables and typographical rules mandated by law) using any language (including CSS styles).<text:s/></text:p>
        </text:list-item>
        <text:list-item>
          <text:p text:style-name="P388">Element<text:s/><text:span text:style-name="HTMLTypewriter">analysis</text:span><text:s/>has an additional<text:s/><text:span text:style-name="HTMLTypewriter">parliamentary</text:span><text:s/>block for parliamentary analysis and an optional and repeatable element<text:s/><text:span text:style-name="HTMLTypewriter">otherAnalysis</text:span><text:s/>block for all other kinds of analysis.<text:s/></text:p>
        </text:list-item>
        <text:list-item>
          <text:p text:style-name="P389">Former Top Level Class Place is now called Location. Similarly the TLC element<text:s/><text:span text:style-name="HTMLTypewriter">TLCPlace</text:span><text:s/>is now known as<text:s/><text:span text:style-name="HTMLTypewriter">TLCLocation</text:span>.</text:p>
        </text:list-item>
        <text:list-item>
          <text:p text:style-name="P390">In order to make room for an<text:s/><text:span text:style-name="HTMLTypewriter">event</text:span><text:s/>element in the list of semantic inline elements, former element<text:s/><text:span text:style-name="HTMLTypewriter">event</text:span><text:s/>within the<text:s/><text:span text:style-name="HTMLTypewriter">lifecycle</text:span><text:s/>element is now called<text:s/><text:span text:style-name="HTMLTypewriter">eventRef</text:span>.<text:s/></text:p>
        </text:list-item>
        <text:list-item>
          <text:p text:style-name="P391">Element publication in the metadata is now optional (to allow for unpublished documents such as individual amendments).</text:p>
        </text:list-item>
        <text:list-item>
          <text:p text:style-name="P392">Elements event and step, in lifecycle and workflow respectively, can now contain any non-AkomaNtoso elements inside. Attribute originatingExpression (yes/no) can now be used in events to specify that the event being referred to is the one from which this specific Expression originated.<text:s/></text:p>
        </text:list-item>
        <text:list-item>
          <text:p text:style-name="P393">A new attribute pos has been added in all argument elements so that they can now make a more precise reference to the elements to which they are attached.<text:s/></text:p>
        </text:list-item>
      </text:list>
      <text:p text:style-name="Normal"/>
      <text:h text:style-name="Heading3" text:outline-level="3"><text:bookmark-start text:name="_Toc304100784"/>Changes in introductory elements<text:bookmark-end text:name="_Toc304100784"/></text:h>
      <text:list text:style-name="LFO48" text:continue-numbering="true">
        <text:list-item>
          <text:p text:style-name="P394">New preface-level elements: Some new elements have been added to use in prefaces:<text:s/><text:span text:style-name="HTMLTypewriter">docCommittee, docIntroducer, docStage, docStatus, docJurisdiction</text:span><text:span text:style-name="T395">,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text:s/></text:span><text:span text:style-name="T396">is</text:span><text:span text:style-name="T397"><text:s/>best specified in the appropriate structures of the metadata.<text:s/></text:span></text:p>
        </text:list-item>
        <text:list-item>
          <text:p text:style-name="P398">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text:s/></text:p>
        </text:list-item>
        <text:list-item>
          <text:p text:style-name="P399">A new<text:s/><text:span text:style-name="HTMLTypewriter">coverpage</text:span><text:s/>element has been added to specify content that is relevant to the document and that is present in the cover page.<text:s/></text:p>
        </text:list-item>
      </text:list>
      <text:p text:style-name="Normal"/>
      <text:h text:style-name="Heading3" text:outline-level="3"><text:bookmark-start text:name="_Toc304100785"/>New inline elements<text:bookmark-end text:name="_Toc304100785"/></text:h>
      <text:list text:style-name="LFO49" text:continue-numbering="true">
        <text:list-item>
          <text:p text:style-name="P400">A new inline element has been added,<text:s/><text:span text:style-name="HTMLTypewriter">quantity</text:span>, to contain quantitative fragments (e.g., numbers, amounts, etc.) that are relevant to the analysis of the text, Attribute<text:s/><text:span text:style-name="HTMLTypewriter">normalized</text:span><text:s/>allows to markup the numerical content of the element if it is not directly perceivable in its original form (i.e. it is written in letters, etc.).<text:s/></text:p>
        </text:list-item>
        <text:list-item>
          <text:p text:style-name="P401">A new inline element,<text:s/><text:span text:style-name="HTMLTypewriter">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text:s/><text:span text:style-name="HTMLTypewriter">originalText</text:span><text:s/>is used to specify the original text of the document after the replacement has taken place.<text:s/></text:p>
        </text:list-item>
        <text:list-item>
          <text:p text:style-name="P402">A complete specification of references to elements of the ontology has been added. Not only person, but now all elements of the Top Level Classes have their own<text:s/>element,<text:s/><text:span text:style-name="HTMLTypewriter">person, organization, concept, object, event, location, process, role, term</text:span>.</text:p>
        </text:list-item>
        <text:list-item>
          <text:p text:style-name="P403">Element<text:s/><text:span text:style-name="HTMLTypewriter">entity</text:span><text:s/>is now fully a generic element and requires a<text:s/><text:span text:style-name="HTMLTypewriter">name</text:span><text:s/>attribute.</text:p>
        </text:list-item>
        <text:list-item>
          <text:p text:style-name="P404">Two new inline elements have been added in the list of preface-specific elements:<text:s/><text:span text:style-name="HTMLTypewriter">legislature</text:span><text:s/>and<text:s/><text:span text:style-name="HTMLTypewriter">session</text:span>.<text:s/></text:p>
        </text:list-item>
        <text:list-item>
          <text:p text:style-name="P405">A new preface inline element has been added, affectedDoc, to specify the document which is affected by this amendment.<text:s/></text:p>
        </text:list-item>
        <text:list-item>
          <text:p text:style-name="P406">A new inline element,<text:s/><text:span text:style-name="HTMLTypewriter">relatedDoc</text:span>, has been added for the document discussed within report documents.<text:s/></text:p>
        </text:list-item>
        <text:list-item>
          <text:p text:style-name="P407">A new inline element,<text:s/><text:span text:style-name="HTMLTypewriter">change</text:span>, has been added for the changes contained in the face-to-face text of an amendment.<text:s/></text:p>
        </text:list-item>
        <text:list-item>
          <text:p text:style-name="P408">A new HTML element,<text:s/><text:span text:style-name="HTMLTypewriter">u</text:span>, has been added with similar use as in HTML, namely, to specify an underline.<text:s/></text:p>
        </text:list-item>
        <text:list-item>
          <text:p text:style-name="P409">Element<text:s/><text:span text:style-name="HTMLTypewriter">recordedTime</text:span><text:s/>is now an inline element and not a marker anymore.</text:p>
        </text:list-item>
        <text:list-item>
          <text:p text:style-name="P410">The<text:s/><text:span text:style-name="HTMLTypewriter">popup</text:span><text:s/>content model available in elements such as<text:s/><text:span text:style-name="HTMLTypewriter">quotedStructure</text:span><text:s/>now allows also substructures of hierarchies such as<text:s/><text:span text:style-name="HTMLTypewriter">heading</text:span>,<text:s/><text:span text:style-name="HTMLTypewriter">num</text:span><text:span text:style-name="HTMLTypewriter">,</text:span><text:s/><text:span text:style-name="HTMLTypewriter">content</text:span>,<text:s/><text:span text:style-name="HTMLTypewriter">citation, recital, intro<text:s/></text:span>and<text:span text:style-name="HTMLTypewriter"><text:s/>wrap</text:span><text:s/>to appear in it. Element<text:s/><text:span text:style-name="HTMLTypewriter">quotedStructure</text:span><text:s/>now has an additional attribute<text:s/><text:span text:style-name="HTMLTypewriter">for</text:span><text:s/>that allows to associate individual<text:s/><text:span text:style-name="HTMLTypewriter">quotedStructures</text:span><text:s/>to individual<text:s/><text:span text:style-name="HTMLTypewriter">mod</text:span><text:s/>elements within a<text:s/><text:span text:style-name="HTMLTypewriter">mmod</text:span><text:s/>element.<text:s/></text:p>
        </text:list-item>
      </text:list>
      <text:h text:style-name="Heading3" text:outline-level="3"><text:bookmark-start text:name="_Toc304100786"/>New hierarchical elements<text:bookmark-end text:name="_Toc304100786"/></text:h>
      <text:list text:style-name="LFO43" text:continue-numbering="true">
        <text:list-item>
          <text:p text:style-name="P411">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text:s/></text:p>
        </text:list-item>
        <text:list-item>
          <text:p text:style-name="P412">A new hierarchical element called<text:s/><text:span text:style-name="HTMLTypewriter">transitional</text:span><text:s/>has been added. This is meant to contain (often unnumbered or differently numbered) hierarchical items that, being of a transitional nature, are placed in a separate section called “transitional clauses” or some such name.<text:s/></text:p>
        </text:list-item>
        <text:list-item>
          <text:p text:style-name="P413">Three new hierarchical elements have been added,<text:s/><text:span text:style-name="HTMLTypewriter">alinea, point<text:s/></text:span>and<text:span text:style-name="HTMLTypewriter"><text:s/>indent</text:span>.<text:s/></text:p>
        </text:list-item>
      </text:list>
      <text:h text:style-name="Heading3" text:outline-level="3"><text:bookmark-start text:name="_Toc304100787"/>New speech elements<text:bookmark-end text:name="_Toc304100787"/></text:h>
      <text:list text:style-name="LFO43" text:continue-numbering="true">
        <text:list-item>
          <text:p text:style-name="P414">Two new elements have been added in the description of a debate: narrative and summary. The<text:s/><text:span text:style-name="HTMLTypewriter">narrative</text:span><text:s/>element is meant to contain all the narrative elements (that are not part of the scene description) that discuss things in the third person, rather than as report of a direct utterance from a participant. The<text:s/><text:span text:style-name="HTMLTypewriter">summary</text:span><text:s/>element is meant to contain all the summarized description of speeches that are not transcribed verbatim because of their scarce relevance, formulaic nature, or other reasons. E.g.: “Question put and agreed to”.<text:s/></text:p>
        </text:list-item>
        <text:list-item>
          <text:p text:style-name="P415">Several new debate sections have been added to the list. They include:<text:s/><text:span text:style-name="HTMLTypewriter">rollCall, prayers,</text:span><text:span text:style-name="HTMLTypewriter"><text:s/>adjournement,</text:span><text:span text:style-name="HTMLTypewriter"><text:s/>oralStatements, writtenStatements, personalStatements, ministerialStatements, resolutions,<text:s/></text:span>and<text:span text:style-name="HTMLTypewriter"><text:s/>nationalInterest</text:span><text:span text:style-name="T416">.</text:span></text:p>
        </text:list-item>
        <text:list-item>
          <text:p text:style-name="P417">Element<text:s/><text:span text:style-name="HTMLTypewriter">from</text:span><text:s/>was made optional.<text:s/></text:p>
        </text:list-item>
        <text:list-item>
          <text:p text:style-name="P418">Element<text:s/><text:span text:style-name="HTMLTypewriter">debate</text:span><text:s/>(that was the body of the<text:s/><text:span text:style-name="HTMLTypewriter">debateRecord</text:span><text:s/>element) is now<text:s/><text:span text:style-name="HTMLTypewriter">debateContent</text:span>.</text:p>
        </text:list-item>
      </text:list>
      <text:h text:style-name="Heading3" text:outline-level="3"><text:bookmark-start text:name="_Toc304100788"/>Various other changes<text:bookmark-end text:name="_Toc304100788"/></text:h>
      <text:list text:style-name="LFO42" text:continue-numbering="true">
        <text:list-item>
          <text:p text:style-name="P419">A number of bug fixes in content models of many elements, In particular,<text:s/><text:span text:style-name="HTMLTypewriter">preface</text:span><text:s/>and<text:s/><text:span text:style-name="HTMLTypewriter">conclusion</text:span><text:s/>are now optional everywhere,<text:s/><text:span text:style-name="HTMLTypewriter">conclusion</text:span><text:s/>has become a fully hierarchical element just like<text:s/><text:span text:style-name="HTMLTypewriter">preface</text:span><text:s/>and<text:s/><text:span text:style-name="HTMLTypewriter">preamble</text:span>,<text:s/></text:p>
        </text:list-item>
        <text:list-item>
          <text:p text:style-name="P420">Element<text:s/><text:span text:style-name="HTMLTypewriter">intro</text:span><text:s/>does not belong to the content model of<text:s/>element<text:span text:style-name="HTMLTypewriter"><text:s/>component</text:span><text:s/>anymore.<text:s/></text:p>
        </text:list-item>
      </text:list>
      <text:list text:style-name="LFO43" text:continue-numbering="true">
        <text:list-item>
          <text:p text:style-name="P421">Element<text:s/><text:span text:style-name="HTMLTypewriter">table</text:span><text:s/>has now an additional optional<text:s/><text:span text:style-name="HTMLTypewriter">caption</text:span><text:s/>element as in HTML. Also, the<text:s/><text:span text:style-name="HTMLTypewriter">id</text:span><text:s/>of HTML elements<text:s/><text:span text:style-name="HTMLTypewriter">tr, th<text:s/></text:span>and<text:span text:style-name="HTMLTypewriter"><text:s/>td</text:span><text:s/>is now optional to reduce the tear in specifying ids for long lists of cells in tables.<text:s/></text:p>
        </text:list-item>
      </text:list>
      <text:list text:style-name="LFO42" text:continue-numbering="true">
        <text:list-item>
          <text:p text:style-name="P422"><text:span text:style-name="T423">Content model of element<text:s/></text:span><text:span text:style-name="HTMLTypewriter">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text:s/><text:span text:style-name="HTMLTypewriter">td</text:span><text:s/>has thus changed the relevant pattern, being upgraded from block to container. Now any container, or block can be contained in td elements, but not next nor inline elements.</text:p>
        </text:list-item>
        <text:list-item>
          <text:p text:style-name="P424"><text:span text:style-name="T425">New content model of<text:s/></text:span><text:span text:style-name="HTMLTypewriter">list</text:span>: the<text:s/><text:span text:style-name="HTMLTypewriter">list</text:span><text:s/>element now allow for the specification of a<text:s/><text:span text:style-name="HTMLTypewriter">listIntroduction</text:span><text:s/>element, a block element appearing before the first<text:s/><text:span text:style-name="HTMLTypewriter">item</text:span>, and of<text:s/><text:span text:style-name="HTMLTypewriter">listConclusion</text:span>, a block element appearing after the last<text:s/><text:span text:style-name="HTMLTypewriter">item</text:span><text:s/>of the<text:s/><text:span text:style-name="HTMLTypewriter">list</text:span><text:s/>(in Italian legal system, they correspond to alinea and conclusion, which are frequent occurrences in legal texts).</text:p>
        </text:list-item>
      </text:list>
      <text:h text:style-name="Heading2" text:outline-level="2"><text:bookmark-start text:name="_Toc304100789"/>Differences between release 9/12/2009 and 21/10/2009<text:bookmark-end text:name="_Toc304100789"/></text:h>
      <text:p text:style-name="Normal">This release contains just two minor bug fixes:<text:s/></text:p>
      <text:list text:style-name="LFO35" text:continue-numbering="true">
        <text:list-item>
          <text:p text:style-name="P426">The complex Type<text:s/><text:span text:style-name="tt">AnyOtherType</text:span><text:s/>(allowing elements of any namespace except Akoma Ntoso) now allows any number (including zero) of elements instead of exactly one. This affects a number of metadata elements.<text:s/></text:p>
        </text:list-item>
        <text:list-item>
          <text:p text:style-name="P427">Attribute<text:s/><text:span text:style-name="tt">refersTo</text:span><text:s/>now expects an URI instead of an IDREF value. This means that references to locations inside the document (e.g., in the<text:s/><text:span text:style-name="tt">references</text:span><text:s/>section) now need to be prefixed with character “#” instead of being bare (e.g.<text:s/><text:span text:style-name="tt">refersTo=”foobar”</text:span><text:s/>needs to become<text:span text:style-name="tt"><text:s/>refersTo=”#foobar”</text:span>). This is in accordance to <text:s/>a general avoidance of the IDREF introduced<text:s/><text:s/>on the 23/10/2006 release and for some reasons ignored for the<text:s/><text:span text:style-name="tt">refersTo</text:span><text:s/>attribute.<text:s/></text:p>
        </text:list-item>
      </text:list>
      <text:h text:style-name="Heading2" text:outline-level="2"><text:bookmark-start text:name="_Toc304100790"/>Differences between release 21/10/2009 and 11/5/2009<text:bookmark-end text:name="_Toc304100790"/></text:h>
      <text:p text:style-name="Normal">This release contains some differences to previous versions regarding mainly the handling of judgments. Most differences regard metadata to analyze judgments, and only a few of them affect the document content.<text:s/></text:p>
      <text:list text:style-name="LFO35" text:continue-numbering="true">
        <text:list-item>
          <text:p text:style-name="P428">A new inline element,<text:s/><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text:s/></text:p>
        </text:list-item>
        <text:list-item>
          <text:p text:style-name="P429">Speech-related containers such as<text:s/><text:span text:style-name="tt">administrationOfOaths, declarationOfVote,</text:span><text:s/>etc. have been added to the list of containers that can be specified anywhere.<text:s/></text:p>
        </text:list-item>
        <text:list-item>
          <text:p text:style-name="P430">Element lawyer has a few difference in its attributes: the attribute<text:s/><text:span text:style-name="tt">represents</text:span><text:s/>has become<text:s/><text:span text:style-name="tt">for</text:span>, and a new attribute<text:s/><text:span text:style-name="tt">empoweredBy</text:span><text:s/>has been added for lawyers that receive the representation not directly from the client but indirectly through a delegation of power via another lawyer.<text:s/></text:p>
        </text:list-item>
        <text:list-item>
          <text:p text:style-name="P431">Element<text:s/><text:span text:style-name="tt">opinion</text:span>, wrapping the opinion of the judges in a judgment, has a new attribute<text:s/><text:span text:style-name="tt">type</text:span><text:s/>that specifies whether each individual judge consents or dissents from the judgment.<text:s/></text:p>
        </text:list-item>
        <text:list-item>
          <text:p text:style-name="P432">The element<text:s/><text:span text:style-name="tt">workflow</text:span><text:s/>has been clarified. A<text:s/><text:span text:style-name="tt">workflow</text:span><text:s/>is not composed of<text:s/><text:span text:style-name="tt">action</text:span><text:s/>elements anymore, but of<text:s/><text:span text:style-name="tt">step</text:span><text:s/>elements. Each<text:s/><text:span text:style-name="tt">step</text:span><text:s/>element defines (references to instances of) a date, an actor (either a TLCPerson or a TLCOrganization), a role (a TLCRole), and an outcome (a TLCConcept).<text:s/></text:p>
        </text:list-item>
        <text:list-item>
          <text:p text:style-name="P433">A new analysis container has been added for judicial analysis. The element,<text:s/><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text:s/><text:span text:style-name="tt">deny, dismiss, uphold, revert, replaceOrder, remit, decide</text:span>, and<text:s/><text:span text:style-name="tt">approve</text:span>), and as many elements as needed of the judicial argument category, which are:<text:s/><text:span text:style-name="tt">supports, <text:s/>isAnalogTo, applies, extends, restricts, derogates, contrasts, overrules, dissentsFrom, putsInQuestion, distinguishes</text:span>. It should be noted that the term<text:s/><text:span text:style-name="tt">putsInQuestion</text:span><text:s/>is hardly satisfactory, and different from the proposed<text:s/><text:span text:style-name="tt">questions</text:span>, which cannot be used in this context because <text:s/>it is already used as a section of the Speech containers.<text:s/></text:p>
        </text:list-item>
      </text:list>
      <text:h text:style-name="Heading2" text:outline-level="2"><text:bookmark-start text:name="_Toc304100791"/>Differences between release 11/5/2009 and 16/3/2009<text:bookmark-end text:name="_Toc304100791"/></text:h>
      <text:p text:style-name="Normal">This release contains no difference from the previous release but a few bug fix. The main justification of this release is to introduce systematic inline documentation to all structures of the language (groups, attribute groups, simple type, complex types and elements.<text:s/></text:p>
      <text:p text:style-name="Normal">Additionally, a few bug fixes have been introduced:<text:s/></text:p>
      <text:list text:style-name="LFO35" text:continue-numbering="true">
        <text:list-item>
          <text:p text:style-name="P434">The internal date of the schema has been updated to reflect correctly the revision date of the schema. In previous release, in fact, the release date within the schema had not been updated, resulting in two very different schemas asserting to have been last updated on the same date.<text:s/></text:p>
        </text:list-item>
        <text:list-item>
          <text:p text:style-name="P435">Group <text:s/><text:span text:style-name="HTMLTypewriter">ANotherInline</text:span><text:s/>has been actually added to the<text:s/><text:span text:style-name="HTMLTypewriter">inlineCM</text:span><text:s/>group , allowing elements<text:s/><text:span text:style-name="HTMLTypewriter">entity</text:span><text:s/>and<text:s/><text:span text:style-name="HTMLTypewriter">date</text:span><text:s/>to be actually used in document markup.</text:p>
        </text:list-item>
        <text:list-item>
          <text:p text:style-name="P436">Complex types anyOther and anyOtherType, which were identical, have been brought together into one type, anyOtherType. All elements and attributes have been updated accordingly.<text:s/></text:p>
        </text:list-item>
        <text:list-item>
          <text:p text:style-name="P437">Several reshuffles of relative position of definitions have been made. No difference in content has been performed, though.<text:s/></text:p>
        </text:list-item>
      </text:list>
      <text:h text:style-name="Heading2" text:outline-level="2"><text:bookmark-start text:name="_Toc304100792"/>Differences between release 16/3/2009 and 5/11/2008<text:bookmark-end text:name="_Toc304100792"/></text:h>
      <text:p text:style-name="Normal">A new section has been added to the Release Notes, section 7.2, describing how to use references and refersTo attributes.<text:s/></text:p>
      <text:p text:style-name="Normal">This is a major release, providing a number of relevant modifications to the previous releases.<text:s/><text:span text:style-name="T438">Many of these modifications are NOT backward-compatible.<text:s/></text:span>These will be explicitly noted as such in the following.<text:s/></text:p>
      <text:h text:style-name="Heading3" text:outline-level="3"><text:bookmark-start text:name="_Toc172317049"/><text:bookmark-start text:name="_Toc304100793"/>Sidenotes and out of line texts<text:bookmark-end text:name="_Toc172317049"/><text:bookmark-end text:name="_Toc304100793"/></text:h>
      <text:p text:style-name="Normal">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Normal">Thus the element<text:s/><text:span text:style-name="tt">sideNote</text:span><text:s/>has been removed, and substituted by a new container element,<text:s/><text:span text:style-name="HTMLTypewriter">outOfLine</text:span>, contained in a collection element<text:s/><text:span text:style-name="HTMLTypewriter">outOfLines</text:span>. Each<text:s/><text:span text:style-name="HTMLTypewriter">outOfLine</text:span><text:s/>has a type attribute assuming either of the value<text:s/><text:span text:style-name="HTMLTypewriter">sideNote<text:s/></text:span>or<text:span text:style-name="HTMLTypewriter"><text:s/>publicationNote</text:span>, an<text:s/><text:span text:style-name="HTMLTypewriter">href</text:span><text:s/>attribute pointing to a structure in the document to which the out of line text should be attached to, and contains blocks such as<text:s/><text:span text:style-name="HTMLTypewriter">p</text:span><text:s/>elements.<text:s/></text:p>
      <text:p text:style-name="Normal">Thus the fragment<text:s/></text:p>
      <text:p text:style-name="P439"><text:span text:style-name="HTMLTypewriter">&lt;akomaNtoso xmlns="http://www.akomantoso.org/</text:span><text:span text:style-name="HTMLTypewriter">1.0</text:span><text:span text:style-name="HTMLTypewriter">"&gt;</text:span></text:p>
      <text:p text:style-name="P440"><text:span text:style-name="HTMLTypewriter"><text:s text:c="4"/>&lt;act&gt;</text:span></text:p>
      <text:p text:style-name="P441"><text:span text:style-name="HTMLTypewriter"><text:s text:c="8"/>...</text:span></text:p>
      <text:p text:style-name="P442"><text:span text:style-name="HTMLTypewriter"><text:s text:c="8"/>&lt;body&gt;</text:span></text:p>
      <text:p text:style-name="P443"><text:span text:style-name="HTMLTypewriter"><text:s text:c="12"/>&lt;section id="sect54.a"&gt;</text:span></text:p>
      <text:p text:style-name="P444"><text:span text:style-name="HTMLTypewriter"><text:s text:c="16"/>&lt;num&gt;54A&lt;/num&gt;</text:span></text:p>
      <text:p text:style-name="P445"><text:span text:style-name="HTMLTypewriter"><text:s text:c="16"/>&lt;heading&gt;Conduct of prosecutions.&lt;/heading&gt;</text:span></text:p>
      <text:p text:style-name="P446"><text:span text:style-name="HTMLTypewriter"><text:s text:c="16"/>&lt;clause id="sect54.a-cla1"&gt;</text:span></text:p>
      <text:p text:style-name="P447"><text:span text:style-name="HTMLTypewriter"><text:s text:c="20"/>&lt;num&gt;(1)&lt;/num&gt;</text:span></text:p>
      <text:p text:style-name="P448"><text:span text:style-name="T449"><text:s text:c="20"/>&lt;sideNote&gt;Cap 75.&lt;/sideNote&gt;</text:span></text:p>
      <text:p text:style-name="P450"><text:span text:style-name="HTMLTypewriter"><text:s text:c="20"/>&lt;content&gt;</text:span></text:p>
      <text:p text:style-name="P451"><text:span text:style-name="HTMLTypewriter"><text:s text:c="24"/>&lt;p&gt; Blah blah&lt;/p&gt;</text:span></text:p>
      <text:p text:style-name="P452"><text:span text:style-name="HTMLTypewriter"><text:s text:c="20"/>&lt;/content&gt;</text:span></text:p>
      <text:p text:style-name="P453"><text:span text:style-name="HTMLTypewriter"><text:s text:c="16"/>&lt;/clause&gt;</text:span></text:p>
      <text:p text:style-name="P454"><text:span text:style-name="HTMLTypewriter"><text:s text:c="12"/>&lt;/section&gt;</text:span></text:p>
      <text:p text:style-name="P455"><text:span text:style-name="HTMLTypewriter"><text:s text:c="8"/>&lt;/body&gt;</text:span></text:p>
      <text:p text:style-name="P456"><text:span text:style-name="HTMLTypewriter"><text:s text:c="5"/>&lt;/act&gt;</text:span></text:p>
      <text:p text:style-name="P457"><text:span text:style-name="HTMLTypewriter">&lt;/akomaNtoso&gt;</text:span></text:p>
      <text:p text:style-name="Normal">needs to become:<text:s/></text:p>
      <text:p text:style-name="P458"><text:span text:style-name="HTMLTypewriter">&lt;akomaNtoso xmlns="http://www.akomantoso.org/</text:span><text:span text:style-name="HTMLTypewriter">1</text:span><text:span text:style-name="HTMLTypewriter">.0</text:span><text:span text:style-name="HTMLTypewriter">"&gt;</text:span></text:p>
      <text:p text:style-name="P459"><text:span text:style-name="HTMLTypewriter"><text:s text:c="4"/>&lt;act&gt;</text:span></text:p>
      <text:p text:style-name="P460"><text:span text:style-name="HTMLTypewriter"><text:s text:c="8"/>...</text:span></text:p>
      <text:p text:style-name="P461"><text:span text:style-name="HTMLTypewriter"><text:s text:c="8"/>&lt;body&gt;</text:span></text:p>
      <text:p text:style-name="P462"><text:span text:style-name="HTMLTypewriter"><text:s text:c="12"/>&lt;section id="sect54.a"&gt;</text:span></text:p>
      <text:p text:style-name="P463"><text:span text:style-name="HTMLTypewriter"><text:s text:c="16"/>&lt;num&gt;54A&lt;/num&gt;</text:span></text:p>
      <text:p text:style-name="P464"><text:span text:style-name="HTMLTypewriter"><text:s text:c="16"/>&lt;heading&gt;Conduct of prosecutions.&lt;/heading&gt;</text:span></text:p>
      <text:p text:style-name="P465"><text:span text:style-name="HTMLTypewriter"><text:s text:c="16"/>&lt;clause<text:s/></text:span><text:span text:style-name="T466">id="sect54.a-cla1"</text:span><text:span text:style-name="HTMLTypewriter">&gt;</text:span></text:p>
      <text:p text:style-name="P467"><text:span text:style-name="HTMLTypewriter"><text:s text:c="20"/>&lt;num&gt;(1)&lt;/num&gt;</text:span></text:p>
      <text:p text:style-name="P468"><text:span text:style-name="HTMLTypewriter"><text:s text:c="20"/>&lt;content&gt;</text:span></text:p>
      <text:p text:style-name="P469"><text:span text:style-name="HTMLTypewriter"><text:s text:c="24"/>&lt;p&gt; Blah blah&lt;/p&gt;</text:span></text:p>
      <text:p text:style-name="P470"><text:span text:style-name="HTMLTypewriter"><text:s text:c="20"/>&lt;/content&gt;</text:span></text:p>
      <text:p text:style-name="P471"><text:span text:style-name="HTMLTypewriter"><text:s text:c="16"/>&lt;/clause&gt;</text:span></text:p>
      <text:p text:style-name="P472"><text:span text:style-name="HTMLTypewriter"><text:s text:c="12"/>&lt;/section&gt;</text:span></text:p>
      <text:p text:style-name="P473"><text:span text:style-name="HTMLTypewriter"><text:s text:c="8"/>&lt;/body&gt;</text:span></text:p>
      <text:p text:style-name="P474"><text:span text:style-name="T475"><text:s text:c="8"/>&lt;outOfLines&gt;</text:span></text:p>
      <text:p text:style-name="P476"><text:span text:style-name="T477"><text:s text:c="12"/>&lt;outOfLine id="out01" type="sideNote" href="#sect54.a-cla1"&gt;</text:span></text:p>
      <text:p text:style-name="P478"><text:span text:style-name="T479"><text:s text:c="16"/>&lt;p&gt;Cap 75.&lt;/p&gt;</text:span></text:p>
      <text:p text:style-name="P480"><text:span text:style-name="T481"><text:s text:c="12"/>&lt;/outOfLine&gt;</text:span></text:p>
      <text:p text:style-name="P482"><text:span text:style-name="T483"><text:s text:c="8"/>&lt;/outOfLines&gt;</text:span></text:p>
      <text:p text:style-name="P484"><text:span text:style-name="HTMLTypewriter"><text:s text:c="4"/>&lt;/act&gt;</text:span></text:p>
      <text:p text:style-name="P485"><text:span text:style-name="HTMLTypewriter">&lt;/akomaNtoso&gt;</text:span></text:p>
      <text:p text:style-name="Normal">Please note three issues:<text:s/></text:p>
      <text:list text:style-name="LFO35" text:continue-numbering="true">
        <text:list-item>
          <text:p text:style-name="P486">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487">Only referable structures can have a side note. This means that side notes are to be considered associated to sections, clauses, etc. and not to the text they contain. If a fragment of text needs to have a side note, it must be wrapped in a referable fragment, such as a<text:s/><text:span text:style-name="HTMLTypewriter">ref</text:span><text:s/>or a<text:s/><text:span text:style-name="HTMLTypewriter">span</text:span><text:s/>element.<text:s/></text:p>
        </text:list-item>
        <text:list-item>
          <text:p text:style-name="P488">While the previous<text:s/><text:span text:style-name="HTMLTypewriter">sideNote</text:span><text:s/>element was a block, and thus could contain directly text, the<text:s/><text:span text:style-name="HTMLTypewriter">outOfLine</text:span><text:s/>element is a container, and thus must contain one or more blocks that in turn contain text.<text:s/></text:p>
        </text:list-item>
      </text:list>
      <text:p text:style-name="Normal">This modification is<text:s/><text:span text:style-name="T489">NOT backward-compatible. Elements have been removed and a whole new section created in all types of documents.</text:span></text:p>
      <text:h text:style-name="Heading3" text:outline-level="3"><text:bookmark-start text:name="_Toc172317050"/><text:bookmark-start text:name="_Toc304100794"/>Content model reorganization for speeches<text:bookmark-end text:name="_Toc172317050"/><text:bookmark-end text:name="_Toc304100794"/></text:h>
      <text:p text:style-name="P490">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text:s/><text:span text:style-name="HTMLTypewriter">speech, question<text:s/></text:span>and<text:span text:style-name="HTMLTypewriter"><text:s/>answer</text:span><text:s/>are now available even in<text:s/><text:span text:style-name="HTMLTypewriter">judgements</text:span>.<text:s/></text:p>
      <text:p text:style-name="Normal">This modification<text:s/><text:span text:style-name="T491">IS backward-compatible. Content models have been expanded.</text:span></text:p>
      <text:h text:style-name="Heading3" text:outline-level="3"><text:bookmark-start text:name="_Toc172317051"/><text:bookmark-start text:name="_Toc304100795"/>New inline elements<text:bookmark-end text:name="_Toc172317051"/><text:bookmark-end text:name="_Toc304100795"/></text:h>
      <text:p text:style-name="Normal">A number of new inline elements have been added to this release:<text:s/></text:p>
      <text:list text:style-name="LFO39" text:continue-numbering="true">
        <text:list-item>
          <text:p text:style-name="P492">Element<text:s/><text:span text:style-name="HTMLTypewriter">lawyer</text:span><text:s/>is used to mark the specification of a lawyer. Attribute<text:s/><text:span text:style-name="HTMLTypewriter">represents</text:span><text:s/>can be used to refer to the party it represents and the attribute<text:s/><text:span text:style-name="HTMLTypewriter">role</text:span><text:s/>can be added to provide more detailed information about the kind of lawyer.<text:s/></text:p>
        </text:list-item>
        <text:list-item>
          <text:p text:style-name="P493">Element<text:s/><text:span text:style-name="HTMLTypewriter">opinion</text:span><text:s/>is used to specify the opinion of the individual judge within the coram of a judgement. Use attribute<text:s/><text:span text:style-name="HTMLTypewriter">refersTo</text:span><text:s/>to point to a<text:s/><text:span text:style-name="HTMLTypewriter">TLCConcept</text:span><text:s/>that provides computable assessment of the type of opinion held by the judge.<text:s/></text:p>
        </text:list-item>
        <text:list-item>
          <text:p text:style-name="P494">Element<text:s/><text:span text:style-name="HTMLTypewriter">signature</text:span><text:s/>is used to specify the presence of a signature in the document. Use attribute<text:s/><text:span text:style-name="HTMLTypewriter">refersTo</text:span><text:s/>to point to a<text:s/><text:span text:style-name="HTMLTypewriter">TLCPerson</text:span><text:s/>that provides the identification of the person responsible of the signature.<text:s/></text:p>
        </text:list-item>
        <text:list-item>
          <text:p text:style-name="P495">Element<text:s/><text:span text:style-name="HTMLTypewriter">entity</text:span><text:s/>is used to wrap any mention to a concept that is worth being mentioned in the<text:s/><text:span text:style-name="HTMLTypewriter">references</text:span><text:s/>section. This includes persons, organizations, roles, and places, among others. Always use attribute<text:s/><text:span text:style-name="HTMLTypewriter">refersTo</text:span><text:s/>to point to a Top Level Class element in the<text:s/><text:span text:style-name="HTMLTypewriter">references</text:span><text:s/>section that provides computable assessment of the concept associated to that element.</text:p>
        </text:list-item>
        <text:list-item>
          <text:p text:style-name="P496">Element<text:s/><text:span text:style-name="HTMLTypewriter">date</text:span><text:s/>is used to wrap explicit dates in the document (that are not<text:s/><text:span text:style-name="HTMLTypewriter">documentDates</text:span>). Use attribute<text:s/><text:span text:style-name="HTMLTypewriter">date</text:span><text:s/>to provide an unambiguous form of the date in XSD 1.0 syntax yyyy-mm-dd. Use attribute<text:s/><text:span text:style-name="HTMLTypewriter">refersTo</text:span>, if appropriate, to point to a<text:s/><text:span text:style-name="HTMLTypewriter">TLCEvent</text:span><text:s/>that provides computable assessment of the event associated to that date. Please note that a<text:s/><text:span text:style-name="HTMLTypewriter">date</text:span><text:s/>element was already present in the schema in the identification section of the metadata, and that it has now been renamed<text:s/><text:span text:style-name="HTMLTypewriter">FRBRdate</text:span><text:s/>(see section 9.1.5).<text:s/></text:p>
        </text:list-item>
      </text:list>
      <text:p text:style-name="Normal">This modification<text:s/><text:span text:style-name="T497">IS backward-compatible. Elements have been added.</text:span></text:p>
      <text:h text:style-name="Heading3" text:outline-level="3"><text:bookmark-start text:name="_Toc172317052"/><text:bookmark-start text:name="_Toc304100796"/>Judgement-specific and act-specific elements reunited<text:bookmark-end text:name="_Toc172317052"/><text:bookmark-end text:name="_Toc304100796"/></text:h>
      <text:p text:style-name="Normal">Elements<text:s/><text:span text:style-name="HTMLTypewriter">judgementType, judgementTitle<text:s/></text:span>and<text:span text:style-name="HTMLTypewriter"><text:s/>judgementNumber</text:span><text:s/>were considered overlapping and redundant with respect to<text:s/><text:span text:style-name="HTMLTypewriter">documentType, documentTitle<text:s/></text:span>and<text:span text:style-name="HTMLTypewriter"><text:s/>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text:s/><text:span text:style-name="HTMLTypewriter">refersTo</text:span><text:s/>must be present and point to different instances of TLCConcepts.<text:s/></text:p>
      <text:p text:style-name="Normal">This modification is<text:s/><text:span text:style-name="T498">NOT backward-compatible. Elements have been removed.</text:span></text:p>
      <text:h text:style-name="Heading3" text:outline-level="3"><text:bookmark-start text:name="_Toc172317053"/><text:bookmark-start text:name="_Toc304100797"/>Name changes in metadata elements<text:bookmark-end text:name="_Toc172317053"/><text:bookmark-end text:name="_Toc304100797"/></text:h>
      <text:p text:style-name="Normal">Elements within<text:s/><text:span text:style-name="HTMLTypewriter">FRBRWork, <text:s/>FRBRExpression , FRBRManifestation,<text:s/></text:span>and<text:span text:style-name="HTMLTypewriter"><text:s/>FRBRItem</text:span><text:s/>have now an added FRBR prefix, and thus were turned from<text:s/><text:span text:style-name="HTMLTypewriter">this, uri, alias, date,<text:s/></text:span>and<text:span text:style-name="HTMLTypewriter"><text:s/>author<text:s/></text:span>to<text:span text:style-name="HTMLTypewriter"><text:s/>FRBRthis FRBRuri, FRBRalias, FRBRdate,<text:s/></text:span>and<text:span text:style-name="HTMLTypewriter"><text:s/>FRBRauthor.<text:s/></text:span></text:p>
      <text:p text:style-name="Normal">A new element<text:s/><text:span text:style-name="HTMLTypewriter">date</text:span><text:s/>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text:s/></text:p>
      <text:p text:style-name="Normal">This modification is<text:s/><text:span text:style-name="T499">NOT backward-compatible. Element names have been changed.</text:span></text:p>
      <text:h text:style-name="Heading3" text:outline-level="3"><text:bookmark-start text:name="_Toc172317054"/><text:bookmark-start text:name="_Toc304100798"/>Bug fixes<text:bookmark-end text:name="_Toc172317054"/><text:bookmark-end text:name="_Toc304100798"/></text:h>
      <text:list text:style-name="LFO40" text:continue-numbering="true">
        <text:list-item>
          <text:p text:style-name="P500">A few elements now required presence of two main attributes:<text:s/><text:span text:style-name="HTMLTypewriter">id</text:span><text:s/>and<text:s/><text:span text:style-name="HTMLTypewriter">refersTo</text:span>. These are<text:s/><text:span text:style-name="HTMLTypewriter">*ref<text:s/></text:span>and<text:span text:style-name="HTMLTypewriter"><text:s/>*mod</text:span><text:s/>elements, plus elements<text:s/><text:span text:style-name="HTMLTypewriter">party, judge</text:span><text:s/>and the new element<text:s/><text:span text:style-name="HTMLTypewriter">lawyer</text:span>. Previously both<text:s/><text:span text:style-name="HTMLTypewriter">id<text:s/></text:span>and<text:span text:style-name="HTMLTypewriter"><text:s/>refersTo</text:span><text:s/>were optional. This modification is<text:s/><text:span text:style-name="T501">NOT backward-compatible. Attributes have been made required.</text:span></text:p>
        </text:list-item>
        <text:list-item>
          <text:p text:style-name="P502">Element<text:s/><text:span text:style-name="HTMLTypewriter">scene</text:span><text:s/>was previously present as both a container and a block. This is an error, and has been fixed. Element<text:s/><text:span text:style-name="HTMLTypewriter">scene</text:span><text:s/>is now only a container available everywhere a container can be specified. This modification is<text:s/><text:span text:style-name="T503">NOT backward-compatible, but minor.</text:span></text:p>
        </text:list-item>
      </text:list>
      <text:h text:style-name="Heading2" text:outline-level="2"><text:bookmark-start text:name="_Toc304100799"/>Differences between release 5/11/2008 and release 3/3/2008<text:bookmark-end text:name="_Toc304100799"/></text:h>
      <text:p text:style-name="Normal">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text:s/></text:p>
      <text:p text:style-name="Normal"/>
      <text:p text:style-name="P504">Content differences:</text:p>
      <text:list text:style-name="LFO29" text:continue-numbering="true">
        <text:list-item>
          <text:p text:style-name="P505">The spelling “<text:span text:style-name="HTMLTypewriter">judgment</text:span>” has been replaced with “<text:span text:style-name="HTMLTypewriter">judgement</text:span>” in observance to the above-mentioned mail by Mariya Badeva. This relates to all elements and attributes containing the word<text:s/><text:span text:style-name="HTMLTypewriter">judgement</text:span>.<text:s/></text:p>
        </text:list-item>
        <text:list-item>
          <text:p text:style-name="P506">All Top Level Classes have now a proposed syntax for IDs (that was up to this day only mentioned as TBD).<text:s/></text:p>
        </text:list-item>
        <text:list-item>
          <text:p text:style-name="P507">Element<text:s/><text:span text:style-name="HTMLTypewriter">comment</text:span><text:s/>has been renamed<text:s/><text:span text:style-name="HTMLTypewriter">scene</text:span><text:s/>according to remarks about adopting a vocabulary more connected to screenplays.<text:s/></text:p>
        </text:list-item>
        <text:list-item>
          <text:p text:style-name="P508">Elements<text:s/><text:span text:style-name="HTMLTypewriter">ActType, ActTitle, ActNumber, ActProponent, ActDate,<text:s/></text:span>and<text:span text:style-name="HTMLTypewriter"><text:s/>ActPurpose</text:span><text:s/>have been renamed<text:s/><text:span text:style-name="HTMLTypewriter">docType, docTitle, docNumber, docProponent, docDate,<text:s/></text:span>and<text:span text:style-name="HTMLTypewriter"><text:s/>docPurpose</text:span><text:s/>so as to reflect a vocabulary apt to describe more than just legislation.<text:s/></text:p>
        </text:list-item>
        <text:list-item>
          <text:p text:style-name="P509">Element<text:s/><text:span text:style-name="HTMLTypewriter">recordedTime</text:span><text:s/>has now a new attribute<text:s/><text:span text:style-name="HTMLTypewriter">type</text:span><text:s/>to allow for the specification of recorded times for the beginning of event (<text:span text:style-name="HTMLTypewriter">startEvent</text:span>) and end of events (<text:span text:style-name="HTMLTypewriter">endEvent</text:span>) if necessary</text:p>
        </text:list-item>
        <text:list-item>
          <text:p text:style-name="P510">A new inline element<text:s/><text:span text:style-name="HTMLTypewriter">remark</text:span><text:s/>has been added to specify editorial inclusions within the main text (for instance the caption of the speaker in the new page continuing from the previous one). An attribute type with an initial list of remark types (<text:span text:style-name="HTMLTypewriter">sceneDescription, phenomenon, caption, translation</text:span>) is also added.<text:s/></text:p>
        </text:list-item>
      </text:list>
      <text:p text:style-name="P511">Case differences (specific to the camelCase release):</text:p>
      <text:list text:style-name="LFO29" text:continue-numbering="true">
        <text:list-item>
          <text:p text:style-name="P512">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text:style-name="LFO34" text:continue-numbering="true">
        <text:list-item>
          <text:p text:style-name="P513">A name that is composed of a simple term is all in lowercase (e.g.,<text:s/><text:span text:style-name="HTMLTypewriter">section, act, publication</text:span>).</text:p>
        </text:list-item>
        <text:list-item>
          <text:p text:style-name="P514">A name that is composed of two or more full terms has the first one in lowercase, and all the others have their initial letter in uppercase (that I call camelCase, as a reduced form of CamelCase). For instance,<text:s/><text:span text:style-name="HTMLTypewriter">courtType, actDate, mainContent</text:span>.</text:p>
        </text:list-item>
        <text:list-item>
          <text:p text:style-name="P515">A name that is composed of an acronym plus one or more full terms has the acronym in all capital letters and the remaining terms in camelCase (i.e., the first is all lowercase and the others have the first letter in uppercase). For instance,<text:s/><text:span text:style-name="HTMLTypewriter">FRBRManifestation, TLCPerson</text:span>.</text:p>
        </text:list-item>
      </text:list>
      <text:list text:style-name="LFO29" text:continue-numbering="true">
        <text:list-item>
          <text:p text:style-name="P516">The element groups, complex types and simple types<text:s/><text:span text:style-name="HTMLTypewriter">EventType, VersionType, InlineCM, SpeechSection, <text:s/>HierarchicalStructure, OpenStructure, DebateStructure, JudgmentStructure and DocumentTypes</text:span><text:s/>are now<text:s/><text:span text:style-name="HTMLTypewriter">eventType, iversionType, inlineCM, speechSection,<text:s/></text:span><text:span text:style-name="HTMLTypewriter">hierarchicalStructure, openStructure, debateStructure, judgementStructure</text:span><text:span text:style-name="HTMLTypewriter"><text:s/></text:span>(note new spelling for judgement) and<text:span text:style-name="HTMLTypewriter"><text:s/>documentType</text:span><text:s/>(note, also singular now) in camelCase.</text:p>
        </text:list-item>
        <text:list-item>
          <text:p text:style-name="P517">17 elements have changed their case in order to adopt the camelCase approach: elements<text:s/><text:span text:style-name="HTMLTypewriter">activeModifications, activeRef, akomaNtoso, attachmentOf, debateRecord, efficacyMod, forceMod, hasAttachment, mainContent, meaningMod, noteRef, passiveModifications, passiveRef, proceduralMotions, scopeMod, textualMod,<text:s/></text:span>and<text:s/><text:span text:style-name="HTMLTypewriter">tocItem</text:span>.</text:p>
        </text:list-item>
      </text:list>
      <text:h text:style-name="Heading2" text:outline-level="2"><text:bookmark-start text:name="_Toc304100800"/>Differences between release 3/3/2008 and 22/10/2007<text:bookmark-end text:name="_Toc304100800"/></text:h>
      <text:p text:style-name="Normal">This is a tentative release of a major evolution, with a specific improvement, namely the support for judgments. Other minor modifications have been included. Existing documents that are not judgments should be unaffected by this release.<text:s/></text:p>
      <text:p text:style-name="P518">Most of the modifications accept and organize the proposal from Monica Palmirani in a document called “Common Open Standard for Judgments”.<text:s/></text:p>
      <text:p text:style-name="Normal">Modifications unrelated to the judgment we find:<text:s/></text:p>
      <text:list text:style-name="LFO29" text:continue-numbering="true">
        <text:list-item>
          <text:p text:style-name="P519">A new element for debate documents called<text:s/><text:span text:style-name="HTMLTypewriter">DeclarationofVote</text:span></text:p>
        </text:list-item>
        <text:list-item>
          <text:p text:style-name="P520">A new element<text:s/><text:span text:style-name="HTMLTypewriter">this</text:span><text:s/>is added in all FRBR levels to report the URI of the specific component where the metadata block is found</text:p>
        </text:list-item>
        <text:list-item>
          <text:p text:style-name="P521">The name for the<text:s/><text:span text:style-name="HTMLTypewriter">Attachment</text:span><text:s/>element in the<text:s/><text:span text:style-name="HTMLTypewriter">analysis</text:span><text:s/>element is now<text:s/><text:span text:style-name="HTMLTypewriter">HasAttachment</text:span><text:s/>in order to avoid confusions.<text:s/></text:p>
        </text:list-item>
      </text:list>
      <text:p text:style-name="P522">Modifications related to the judgment as specified in Palmirani’s document are:<text:s/></text:p>
      <text:list text:style-name="LFO31" text:continue-numbering="true">
        <text:list-item>
          <text:p text:style-name="P523">A new document type “<text:span text:style-name="HTMLTypewriter">judgement</text:span>” is introduced, that has its own schema composed of<text:s/><text:span text:style-name="HTMLTypewriter">meta</text:span>,<text:s/><text:span text:style-name="HTMLTypewriter">header, judgmentBody, conclusions<text:s/></text:span>and<text:span text:style-name="HTMLTypewriter"><text:s/>attachment</text:span>.<text:s/></text:p>
        </text:list-item>
        <text:list-item>
          <text:p text:style-name="P524">Within the section<text:s/><text:span text:style-name="HTMLTypewriter">header</text:span><text:s/>a number of additional inline-level purpose-specific elements have been added, namely:<text:s/><text:span text:style-name="HTMLTypewriter">judgmentType, judgmentTitle, judgmentNumber, courtType, neutralCitation, party, judge,<text:s/></text:span>and<text:span text:style-name="HTMLTypewriter"><text:s/></text:span><text:span text:style-name="HTMLTypewriter">judgmentDate</text:span>.<text:s/></text:p>
        </text:list-item>
        <text:list-item>
          <text:p text:style-name="P525">The<text:s/><text:span text:style-name="HTMLTypewriter">judgmentBody</text:span><text:s/>has a repeatable choice of sections named<text:s/><text:span text:style-name="HTMLTypewriter">introduction, background, motivation,<text:s/></text:span>and<text:span text:style-name="HTMLTypewriter"><text:s/></text:span><text:span text:style-name="HTMLTypewriter">decision</text:span>.<text:s/></text:p>
        </text:list-item>
        <text:list-item>
          <text:p text:style-name="P526">An additional metadata element,<text:s/><text:span text:style-name="HTMLTypewriter">workflow</text:span>, and its repeatable child<text:s/><text:span text:style-name="HTMLTypewriter">action</text:span><text:s/>have been added.<text:s/></text:p>
        </text:list-item>
      </text:list>
      <text:p text:style-name="P527">Some modifications diverge from Palmirani’s proposal, as follows:</text:p>
      <text:list text:style-name="LFO32" text:continue-numbering="true">
        <text:list-item>
          <text:p text:style-name="P528">No elements such as<text:s/><text:span text:style-name="HTMLTypewriter">coram, judges<text:s/></text:span>and<text:span text:style-name="HTMLTypewriter"><text:s/>judgmentDates</text:span><text:s/>have been specified, as they are containers, disallowed in the patterned structure of inline elements. The corresponding singular elements are used directly in the flow of the text.<text:s/></text:p>
        </text:list-item>
        <text:list-item>
          <text:p text:style-name="P529">The element<text:s/><text:span text:style-name="HTMLTypewriter">body</text:span><text:s/>has been substituted with<text:s/><text:span text:style-name="HTMLTypewriter">judgmentBody</text:span>, as<text:s/><text:span text:style-name="HTMLTypewriter">body</text:span><text:s/>has been used already to refer to the content of hierarchical structures such as acts and bills.<text:s/></text:p>
        </text:list-item>
        <text:list-item>
          <text:p text:style-name="P530">The<text:s/><text:span text:style-name="HTMLTypewriter">href</text:span><text:s/>attributes in<text:s/><text:span text:style-name="HTMLTypewriter">part, judge<text:s/></text:span>and<text:span text:style-name="HTMLTypewriter"><text:s/>action</text:span>, meant to refer to the ontological section references, have been omitted as the proper attribute<text:s/><text:span text:style-name="HTMLTypewriter">refersTo</text:span><text:s/>now exist for all elements in the schema, and therefore no need for such attribute was needed. The<text:s/><text:span text:style-name="HTMLTypewriter">as</text:span><text:s/>attribute, on the other hand, has been kept as proposed.<text:s/></text:p>
        </text:list-item>
      </text:list>
      <text:p text:style-name="P531">Open issues are as follows:<text:s/></text:p>
      <text:list text:style-name="LFO33" text:continue-numbering="true">
        <text:list-item>
          <text:p text:style-name="P532">We have adopted the spelling “judgment” instead of “judgement” as proposed by Palmirani, but we are worried about the last sentence in the following fragment from<text:s/><text:a xlink:href="http://en.wikipedia.org/wiki/Judgment_%28law%29" office:target-frame-name="_top" xlink:show="replace"><text:span text:style-name="T533">http://en.wikipedia.org/wiki/Judgment_%28law%29</text:span></text:a><text:span text:style-name="T534">:<text:s/></text:span>“However, the spelling judgement (with e added) largely replaced judgment in the United Kingdom in a non-legal context<text:s/>[…]<text:s/>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35">We are not convinced of the need for a<text:s/><text:span text:style-name="HTMLTypewriter">workflow</text:span><text:s/>element, and would have preferred to have it harmonized and included in the<text:s/><text:span text:style-name="HTMLTypewriter">lifecycle</text:span><text:s/>element.<text:s/></text:p>
        </text:list-item>
      </text:list>
      <text:p text:style-name="Normal"/>
      <text:h text:style-name="Heading2" text:outline-level="2"><text:bookmark-start text:name="_Toc304100801"/>Differences between release 22/10/2007 and 17/09/2007<text:bookmark-end text:name="_Toc304100801"/></text:h>
      <text:p text:style-name="Normal">This is a major release with plenty of differences and improvement. It is worth noting that at least ONE modification (the creation of the<text:s/><text:span text:style-name="HTMLTypewriter">content</text:span><text:s/>element and the renaming of<text:s/><text:span text:style-name="HTMLTypewriter">title</text:span><text:s/>and<text:s/><text:span text:style-name="HTMLTypewriter">subtitle</text:span>) is<text:s/>NOT BACKWARD COMPATIBLE, so that documents that were valid against the previous versions most probably will NOT be valid against this version.<text:s/></text:p>
      <text:p text:style-name="Normal">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text:s/><text:span text:style-name="HTMLTypewriter">convertToThis.xsl</text:span>.<text:s/></text:p>
      <text:p text:style-name="Normal">This release also includes and documents an unofficial, undocumented release called<text:s/><text:span text:style-name="HTMLTypewriter">Tentative Release 20071510</text:span><text:s/>dated 15 October, 2007.<text:s/></text:p>
      <text:list text:style-name="LFO13" text:continue-numbering="true">
        <text:list-item>
          <text:p text:style-name="P536">Element<text:s/><text:span text:style-name="HTMLTypewriter">clauses</text:span><text:s/>has been renamed into<text:s/><text:span text:style-name="HTMLTypewriter">body</text:span>. NOT BACKWARD COMPATIBLE</text:p>
        </text:list-item>
        <text:list-item>
          <text:p text:style-name="P537">Elements<text:s/><text:span text:style-name="HTMLTypewriter">title</text:span><text:s/>and<text:s/><text:span text:style-name="HTMLTypewriter">subtitle</text:span><text:s/>are now called<text:s/><text:span text:style-name="HTMLTypewriter">heading</text:span><text:s/>and<text:s/><text:span text:style-name="HTMLTypewriter">subheading</text:span>, to allow for the presence of the<text:s/><text:span text:style-name="HTMLTypewriter">title</text:span><text:s/>hierarchical elements. NOT BACKWARD COMPATIBLE</text:p>
        </text:list-item>
        <text:list-item>
          <text:p text:style-name="P538">The list of hierarchical elements is enriched with the addition of elements<text:s/><text:span text:style-name="HTMLTypewriter">title, book, tome, subsection, subpart, subparagraph, subchapter, subtitle,<text:s/></text:span>and<text:s/><text:span text:style-name="HTMLTypewriter">subclause</text:span>. As mentioned, elements<text:s/><text:span text:style-name="HTMLTypewriter">title</text:span><text:s/>and<text:s/><text:span text:style-name="HTMLTypewriter">subtitle</text:span><text:s/>existed for a different purpose, and are now plain hierarchical elements.<text:s/></text:p>
        </text:list-item>
        <text:list-item>
          <text:p text:style-name="P539">A new element<text:s/><text:span text:style-name="HTMLTypewriter">content</text:span><text:s/>is added to connect the list of hierarchical elements to their actual textual content. Any hierarchical element can contain either other hierarchical elements or the<text:s/><text:span text:style-name="HTMLTypewriter">content</text:span><text:s/>element which contains blocks. NOT BACKWARD COMPATIBLE</text:p>
        </text:list-item>
        <text:list-item>
          <text:p text:style-name="P540">The content model of<text:s/><text:span text:style-name="HTMLTypewriter">article</text:span><text:s/>and<text:s/><text:span text:style-name="HTMLTypewriter">clause</text:span><text:s/>has completely changed and is now identical to the other hierarchical elements. NOT BACKWARD COMPATIBLE</text:p>
        </text:list-item>
        <text:list-item>
          <text:p text:style-name="P541">A new optional attribute<text:s/><text:span text:style-name="HTMLTypewriter">refersTo</text:span><text:s/>has been added to all content elements of the Akoma Ntoso schema. The attribute<text:s/><text:span text:style-name="HTMLTypewriter">refersTo</text:span><text:s/>can be used when necessary to refer to an element of the<text:s/><text:span text:style-name="HTMLTypewriter">references</text:span><text:s/>section, in order to suggest an ontological interpretation of the content of the element. Also use<text:s/><text:span text:style-name="HTMLTypewriter">refersTo</text:span><text:s/>to make an element equivalent and referring to another (e.g. for translation purposes).<text:s/></text:p>
        </text:list-item>
        <text:list-item>
          <text:p text:style-name="P542">A new value for the<text:s/><text:span text:style-name="HTMLTypewriter">status</text:span><text:s/>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HTMLTypewriter">&lt;span status=”editorial”&gt;(Translation of Afrikaans paragraph follows.)&lt;/span&gt;</text:span>)</text:p>
        </text:list-item>
        <text:list-item>
          <text:p text:style-name="P543">An initial list of<text:s/><text:span text:style-name="HTMLTypewriter">debaterecord</text:span><text:s/>subdivisions has been created. Debate records can now be organized with subdivisions that reflect the actual nature of the content. The new elements are:<text:s/><text:span text:style-name="HTMLTypewriter">AdministrationOfOath, Communication, Petitions, Papers, NoticesOfMotion, Questions, Address, ProceduralMotions,<text:s/></text:span>and<text:s/><text:span text:style-name="HTMLTypewriter">PointOfOrder</text:span>, and can be used in all places where previously only<text:s/><text:span text:style-name="HTMLTypewriter">subdivision</text:span><text:s/>could be used. TENTATIVE MODIFICATION. DO NOT RELY ON THIS.<text:s/></text:p>
        </text:list-item>
        <text:list-item>
          <text:p text:style-name="P544">To avoid confusion between the elements<text:s/><text:span text:style-name="HTMLTypewriter">item</text:span><text:s/>and<text:s/><text:span text:style-name="HTMLTypewriter">Item</text:span>, the latter has been renamed<text:s/><text:span text:style-name="HTMLTypewriter">FRBRItem</text:span>. For symmetry, all four FRBR levels have similarly changed name. Therefore<text:s/><text:span text:style-name="HTMLTypewriter">Work, Expression, Manifestation<text:s/></text:span>and<text:s/><text:span text:style-name="HTMLTypewriter">Item</text:span><text:s/>are now called<text:s/><text:span text:style-name="HTMLTypewriter">FRBRork, FRBRExpression, FRBRManifestation<text:s/></text:span>and<text:s/><text:span text:style-name="HTMLTypewriter">FRBRItem</text:span>.<text:s/>NOT BACKWARD COMPATIBLE</text:p>
        </text:list-item>
        <text:list-item>
          <text:p text:style-name="P545">To avoid confusion between the elements<text:s/><text:span text:style-name="HTMLTypewriter">force</text:span><text:s/>and<text:s/><text:span text:style-name="HTMLTypewriter">Force</text:span>, and<text:s/><text:span text:style-name="HTMLTypewriter">efficacy</text:span><text:s/>and<text:s/><text:span text:style-name="HTMLTypewriter">Efficacy</text:span>, the latter ones have been renamed<text:s/><text:span text:style-name="HTMLTypewriter">ForceMod and EfficacyMod</text:span>. For symmetry, all other modification elements have similarly changed name. Therefore<text:s/><text:span text:style-name="HTMLTypewriter">Textual, Meaning, Scope, Force, Efficacy</text:span><text:s/>and<text:s/><text:span text:style-name="HTMLTypewriter">LegalSystem</text:span><text:s/>are now called<text:s/><text:span text:style-name="HTMLTypewriter">TextualMod, MeaningMod, ScopeMod, ForceMod, EfficacyMod</text:span><text:s/>and<text:s/><text:span text:style-name="HTMLTypewriter">LegalSystemMod</text:span>.<text:s/>NOT BACKWARD COMPATIBLE</text:p>
        </text:list-item>
        <text:list-item>
          <text:p text:style-name="P546">The<text:s/><text:span text:style-name="HTMLTypewriter">uri</text:span><text:s/>element specifies the URI in a<text:s/><text:span text:style-name="HTMLTypewriter">value</text:span><text:s/>attribute rather than in an<text:s/><text:span text:style-name="HTMLTypewriter">href</text:span><text:s/>attribute. (Bug fix from previous error)<text:s/>NOT BACKWARD COMPATIBLE</text:p>
        </text:list-item>
        <text:list-item>
          <text:p text:style-name="P547">The value<text:s/><text:span text:style-name="HTMLTypewriter">Suspension</text:span><text:s/>for the<text:s/><text:span text:style-name="HTMLTypewriter">type</text:span><text:s/>attribute of the<text:s/><text:span text:style-name="HTMLTypewriter">EfficacyMod</text:span><text:s/>(formerly<text:s/><text:span text:style-name="HTMLTypewriter">Efficacy</text:span>) element <text:s/>has been replaced by two values,<text:s/><text:span text:style-name="HTMLTypewriter">EntryIntoEfficacy</text:span><text:s/>and<text:s/><text:span text:style-name="HTMLTypewriter">EndOfEfficacy</text:span>.<text:s/></text:p>
        </text:list-item>
        <text:list-item>
          <text:p text:style-name="P548">All TLC are now present in the<text:s/><text:span text:style-name="HTMLTypewriter">reference</text:span><text:s/>section. Newly added terms are:<text:s/><text:span text:style-name="HTMLTypewriter">TLCConcept, TLCObject, TLCEvent, TLCPlace, TLCProcess, TLCRole</text:span>, and<text:s/><text:span text:style-name="HTMLTypewriter">TLCTerm.</text:span><text:s/></text:p>
        </text:list-item>
        <text:list-item>
          <text:p text:style-name="P549">Existing TLC elements have been renamed to include the prefix “TLC” to clarify their role. This include the renaming of<text:s/><text:span text:style-name="HTMLTypewriter">Person, Organization, Role,<text:s/></text:span>and<text:span text:style-name="HTMLTypewriter"><text:s/>Reference <text:s/></text:span>into<text:span text:style-name="HTMLTypewriter"><text:s/>TLCPerson, TLCOrganization, TLCRole</text:span>, and<text:span text:style-name="HTMLTypewriter"><text:s/>TLCReference</text:span>.<text:s/>NOT BACKWARD COMPATIBLE</text:p>
        </text:list-item>
        <text:list-item>
          <text:p text:style-name="P550">Element<text:s/><text:span text:style-name="HTMLTypewriter">TLCReference</text:span><text:s/>(formerly<text:s/><text:span text:style-name="HTMLTypewriter">Reference</text:span>) is now a generic element in all respects, and has a new required<text:s/><text:span text:style-name="HTMLTypewriter">name</text:span><text:s/>attribute.<text:s/>NOT BACKWARD COMPATIBLE</text:p>
        </text:list-item>
        <text:list-item>
          <text:p text:style-name="P551">The<text:s/><text:span text:style-name="HTMLTypewriter">Work</text:span><text:s/>element now contains<text:s/><text:span text:style-name="HTMLTypewriter">components</text:span><text:s/>just like the other elements of the<text:s/><text:span text:style-name="HTMLTypewriter">identification</text:span><text:s/>element, such as<text:s/><text:span text:style-name="HTMLTypewriter">Expression</text:span>,<text:s/><text:span text:style-name="HTMLTypewriter">Manifestation</text:span><text:s/>and<text:s/><text:span text:style-name="HTMLTypewriter">Item</text:span><text:s text:c="2"/>(Added in<text:s/><text:span text:style-name="HTMLTypewriter">Tentative Release 20071510</text:span>).<text:s/></text:p>
        </text:list-item>
        <text:list-item>
          <text:p text:style-name="P552">Within the<text:s/><text:span text:style-name="HTMLTypewriter">identification</text:span><text:s/>elements,<text:s/><text:span text:style-name="HTMLTypewriter">component</text:span><text:s/>can now nest and contain other<text:s/><text:span text:style-name="HTMLTypewriter">component</text:span><text:s/>elements <text:s/>(Added in<text:s/><text:span text:style-name="HTMLTypewriter">Tentative Release 20071510</text:span>).<text:s/></text:p>
        </text:list-item>
      </text:list>
      <text:h text:style-name="Heading2" text:outline-level="2"><text:bookmark-start text:name="_Toc304100802"/>Differences between release 17/09/2007 and 08/06/2007<text:bookmark-end text:name="_Toc304100802"/></text:h>
      <text:p text:style-name="Normal">This is a minor bug-fix release managing better the interaction between Akoma Ntoso elements and elements coming from different vocabularies.<text:s/></text:p>
      <text:p text:style-name="Normal">The attribute<text:s/><text:span text:style-name="HTMLTypewriter">processContent</text:span><text:s/>of the<text:s/><text:span text:style-name="HTMLTypewriter">&lt;xsd:any&gt;</text:span><text:s/>element is set to<text:s/><text:span text:style-name="HTMLTypewriter">lax</text:span>, so that if proprietary elements are added here and there, users do not have to have the proprietary schema to validate the documents, but just the main Akoma Ntoso one.</text:p>
      <text:p text:style-name="Normal">A new<text:s/><text:span text:style-name="HTMLTypewriter">href</text:span><text:s/>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2" text:outline-level="2"><text:bookmark-start text:name="_Toc304100803"/>Differences between release 08/06/2007 and 31/05/2007<text:bookmark-end text:name="_Toc304100803"/></text:h>
      <text:p text:style-name="Normal">This is a bug-fix release for managing the expected content model of elements such as<text:s/><text:span text:style-name="HTMLTypewriter">mod, mmod,<text:s/></text:span>and<text:s/><text:span text:style-name="HTMLTypewriter">rmod</text:span>, which were expected to be mixed content model with a free choice of inline elements and quotes, and due to the odd behavior of complex type derivation through extension in XML Schema 1.0, ended up being a mixed content model with an ordered<text:s/><text:span text:style-name="T553">sequence</text:span><text:s/>of a free choice of inline elements and a free choice of quotes, in this order. Similar problem could be found with<text:s/><text:span text:style-name="HTMLTypewriter">li</text:span><text:s/>elements.<text:s/></text:p>
      <text:p text:style-name="Normal">The solution has been to revoke the type of<text:s/><text:span text:style-name="HTMLTypewriter">mod, mmod and rmod</text:span><text:s/>from being derivations of the<text:s/><text:span text:style-name="HTMLTypewriter">inline</text:span><text:s/>type, and create a new type<text:s/><text:span text:style-name="HTMLTypewriter">modType</text:span>, which is disconnected from<text:s/><text:span text:style-name="HTMLTypewriter">inline</text:span><text:s/>but has all the right elements. A similar solution has been taken for<text:s/><text:span text:style-name="HTMLTypewriter">li</text:span>.<text:s/></text:p>
      <text:p text:style-name="Normal">Also, for greater precision, the previously defined type<text:s/><text:span text:style-name="HTMLTypewriter">modType</text:span><text:s/>(which collected modification metadata) has been renamed<text:s/><text:span text:style-name="HTMLTypewriter">modificationType</text:span><text:s/>in order to prevent further confusion. <text:s/></text:p>
      <text:h text:style-name="Heading2" text:outline-level="2"><text:bookmark-start text:name="_Toc304100804"/>Differences between release 31/05/2007 and 14/03/2007<text:bookmark-end text:name="_Toc304100804"/><text:s/></text:h>
      <text:p text:style-name="Normal">None whatsoever in the schema. Release dates of schemas haven’t been changed</text:p>
      <text:p text:style-name="Normal">Only modifications are in the examples and xslt stylesheets to reflect changes in naming policies in metadata sections.<text:s/></text:p>
      <text:h text:style-name="Heading2" text:outline-level="2"><text:bookmark-start text:name="_Toc304100805"/>Differences between release 14/03/2007 and 01/02/2007<text:bookmark-end text:name="_Toc304100805"/></text:h>
      <text:p text:style-name="Normal">Small bug fix in the content model of the<text:s/><text:span text:style-name="HTMLTypewriter">quotedStructure</text:span><text:s/>element that now allows<text:s/><text:span text:style-name="HTMLTypewriter">clause</text:span><text:s/>elements to be present.<text:s/></text:p>
      <text:h text:style-name="Heading2" text:outline-level="2"><text:bookmark-start text:name="_Toc304100806"/>Differences between release 01/02/2007 and 23/11/2006<text:bookmark-end text:name="_Toc304100806"/></text:h>
      <text:p text:style-name="Normal">The Naming Convention is introduced and officially raised to standard level. Correspondingly, section 10 of this document has been mostly emptied and now refers to the external document “AKOMA NTOSO Naming Convention”.<text:s/></text:p>
      <text:p text:style-name="Normal">The element and attribute synopsis has been completely revised and reorganized. <text:s/></text:p>
      <text:p text:style-name="Normal">The schema only received minor modifications covering only the rename of the<text:s/><text:span text:style-name="HTMLTypewriter">minutes</text:span><text:s/>element into<text:s/><text:span text:style-name="HTMLTypewriter">debaterecord</text:span>, a few bug fixes in attributes, plus the support for differences in force and efficacy periods (<text:span text:style-name="T554">Please note:<text:s/></text:span>an intermediate, non official release dated 30/11/2006 already contains some of these modifications).<text:s/></text:p>
      <text:list text:style-name="LFO12" text:continue-numbering="true">
        <text:list-item>
          <text:p text:style-name="P555">Two new core optional attributes,<text:s/><text:span text:style-name="HTMLTypewriter">startEfficacy</text:span><text:s/>and<text:s/><text:span text:style-name="HTMLTypewriter">endEfficacy</text:span>, have been added to all content elements.<text:s/></text:p>
        </text:list-item>
        <text:list-item>
          <text:p text:style-name="P556">Elements<text:s/><text:span text:style-name="HTMLTypewriter">list, ul, ol,<text:s/></text:span>and<text:span text:style-name="HTMLTypewriter"><text:s/>table</text:span><text:s/>now have the full set of core attributes, i.e.,<text:s/><text:span text:style-name="HTMLTypewriter">id, class, style, title</text:span>, and enactment attributes.<text:s/></text:p>
        </text:list-item>
        <text:list-item>
          <text:p text:style-name="P557">Element<text:s/><text:span text:style-name="HTMLTypewriter">ActDate</text:span><text:s/>now has a<text:s/><text:span text:style-name="HTMLTypewriter">date</text:span><text:s/>attribute for normalized dates.<text:s/></text:p>
        </text:list-item>
        <text:list-item>
          <text:p text:style-name="P558">A bug in the content model of<text:s/><text:span text:style-name="HTMLTypewriter">mod, mmod<text:s/></text:span>and<text:span text:style-name="HTMLTypewriter"><text:s/>rmod</text:span><text:s/>has been fixed and now their content model allows plain text to be inserted as well as other types of content.<text:s/></text:p>
        </text:list-item>
      </text:list>
      <text:h text:style-name="Heading2" text:outline-level="2"><text:bookmark-start text:name="_Toc304100807"/>Differences between release 23/11/2006 and 23/10/2006<text:bookmark-end text:name="_Toc304100807"/></text:h>
      <text:p text:style-name="Normal">A minor release covering mostly only the attributes and elements of the metadata section.<text:s/></text:p>
      <text:list text:style-name="LFO12" text:continue-numbering="true">
        <text:list-item>
          <text:p text:style-name="P559">Elements<text:s/><text:span text:style-name="HTMLTypewriter">attachments</text:span>,<text:s/><text:span text:style-name="HTMLTypewriter">clauses</text:span>,<text:s/><text:span text:style-name="HTMLTypewriter">debate</text:span><text:s/>and<text:s/><text:span text:style-name="HTMLTypewriter">maincontent</text:span><text:s/>now have the core set of attributes (they were forgotten in previous versions).<text:s/></text:p>
        </text:list-item>
        <text:list-item>
          <text:p text:style-name="P560"><text:span text:style-name="HTMLTypewriter">Analysis</text:span><text:s/>now distinguish between active modifications (stored in amending acts) and passive modifications (stored in amended acts). The old<text:s/><text:span text:style-name="HTMLTypewriter">amendments</text:span><text:s/>element has been replaced with<text:s/><text:span text:style-name="HTMLTypewriter">ActiveModifications</text:span><text:s/>and<text:s/><text:span text:style-name="HTMLTypewriter">PassiveModifications</text:span>.</text:p>
        </text:list-item>
        <text:list-item>
          <text:p text:style-name="P561"><text:span text:style-name="HTMLTypewriter">Attachment</text:span><text:s/>and<text:s/><text:span text:style-name="HTMLTypewriter">AttachmentOf</text:span><text:s/>have a new attribute,<text:s/><text:span text:style-name="HTMLTypewriter">type</text:span>. No restricted set of values is foreseen yet, but this is bound to change in future release.<text:s/></text:p>
        </text:list-item>
        <text:list-item>
          <text:p text:style-name="P562"><text:span text:style-name="HTMLTypewriter">source</text:span><text:s/>and<text:s/><text:span text:style-name="HTMLTypewriter">destination</text:span><text:s/>elements of all analytical elements can now be repeated. The attribute<text:s/><text:span text:style-name="HTMLTypewriter">upTo</text:span><text:s/>has also been added to deal with range references for analytical elements.<text:s/></text:p>
        </text:list-item>
        <text:list-item>
          <text:p text:style-name="P563">Two new attributes,<text:s/><text:span text:style-name="HTMLTypewriter">exclusion</text:span><text:s/>and<text:s/><text:span text:style-name="HTMLTypewriter">incomplete</text:span>, are added for modifications that are specified with exceptions and in an incomplete manner.<text:s/></text:p>
        </text:list-item>
        <text:list-item>
          <text:p text:style-name="P564">A new textual modification has been added,<text:s/><text:span text:style-name="HTMLTypewriter">Renumbering</text:span>.<text:s/></text:p>
        </text:list-item>
        <text:list-item>
          <text:p text:style-name="P565">The elements<text:s/><text:span text:style-name="HTMLTypewriter">oldText</text:span><text:s/>and<text:s/><text:span text:style-name="HTMLTypewriter">newText</text:span><text:s/>have been renamed into<text:s/><text:span text:style-name="HTMLTypewriter">old</text:span><text:s/>and<text:s/><text:span text:style-name="HTMLTypewriter">new</text:span></text:p>
        </text:list-item>
        <text:list-item>
          <text:p text:style-name="P566">The element<text:s/><text:span text:style-name="HTMLTypewriter">condition</text:span><text:s/>has now a new<text:s/><text:span text:style-name="HTMLTypewriter">frozen</text:span><text:s/>attribute.<text:s/></text:p>
        </text:list-item>
      </text:list>
      <text:h text:style-name="Heading2" text:outline-level="2"><text:bookmark-start text:name="_Toc304100808"/>Differences between release 23/10/2006 and 26/06/2006<text:bookmark-end text:name="_Toc304100808"/></text:h>
      <text:p text:style-name="Normal">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text:s/></text:p>
      <text:list text:style-name="LFO11" text:continue-numbering="true">
        <text:list-item>
          <text:p text:style-name="P567">New block elements called<text:s/><text:span text:style-name="HTMLTypewriter">list</text:span>, titled block (<text:span text:style-name="HTMLTypewriter">tblock</text:span>) and<text:s/><text:span text:style-name="HTMLTypewriter">foreign</text:span><text:s/>are added.</text:p>
        </text:list-item>
        <text:list-item>
          <text:p text:style-name="P568">New inline elements<text:s/><text:span text:style-name="HTMLTypewriter">eol</text:span><text:s/>and<text:s/><text:span text:style-name="HTMLTypewriter">eop</text:span><text:s/>for managing end-of-line and end-of-page situations when they are relevant</text:p>
        </text:list-item>
        <text:list-item>
          <text:p text:style-name="P569">All<text:s/><text:span text:style-name="HTMLTypewriter">IDREF</text:span><text:s/>attributes are now<text:s/><text:span text:style-name="HTMLTypewriter">ANYURI</text:span><text:s/>(thus allowing for references to be stored outside of the document). A reference to item foobar used to be<text:s/><text:span text:style-name="HTMLTypewriter">idref=”foobar”,</text:span><text:s/>needs now to be<text:s/><text:span text:style-name="HTMLTypewriter">href=”#foobar”</text:span>.<text:s/></text:p>
        </text:list-item>
        <text:list-item>
          <text:p text:style-name="P570">The attribute<text:s/><text:span text:style-name="HTMLTypewriter">numbering</text:span><text:s/>has been removed because of doubts of its real usefulness. Can be reinstated if found needed.<text:s/></text:p>
        </text:list-item>
        <text:list-item>
          <text:p text:style-name="P571">Two new elements appear close to<text:s/><text:span text:style-name="HTMLTypewriter">num</text:span><text:s/>and<text:s/><text:span text:style-name="HTMLTypewriter">title</text:span><text:s/>at the beginning of hierarchical elements,<text:s/><text:span text:style-name="HTMLTypewriter">subtitle</text:span><text:s/>and<text:s/><text:span text:style-name="HTMLTypewriter">sidenote</text:span>. It’s left to markers to decide when to use either one.<text:s/></text:p>
        </text:list-item>
        <text:list-item>
          <text:p text:style-name="P572">The content model of all metadata elements has been simplified removing the attributes for style and enactment that made little sense for them.<text:s/></text:p>
        </text:list-item>
        <text:list-item>
          <text:p text:style-name="P573">Element<text:s/><text:span text:style-name="HTMLTypewriter">item</text:span><text:s/>has completely been reformulated. Its former role as plain member of a hierarchy of subdivision elements within<text:s/><text:span text:style-name="HTMLTypewriter">maincontent</text:span><text:s/>has been replaced by item<text:s/><text:span text:style-name="HTMLTypewriter">list</text:span>, which<text:s/><text:span text:style-name="T574">contains<text:s/></text:span>any of a number of<text:s/><text:span text:style-name="HTMLTypewriter">item</text:span><text:s/>elements. Use<text:s/><text:span text:style-name="HTMLTypewriter">list</text:span><text:s/>instead of<text:s/><text:span text:style-name="HTMLTypewriter">item</text:span>, and place<text:s/><text:span text:style-name="HTMLTypewriter">item</text:span><text:s/>within<text:s/><text:span text:style-name="HTMLTypewriter">list</text:span><text:s/>elements.<text:s/></text:p>
        </text:list-item>
        <text:list-item>
          <text:p text:style-name="P575">Elements<text:s/><text:span text:style-name="HTMLTypewriter">ref</text:span><text:s/>and<text:s/><text:span text:style-name="HTMLTypewriter">mod</text:span><text:s/>have been enriched with derivative elements<text:s/><text:span text:style-name="HTMLTypewriter">mref</text:span><text:s/>(multiple references),<text:s/><text:span text:style-name="HTMLTypewriter">rref</text:span><text:s/>(range of references),<text:s/><text:span text:style-name="HTMLTypewriter">mmod</text:span><text:s/>(multiple modifications) and<text:s/><text:span text:style-name="HTMLTypewriter">rmod</text:span><text:s/>(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text:s/>“The existing sections 34 to 54 of the Principal Act shall be amended by renumbering them as sections 33 to 53 respectively”).<text:s/></text:p>
        </text:list-item>
        <text:list-item>
          <text:p text:style-name="P576">New inline elements<text:s/><text:span text:style-name="HTMLTypewriter">ins</text:span>,<text:s/><text:span text:style-name="HTMLTypewriter">del</text:span><text:s/>and<text:s/><text:span text:style-name="HTMLTypewriter">omissis</text:span><text:s/>are included for managing explicit newly inserted text, deleted text or omitted text in presentation of norms.<text:s/></text:p>
        </text:list-item>
        <text:list-item>
          <text:p text:style-name="P577">All HTML<text:s/><text:span text:style-name="HTMLTypewriter">table</text:span><text:s/>elements now have required<text:s/><text:span text:style-name="HTMLTypewriter">id</text:span>. HTML<text:s/><text:span text:style-name="HTMLTypewriter">li</text:span><text:s/>element has now optional value.<text:s/></text:p>
        </text:list-item>
        <text:list-item>
          <text:p text:style-name="P578">The section<text:s/><text:span text:style-name="HTMLTypewriter">meta</text:span><text:s/>has been completely rewritten and has new a completely different structure and philosophy. See section 7 for details on how to use it. The structure splits open the old<text:s/><text:span text:style-name="HTMLTypewriter">descriptor</text:span><text:s/>section, which now is separated into<text:s/><text:span text:style-name="HTMLTypewriter">identification</text:span>,<text:s/><text:span text:style-name="HTMLTypewriter">publication</text:span><text:s/>and<text:s/><text:span text:style-name="HTMLTypewriter">classification</text:span>, and introduces the wholly new<text:s/><text:span text:style-name="HTMLTypewriter">analysis</text:span><text:s/>section.<text:s/></text:p>
        </text:list-item>
        <text:list-item>
          <text:p text:style-name="P579"><text:span text:style-name="HTMLTypewriter">Identification</text:span><text:s/>is a new structure that contains information about the URIs relative to the four levels of organization of <text:s/>metadata,<text:s/><text:span text:style-name="HTMLTypewriter">Work, Expression, Manifestation<text:s/></text:span>and<text:s/><text:span text:style-name="HTMLTypewriter">Item</text:span>. For each of these levels a number of metadata elements are required:<text:s/><text:span text:style-name="HTMLTypewriter">author, date, URI, components</text:span><text:s/>(except for<text:s/><text:span text:style-name="HTMLTypewriter">Work</text:span>) and<text:s/><text:span text:style-name="HTMLTypewriter">preservation</text:span>.<text:s/></text:p>
        </text:list-item>
        <text:list-item>
          <text:p text:style-name="P580"><text:span text:style-name="HTMLTypewriter">Analysis</text:span><text:s/>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text:s/></text:p>
        </text:list-item>
      </text:list>
      <text:h text:style-name="Heading2" text:outline-level="2"><text:bookmark-start text:name="_Toc304100809"/>Differences between release 26/06/2006 and 16/05/2006<text:bookmark-end text:name="_Toc304100809"/></text:h>
      <text:p text:style-name="Normal">Only a few bug fixes:<text:s/></text:p>
      <text:list text:style-name="LFO10" text:continue-numbering="true">
        <text:list-item>
          <text:p text:style-name="P581">The<text:s/><text:span text:style-name="HTMLTypewriter">mod</text:span><text:s/>element has been included in the list of inline elements and now can actually be used.</text:p>
        </text:list-item>
        <text:list-item>
          <text:p text:style-name="P582">The container elements have been added to the content model of the<text:s/><text:span text:style-name="HTMLTypewriter">maincontent</text:span><text:s/>element and now can be used even outside of<text:s/><text:span text:style-name="HTMLTypewriter">quotedStructure</text:span>.<text:s/></text:p>
        </text:list-item>
        <text:list-item>
          <text:p text:style-name="P583">The<text:s/><text:span text:style-name="HTMLTypewriter">li</text:span><text:s/>element now has a<text:s/><text:span text:style-name="HTMLTypewriter">value</text:span><text:s/>attribute for specifying the actual display string if different from what automatically computed because of its position.</text:p>
        </text:list-item>
      </text:list>
      <text:h text:style-name="Heading2" text:outline-level="2"><text:bookmark-start text:name="_Toc304100810"/>Differences between release 16/05/2006 and 25/04/2006<text:bookmark-end text:name="_Toc304100810"/></text:h>
      <text:list text:style-name="LFO8" text:continue-numbering="true">
        <text:list-item>
          <text:p text:style-name="P584">The content model of the debate now has also answers and others and comments.<text:s/></text:p>
        </text:list-item>
        <text:list-item>
          <text:p text:style-name="P585">In all elements of the debate the previously existing attribute<text:s/><text:span text:style-name="HTMLTypewriter">by</text:span>, to identify the speaker, is now accompanied by optional attributes<text:s/><text:span text:style-name="HTMLTypewriter">as</text:span><text:s/>(to identify the role of the speaker) and<text:s/><text:span text:style-name="HTMLTypewriter">to</text:span><text:s/>(to identify the addressee of the speech).<text:s/></text:p>
        </text:list-item>
        <text:list-item>
          <text:p text:style-name="P586">Ids in speeches, questions, answers, and others is now optional instead of required.<text:s/></text:p>
        </text:list-item>
        <text:list-item>
          <text:p text:style-name="P587">The<text:s/><text:span text:style-name="T588">li</text:span><text:s/>element now allows also paragraphs (<text:span text:style-name="T589">p</text:span><text:s/>elements)</text:p>
        </text:list-item>
        <text:list-item>
          <text:p text:style-name="P590">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text:s/><text:span text:style-name="HTMLTypewriter">reference</text:span><text:s/>has been added, too. Section 10 of this document reflects the new approach to metadata.<text:s/></text:p>
        </text:list-item>
        <text:list-item>
          <text:p text:style-name="P591">All publication elements now have a<text:s/><text:span text:style-name="HTMLTypewriter">name</text:span><text:s/>attribute to specify the kind of publication we are referring to, and the<text:s/><text:span text:style-name="HTMLTypewriter">showAs</text:span><text:s/>attribute to specify a presentation mechanism for the publication name.<text:s/></text:p>
        </text:list-item>
        <text:list-item>
          <text:p text:style-name="P592">The whole description of naming of resources has been completely rethought and rewritten. This is reflected in section 10 of this document.<text:s/></text:p>
        </text:list-item>
      </text:list>
      <text:h text:style-name="Heading2" text:outline-level="2"><text:bookmark-start text:name="_Toc304100811"/>Differences between release 25/04/2006 and release 15/01/2006<text:bookmark-end text:name="_Toc304100811"/></text:h>
      <text:list text:style-name="LFO7" text:continue-numbering="true">
        <text:list-item>
          <text:p text:style-name="P593">All references to PAPI have been removed and substituted with Akoma Ntoso, both in the schema documents and the documentation (in the following forms:<text:s/><text:span text:style-name="code">akomantoso</text:span>, AKOMA NTOSO, and AN).<text:s/></text:p>
        </text:list-item>
        <text:list-item>
          <text:p text:style-name="P594">After registering the proper domain name, the namespace for Akoma Ntoso documents is now<text:s/><text:span text:style-name="code">http://www.akomantoso.org/1.0</text:span>.<text:s/></text:p>
        </text:list-item>
        <text:list-item>
          <text:p text:style-name="P595">All references to equivalences, both in the schema documents and documentation, have been removed. Schema is now fully and exclusively in English.<text:s/></text:p>
        </text:list-item>
      </text:list>
      <text:h text:style-name="Heading2" text:outline-level="2"><text:bookmark-start text:name="_Toc304100812"/>Differences between release 15/01/2006 and release 15/11/2005<text:bookmark-end text:name="_Toc304100812"/></text:h>
      <text:list text:style-name="LFO6" text:continue-numbering="true">
        <text:list-item>
          <text:p text:style-name="P596">PAPI is now<text:s/><text:span text:style-name="T597">really<text:s/></text:span>specified as version 1.0 instead of 2.0. Correspondingly, the namespace for this document class is now<text:s/><text:span text:style-name="T598">really<text:s/></text:span>defined as<text:s/><text:span text:style-name="code">http://www.parliaments.info/PAPI/1.0</text:span>.</text:p>
        </text:list-item>
        <text:list-item>
          <text:p text:style-name="P599">The<text:s/><text:span text:style-name="code">MISC</text:span><text:s/>category of document is now called simply<text:s/><text:span text:style-name="code">&lt;doc&gt;</text:span>.<text:s/><text:span text:style-name="code">&lt;doc&gt;</text:span><text:s/>elements are to be used to specify documents that are neither acts (or having an act-like structure) nor debates (or having a debate-like structure). The previously existing document class<text:s/><text:span text:style-name="code">&lt;doc&gt;</text:span>, has been completely reorganized and restructured, by modifying the underlying content model,<text:s/><text:span text:style-name="code">&amp;OpenStructure;</text:span>. Furthermore, existing document class<text:s/><text:span text:style-name="code">&lt;report&gt;</text:span><text:s/>has been moved into the<text:s/><text:span text:style-name="code">&amp;OpenStructure;</text:span><text:s/>content model from<text:s/><text:span text:style-name="code">&amp;DebateStructure;</text:span>.</text:p>
        </text:list-item>
        <text:list-item>
          <text:p text:style-name="P600">Element<text:s/><text:span text:style-name="code">&lt;item&gt;</text:span><text:s/>has completely changed role and content model, being now a hierarchical element providing support for a hierarchy of items. This is the main structure for hierarchies that are not legislative and thus are contained in generic<text:s/><text:span text:style-name="code">&lt;doc&gt;</text:span><text:s/>elements.</text:p>
        </text:list-item>
        <text:list-item>
          <text:p text:style-name="P601">Debates (as specified with the<text:s/><text:span text:style-name="code">&lt;subdivision&gt;</text:span><text:s/>element) can now only contain just<text:s/><text:span text:style-name="code">&lt;speech&gt;<text:s/></text:span>and<text:span text:style-name="code"><text:s/>&lt;question&gt;</text:span><text:s/>elements, since the<text:s/><text:span text:style-name="code">&lt;item&gt;</text:span><text:s/>element has been reorganized for a different purpose and a different hierarchy.</text:p>
        </text:list-item>
        <text:list-item>
          <text:p text:style-name="P602">The element<text:s/><text:span text:style-name="code">&lt;maincontent&gt;</text:span>, the backbone of the<text:s/><text:span text:style-name="code">&amp;OpenStructure;</text:span><text:s/>content model, has been completely redesigned. Instead of containing just block elements, it can now contain block elements, juridical hierarchical elements, and debate subdivisions and item hierarchies.</text:p>
        </text:list-item>
        <text:list-item>
          <text:p text:style-name="P603">A new element<text:s/><text:span text:style-name="code">&lt;subtitle&gt;</text:span><text:s/>has been added for hierarchical structures that contain subtitles in addition to number and title.<text:s/></text:p>
        </text:list-item>
        <text:list-item>
          <text:p text:style-name="P604">A new attribute has been added,<text:s/><text:span text:style-name="code">numbering</text:span>, to elements<text:s/><text:span text:style-name="code">&lt;maincontent&gt;<text:s/></text:span>and<text:span text:style-name="code"><text:s/>&lt;item&gt;</text:span>, for requesting that elements of a hierarchical structure are numbered by the displaying application, rather than carry their own numbers in the XML source.<text:s/></text:p>
        </text:list-item>
        <text:list-item>
          <text:p text:style-name="P605">Element<text:s/><text:span text:style-name="code">&lt;tocitem&gt;</text:span>, containing individual items of a table of content, now has an additional required<text:s/><text:span text:style-name="code">level</text:span><text:s/>attribute to specify the hierarchical level of the<text:s/><text:span text:style-name="code">&lt;tocitem&gt;</text:span><text:s/>element.<text:s/></text:p>
        </text:list-item>
        <text:list-item>
          <text:p text:style-name="P606">Metadata elements<text:s/><text:span text:style-name="code">&lt;uri&gt;</text:span><text:s/>and<text:s/><text:span text:style-name="code">&lt;alias&gt;</text:span>, that in the previous versions had a text content model, now are markers, and have the corresponding value expressed in the<text:s/><text:span text:style-name="code">value</text:span><text:s/>attribute. This definitely and completely aligns all metadata elements to the marker pattern, in order to avoid improper display of their values by unsuspecting XSLT stylesheets.<text:s/></text:p>
        </text:list-item>
      </text:list>
      <text:h text:style-name="Heading2" text:outline-level="2"><text:bookmark-start text:name="_Toc304100813"/>Differences between release 15/11/2005 and release 15/09/2005<text:bookmark-end text:name="_Toc304100813"/><text:s/></text:h>
      <text:list text:style-name="LFO6" text:continue-numbering="true">
        <text:list-item>
          <text:p text:style-name="P607">PAPI is now specified as version 1.0 instead of 2.0 (references to previous attempts at PAPI have been removed). Correspondingly, the namespace for this document class is now defined as<text:s/><text:span text:style-name="code">http://www.parliaments.info/PAPI/1.0</text:span>.</text:p>
        </text:list-item>
        <text:list-item>
          <text:p text:style-name="P608">Two new document classes have been added,<text:s/><text:span text:style-name="code">&lt;report&gt;</text:span><text:s/>and<text:s/><text:span text:style-name="code">&lt;minutes&gt;,</text:span><text:s/>to handle, respectively,<text:s/><text:span text:style-name="T609">Official Reports</text:span><text:s/>(or<text:s/><text:span text:style-name="T610">Hansards</text:span>) and<text:s/><text:span text:style-name="T611">Official Minutes</text:span><text:s/>(or<text:s/><text:span text:style-name="T612">Votes and Proceedings</text:span>). These two document classes use a new document structure,<text:s/><text:span text:style-name="code">DebateStructure</text:span>, that is added to<text:s/><text:span text:style-name="code">HierarchicalStructure</text:span><text:s/>and<text:s/><text:span text:style-name="code">OpenStructure</text:span>.</text:p>
        </text:list-item>
        <text:list-item>
          <text:p text:style-name="P613">Three new special elements have been added to handle the content of reports and minutes:<text:s/><text:span text:style-name="code">speech</text:span>,<text:s/><text:span text:style-name="code">question</text:span><text:s/>and<text:s/><text:span text:style-name="code">item</text:span>. They are collected in a hierarchical structure of subdivisions, that provide nesting for such elements. <text:s/></text:p>
        </text:list-item>
        <text:list-item>
          <text:p text:style-name="P614">A new marker element has been added,<text:s/><text:span text:style-name="code">recordedTime</text:span>, to handle the specification, anywhere in the text, of the moment in which the remark, agenda item or question was proposed.<text:s/></text:p>
        </text:list-item>
        <text:list-item>
          <text:p text:style-name="P615">A new section of meta elements has been added,<text:s/><text:span text:style-name="code">persons</text:span>, to list all the people whose remarks have been recorded in the minutes or reports.<text:s/></text:p>
        </text:list-item>
        <text:list-item>
          <text:p text:style-name="P616">Element<text:s/><text:span text:style-name="code">item</text:span>, within<text:s/><text:span text:style-name="code">TOC</text:span><text:s/>(Table Of Content), has been renamed<text:s/><text:span text:style-name="code">tocitem</text:span><text:s/>to avoid clashes with debates’ items. Also, element<text:s/><text:span text:style-name="code">TOC</text:span><text:s/>has been converted into lowercase for consistency with other element names.<tex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MS Gothic" svg:font-family="MS Gothic" style:font-family-generic="modern" style:font-pitch="fixed" svg:panose-1="2 11 6 9 7 2 5 8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vg:font-family="StarSymbol" style:font-family-generic="system"/>
    <style:font-face style:name="Symbol" style:font-charset="x-symbol" svg:font-family="Symbol" style:font-family-generic="roman" style:font-pitch="variable" svg:panose-1="5 5 1 2 1 7 6 2 5 7"/>
    <style:font-face style:name="Lucida Grande" svg:font-family="Lucida Grande" style:font-family-generic="system" style:font-pitch="variable"/>
    <style:font-face style:name="Monaco" svg:font-family="Monac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style:font-name-asian="Tim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letter-kerning="true" fo:hyphenate="false"/>
    </style:style>
    <style:style style:name="Heading2" style:display-name="Heading 2" style:family="paragraph" style:parent-style-name="Normal" style:next-style-name="Normal" style:auto-update="true" style:default-outline-level="2">
      <style:paragraph-properties fo:keep-with-next="always" fo:margin-top="0.1666in" fo:margin-bottom="0.0416in"/>
      <style:text-properties fo:font-weight="bold" style:font-weight-asian="bold" fo:font-size="10pt" style:font-size-asian="10pt" fo:hyphenate="false"/>
    </style:style>
    <style:style style:name="Heading3" style:display-name="Heading 3" style:family="paragraph" style:parent-style-name="Normal" style:next-style-name="Normal" style:auto-update="true" style:default-outline-level="3">
      <style:paragraph-properties fo:keep-with-next="always" fo:margin-top="0.1666in" fo:margin-bottom="0.0416in"/>
      <style:text-properties fo:font-style="italic" style:font-style-asian="italic" fo:font-size="10pt" style:font-size-asian="10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fo:font-style="italic" style:font-style-asian="italic" fo:font-size="13pt" style:font-size-asian="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Helvetica" fo:font-size="11pt" style:font-size-asian="11pt" fo:hyphenate="false"/>
    </style:style>
    <style:style style:name="Normal" style:display-name="Normal" style:family="paragraph">
      <style:paragraph-properties fo:text-align="justify" fo:margin-top="0.0416in" fo:text-indent="0.2479in"/>
      <style:text-properties style:font-name="Times New Roman" fo:font-size="12pt" style:font-size-asian="12pt" fo:language="en" fo:country="US" style:language-asian="it" style:country-asian="IT"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break-before="page" fo:text-align="center" fo:margin-bottom="0.3194in" fo:text-indent="0.1576in">
        <style:tab-stops>
          <style:tab-stop style:type="left" style:position="0.1972in"/>
        </style:tab-stops>
      </style:paragraph-properties>
      <style:text-properties style:font-name="Arial" style:font-name-asian="Times New Roman" fo:font-weight="bold" style:font-weight-asian="bold" fo:font-size="20pt" style:font-size-asian="20pt" fo:hyphenate="false"/>
    </style:style>
    <style:style style:name="code" style:display-name="code" style:family="text">
      <style:text-properties style:font-name="Courier" fo:font-size="10pt" style:font-size-asian="10pt"/>
    </style:style>
    <style:style style:name="Caption" style:display-name="Caption" style:family="paragraph" style:parent-style-name="Normal" style:next-style-name="Normal">
      <style:paragraph-properties fo:text-align="center" fo:margin-top="0.0833in" fo:margin-bottom="0.0833in" fo:text-indent="0.3937in"/>
      <style:text-properties fo:font-style="italic" style:font-style-asian="italic" fo:font-size="11pt" style:font-size-asian="11pt" fo:hyphenate="false"/>
    </style:style>
    <style:style style:name="DocumentMap" style:display-name="Document Map" style:family="paragraph" style:parent-style-name="Normal">
      <style:paragraph-properties fo:text-indent="0.3937in" fo:background-color="#000080"/>
      <style:text-properties style:font-name="Helvetica" style:font-name-asian="MS Gothic" fo:hyphenate="false"/>
    </style:style>
    <style:style style:name="example" style:display-name="example" style:family="paragraph" style:parent-style-name="Normal" style:auto-update="true">
      <style:paragraph-properties fo:text-indent="0in">
        <style:tab-stops>
          <style:tab-stop style:type="left" style:position="0.2201in"/>
          <style:tab-stop style:type="left" style:position="0.4166in"/>
          <style:tab-stop style:type="left" style:position="0.6138in"/>
        </style:tab-stops>
      </style:paragraph-properties>
      <style:text-properties style:font-name="Courier New" fo:letter-spacing="-0.0138in" fo:font-size="10pt" style:font-size-asian="10pt" fo:hyphenate="false"/>
    </style:style>
    <style:style style:name="TOC1" style:display-name="TOC 1" style:family="paragraph" style:parent-style-name="Normal" style:next-style-name="Normal" style:auto-update="true">
      <style:paragraph-properties fo:margin-left="0.5909in" fo:text-indent="-0.2958in">
        <style:tab-stops>
          <style:tab-stop style:type="left" style:position="-0.0458in"/>
          <style:tab-stop style:type="right" style:leader-style="dotted" style:leader-text="." style:position="5.709in"/>
        </style:tab-stops>
      </style:paragraph-properties>
      <style:text-properties fo:hyphenate="false"/>
    </style:style>
    <style:style style:name="TOC2" style:display-name="TOC 2" style:family="paragraph" style:parent-style-name="Normal" style:next-style-name="Normal" style:auto-update="true">
      <style:paragraph-properties fo:text-align="start" fo:margin-top="0.0138in" fo:margin-left="0.9847in" fo:text-indent="-0.3937in">
        <style:tab-stops>
          <style:tab-stop style:type="left" style:position="-0.0361in"/>
          <style:tab-stop style:type="left" style:position="0.0784in"/>
          <style:tab-stop style:type="right" style:leader-style="dotted" style:leader-text="." style:position="5.3152in"/>
        </style:tab-stops>
      </style:paragraph-properties>
      <style:text-properties style:font-name-asian="Times New Roman" fo:font-size="10pt" style:font-size-asian="10pt" fo:language="it" fo:country="IT" fo:hyphenate="false"/>
    </style:style>
    <style:style style:name="TOC3" style:display-name="TOC 3" style:family="paragraph" style:parent-style-name="Normal" style:next-style-name="Normal" style:auto-update="true">
      <style:paragraph-properties fo:text-align="start" fo:margin-top="0in" fo:margin-left="0.9847in" fo:text-indent="0in">
        <style:tab-stops>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text-properties fo:font-size="9pt" style:font-size-asian="9pt" style:font-size-complex="9pt" fo:hyphenate="false"/>
    </style:style>
    <style:style style:name="TOC4" style:display-name="TOC 4" style:family="paragraph" style:parent-style-name="Normal" style:next-style-name="Normal" style:auto-update="true">
      <style:paragraph-properties fo:margin-left="0.5in">
        <style:tab-stops/>
      </style:paragraph-properties>
      <style:text-properties fo:hyphenate="false"/>
    </style:style>
    <style:style style:name="TOC5" style:display-name="TOC 5" style:family="paragraph" style:parent-style-name="Normal" style:next-style-name="Normal" style:auto-update="true">
      <style:paragraph-properties fo:margin-left="0.6666in">
        <style:tab-stops/>
      </style:paragraph-properties>
      <style:text-properties fo:hyphenate="false"/>
    </style:style>
    <style:style style:name="TOC6" style:display-name="TOC 6" style:family="paragraph" style:parent-style-name="Normal" style:next-style-name="Normal" style:auto-update="true">
      <style:paragraph-properties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left="1in">
        <style:tab-stops/>
      </style:paragraph-properties>
      <style:text-properties fo:hyphenate="false"/>
    </style:style>
    <style:style style:name="TOC8" style:display-name="TOC 8" style:family="paragraph" style:parent-style-name="Normal" style:next-style-name="Normal" style:auto-update="true">
      <style:paragraph-properties fo:margin-left="1.1666in">
        <style:tab-stops/>
      </style:paragraph-properties>
      <style:text-properties fo:hyphenate="false"/>
    </style:style>
    <style:style style:name="TOC9" style:display-name="TOC 9" style:family="paragraph" style:parent-style-name="Normal" style:next-style-name="Normal" style:auto-update="true">
      <style:paragraph-properties fo:margin-left="1.3333in">
        <style:tab-stops/>
      </style:paragraph-properties>
      <style:text-properties fo:hyphenate="false"/>
    </style:style>
    <style:style style:name="Heading1noTOC" style:display-name="Heading 1 no TOC" style:family="paragraph" style:parent-style-name="Heading1" style:default-outline-level="1">
      <style:text-properties fo:hyphenate="false"/>
    </style:style>
    <style:style style:name="HTMLTypewriter" style:display-name="HTML Typewriter" style:family="text">
      <style:text-properties style:font-name="Courier New" fo:font-size="10pt" style:font-size-asian="10pt"/>
    </style:style>
    <style:style style:name="Hyperlink" style:display-name="Hyperlink" style:family="text">
      <style:text-properties fo:color="#000080" style:text-underline-type="single" style:text-underline-style="solid" style:text-underline-width="auto" style:text-underline-mode="continuous"/>
    </style:style>
    <style:style style:name="BodyText" style:display-name="Body Text" style:family="paragraph" style:parent-style-name="Normal">
      <style:paragraph-properties fo:widows="0" fo:orphans="0" style:text-autospace="none" fo:text-align="start" fo:margin-top="0in" fo:margin-bottom="0.0833in" fo:text-indent="0in"/>
      <style:text-properties style:font-name-asian="Times New Roman" style:font-size-complex="12pt" fo:hyphenate="false"/>
    </style:style>
    <style:style style:name="WW8Num27z0" style:display-name="WW8Num27z0" style:family="text">
      <style:text-properties style:font-name="Wingdings"/>
    </style:style>
    <style:style style:name="WW8Num27z1" style:display-name="WW8Num27z1" style:family="text">
      <style:text-properties style:font-name="Courier New"/>
    </style:style>
    <style:style style:name="WW8Num27z2" style:display-name="WW8Num27z2" style:family="text">
      <style:text-properties style:font-name="StarSymbol" text:display="none" fo:font-size="9pt" style:font-size-asian="9pt" style:font-size-complex="9pt"/>
    </style:style>
    <style:style style:name="WW8Num28z0" style:display-name="WW8Num28z0" style:family="text">
      <style:text-properties style:font-name="Wingdings" text:display="none" fo:font-size="9pt" style:font-size-asian="9pt" style:font-size-complex="9pt"/>
    </style:style>
    <style:style style:name="WW8Num28z1" style:display-name="WW8Num28z1" style:family="text">
      <style:text-properties style:font-name="Courier New"/>
    </style:style>
    <style:style style:name="WW8Num28z2" style:display-name="WW8Num28z2" style:family="text">
      <style:text-properties style:font-name="Wingdings"/>
    </style:style>
    <style:style style:name="WW8Num2z4" style:display-name="WW8Num2z4" style:family="text">
      <style:text-properties fo:font-weight="bold" style:font-weight-asian="bold" fo:font-style="italic" style:font-style-asian="italic" fo:font-size="13pt" style:font-size-asian="13pt" style:font-size-complex="13pt" fo:language="en" fo:country="AU"/>
    </style:style>
    <style:style style:name="WW-DefaultParagraphFont" style:display-name="WW-Default Paragraph Font" style:family="text"/>
    <style:style style:name="WW8Num24z0" style:display-name="WW8Num24z0"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WW8Num25z0" style:display-name="WW8Num25z0" style:family="text">
      <style:text-properties style:font-name="Courier New"/>
    </style:style>
    <style:style style:name="WW8Num25z1" style:display-name="WW8Num25z1" style:family="text">
      <style:text-properties style:font-name="Courier New"/>
    </style:style>
    <style:style style:name="WW8Num25z3" style:display-name="WW8Num25z3" style:family="text">
      <style:text-properties style:font-name="Symbol"/>
    </style:style>
    <style:style style:name="WW8Num26z0" style:display-name="WW8Num26z0" style:family="text">
      <style:text-properties style:font-name="Wingdings"/>
    </style:style>
    <style:style style:name="WW8Num26z1" style:display-name="WW8Num26z1" style:family="text">
      <style:text-properties style:font-name="Courier New"/>
    </style:style>
    <style:style style:name="WW8Num26z5" style:display-name="WW8Num26z5" style:family="text">
      <style:text-properties style:font-name="Wingdings"/>
    </style:style>
    <style:style style:name="BulletSymbols" style:display-name="Bullet Symbols" style:family="text">
      <style:text-properties style:font-name="StarSymbol" text:display="none" fo:font-size="9pt" style:font-size-asian="9pt" style:font-size-complex="9pt"/>
    </style:style>
    <style:style style:name="WW8Num16z0" style:display-name="WW8Num16z0" style:family="text">
      <style:text-properties style:font-name="Symbol"/>
    </style:style>
    <style:style style:name="WW8Num17z0" style:display-name="WW8Num17z0" style:family="text">
      <style:text-properties style:font-name="Symbol"/>
    </style:style>
    <style:style style:name="WW8Num17z1" style:display-name="WW8Num17z1" style:family="text">
      <style:text-properties style:font-name="Courier New"/>
    </style:style>
    <style:style style:name="WW8Num17z2" style:display-name="WW8Num17z2" style:family="text">
      <style:text-properties style:font-name="Wingdings"/>
    </style:style>
    <style:style style:name="WW8Num3z0" style:display-name="WW8Num3z0" style:family="text">
      <style:text-properties style:font-name="Wingdings"/>
    </style:style>
    <style:style style:name="WW8Num9z0" style:display-name="WW8Num9z0" style:family="text">
      <style:text-properties style:font-name="Wingdings"/>
    </style:style>
    <style:style style:name="BalloonText" style:display-name="Balloon Text" style:family="paragraph" style:parent-style-name="Normal">
      <style:paragraph-properties fo:margin-top="0in"/>
      <style:text-properties style:font-name="Lucida Grande" fo:font-size="9pt" style:font-size-asian="9pt" style:font-size-complex="9pt" fo:hyphenate="false"/>
    </style:style>
    <style:style style:name="BalloonTextChar" style:display-name="Balloon Text Char" style:family="text">
      <style:text-properties style:font-name="Lucida Grande" fo:font-size="9pt" style:font-size-asian="9pt" style:font-size-complex="9pt" fo:language="en" fo:country="US"/>
    </style:style>
    <style:style style:name="tt" style:display-name="tt" style:family="text">
      <style:text-properties style:font-name="Courier New"/>
    </style:style>
    <style:style style:name="FootnoteText" style:display-name="Footnote Text" style:family="paragraph" style:parent-style-name="Normal" style:auto-update="true">
      <style:paragraph-properties fo:margin-left="0.3937in" fo:text-indent="-0.1458in">
        <style:tab-stops/>
      </style:paragraph-properties>
      <style:text-properties fo:font-size="10pt" style:font-size-asian="10pt" fo:hyphenate="false"/>
    </style:style>
    <style:style style:name="FootnoteTextChar" style:display-name="Footnote Text Char" style:family="text">
      <style:text-properties style:font-name="Times New Roman" fo:language="en" fo:country="US"/>
    </style:style>
    <style:style style:name="FootnoteReference" style:display-name="Footnote Reference" style:family="text">
      <style:text-properties style:text-position="super 65%"/>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apple-converted-space" style:display-name="apple-converted-space" style:family="text"/>
    <style:style style:name="ColorfulGrid-Accent1" style:display-name="Colorful Grid - Accent 1" style:family="paragraph" style:parent-style-name="Normal" style:next-style-name="Normal">
      <style:text-properties fo:font-style="italic" style:font-style-asian="italic" style:font-style-complex="italic" fo:color="#000000" fo:hyphenate="false"/>
    </style:style>
    <style:style style:name="ColorfulGrid-Accent1Char" style:display-name="Colorful Grid - Accent 1 Char" style:family="text">
      <style:text-properties style:font-name="Times New Roman" fo:font-style="italic" style:font-style-asian="italic" style:font-style-complex="italic" fo:color="#000000" fo:font-size="12pt" style:font-size-asian="12pt" fo:language="en" fo:country="US"/>
    </style:style>
    <style:style style:name="Header" style:display-name="Header" style:family="paragraph" style:parent-style-name="Normal">
      <style:paragraph-properties>
        <style:tab-stops>
          <style:tab-stop style:type="center" style:position="3.4625in"/>
          <style:tab-stop style:type="right" style:position="6.925in"/>
        </style:tab-stops>
      </style:paragraph-properties>
      <style:text-properties fo:hyphenate="false"/>
    </style:style>
    <style:style style:name="HeaderChar" style:display-name="Header Char" style:family="text">
      <style:text-properties style:font-name="Times New Roman" fo:font-size="12pt" style:font-size-asian="12pt"/>
    </style:style>
    <style:style style:name="Footer" style:display-name="Footer" style:family="paragraph" style:parent-style-name="Normal">
      <style:paragraph-properties>
        <style:tab-stops>
          <style:tab-stop style:type="center" style:position="3.4625in"/>
          <style:tab-stop style:type="right" style:position="6.925in"/>
        </style:tab-stops>
      </style:paragraph-properties>
      <style:text-properties fo:hyphenate="false"/>
    </style:style>
    <style:style style:name="FooterChar" style:display-name="Footer Char" style:family="text">
      <style:text-properties style:font-name="Times New Roman" fo:font-size="12pt" style:font-size-asian="12pt"/>
    </style:style>
    <style:style style:name="PageNumber" style:display-name="Page Number" style:family="text"/>
    <style:style style:name="ColorfulShading-Accent1" style:display-name="Colorful Shading - Accent 1" style:family="paragraph">
      <style:text-properties style:font-name="Times New Roman" fo:font-size="12pt" style:font-size-asian="12pt" fo:language="en" fo:country="US" style:language-asian="it" style:country-asian="I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2951in" text:min-label-width="0.4in" text:list-level-position-and-space-mode="label-alignment">
          <style:list-level-label-alignment text:label-followed-by="listtab" fo:margin-left="0.6951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5LVL1" style:family="text">
      <style:text-properties style:font-name="Wingdings"/>
    </style:style>
    <style:style style:name="WW_CharLFO16LVL1" style:family="text">
      <style:text-properties style:font-name="StarSymbol" fo:font-size="9pt" style:font-size-asian="9pt"/>
    </style:style>
    <style:style style:name="WW_CharLFO16LVL2" style:family="text">
      <style:text-properties style:font-name="StarSymbol" fo:font-size="9pt" style:font-size-asian="9pt"/>
    </style:style>
    <style:style style:name="WW_CharLFO16LVL3" style:family="text">
      <style:text-properties style:font-name="StarSymbol" fo:font-size="9pt" style:font-size-asian="9pt"/>
    </style:style>
    <style:style style:name="WW_CharLFO16LVL4" style:family="text">
      <style:text-properties style:font-name="StarSymbol" fo:font-size="9pt" style:font-size-asian="9pt"/>
    </style:style>
    <style:style style:name="WW_CharLFO16LVL5" style:family="text">
      <style:text-properties style:font-name="StarSymbol" fo:font-size="9pt" style:font-size-asian="9pt"/>
    </style:style>
    <style:style style:name="WW_CharLFO16LVL6" style:family="text">
      <style:text-properties style:font-name="StarSymbol" fo:font-size="9pt" style:font-size-asian="9pt"/>
    </style:style>
    <style:style style:name="WW_CharLFO16LVL7" style:family="text">
      <style:text-properties style:font-name="StarSymbol" fo:font-size="9pt" style:font-size-asian="9pt"/>
    </style:style>
    <style:style style:name="WW_CharLFO16LVL8" style:family="text">
      <style:text-properties style:font-name="StarSymbol" fo:font-size="9pt" style:font-size-asian="9pt"/>
    </style:style>
    <style:style style:name="WW_CharLFO16LVL9" style:family="text">
      <style:text-properties style:font-name="StarSymbol" fo:font-size="9pt" style:font-size-asian="9pt"/>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Wingdings"/>
    </style:style>
    <style:style style:name="WW_CharLFO19LVL1" style:family="text">
      <style:text-properties style:font-name="StarSymbol" fo:font-size="9pt" style:font-size-asian="9pt"/>
    </style:style>
    <style:style style:name="WW_CharLFO19LVL2" style:family="text">
      <style:text-properties style:font-name="StarSymbol" fo:font-size="9pt" style:font-size-asian="9pt"/>
    </style:style>
    <style:style style:name="WW_CharLFO19LVL3" style:family="text">
      <style:text-properties style:font-name="StarSymbol" fo:font-size="9pt" style:font-size-asian="9pt"/>
    </style:style>
    <style:style style:name="WW_CharLFO19LVL4" style:family="text">
      <style:text-properties style:font-name="StarSymbol" fo:font-size="9pt" style:font-size-asian="9pt"/>
    </style:style>
    <style:style style:name="WW_CharLFO19LVL5" style:family="text">
      <style:text-properties style:font-name="StarSymbol" fo:font-size="9pt" style:font-size-asian="9pt"/>
    </style:style>
    <style:style style:name="WW_CharLFO19LVL6" style:family="text">
      <style:text-properties style:font-name="StarSymbol" fo:font-size="9pt" style:font-size-asian="9pt"/>
    </style:style>
    <style:style style:name="WW_CharLFO19LVL7" style:family="text">
      <style:text-properties style:font-name="StarSymbol" fo:font-size="9pt" style:font-size-asian="9pt"/>
    </style:style>
    <style:style style:name="WW_CharLFO19LVL8" style:family="text">
      <style:text-properties style:font-name="StarSymbol" fo:font-size="9pt" style:font-size-asian="9pt"/>
    </style:style>
    <style:style style:name="WW_CharLFO19LVL9" style:family="text">
      <style:text-properties style:font-name="StarSymbol" fo:font-size="9pt" style:font-size-asian="9pt"/>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Symbol"/>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2" style:family="text">
      <style:text-properties style:font-name="Symbol"/>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Symbol" style:font-name-asian="Times" style:font-name-complex="Times New Roman"/>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1LVL1" style:family="text">
      <style:text-properties style:font-name="Symbol"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951in" text:min-label-width="0.4in" text:list-level-position-and-space-mode="label-alignment">
          <style:list-level-label-alignment text:label-followed-by="listtab" fo:margin-left="0.6951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2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
      <text:list-level-style-bullet text:level="1" text:style-name="WW_CharLFO3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
      <text:list-level-style-bullet text:level="1" text:style-name="WW_CharLFO4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4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5">
      <text:list-level-style-bullet text:level="1" text:style-name="WW_CharLFO5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6">
      <text:list-level-style-bullet text:level="1" text:style-name="WW_CharLFO6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7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7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7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7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7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7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7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8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8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8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8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8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8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8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9">
      <text:list-level-style-bullet text:level="1" text:style-name="WW_CharLFO9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10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10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10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10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10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10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10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79in" text:min-label-width="0.25in" text:list-level-position-and-space-mode="label-alignment">
          <style:list-level-label-alignment text:label-followed-by="listtab" fo:margin-left="0.9979in" fo:text-indent="-0.25in"/>
        </style:list-level-properties>
        <style:text-properties style:font-name="Wingdings"/>
      </text:list-level-style-bullet>
      <text:list-level-style-bullet text:level="2" text:style-name="WW_CharLFO1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Wingdings"/>
      </text:list-level-style-bullet>
      <text:list-level-style-bullet text:level="2" text:style-name="WW_CharLFO12LVL2" text:bullet-char="o">
        <style:list-level-properties text:space-before="1.0388in" text:min-label-width="0.25in" text:list-level-position-and-space-mode="label-alignment">
          <style:list-level-label-alignment text:label-followed-by="listtab" fo:margin-left="1.2888in" fo:text-indent="-0.25in"/>
        </style:list-level-properties>
        <style:text-properties style:font-name="Courier New"/>
      </text:list-level-style-bullet>
      <text:list-level-style-bullet text:level="3" text:style-name="WW_CharLFO12LVL3" text:bullet-char="">
        <style:list-level-properties text:space-before="1.5388in" text:min-label-width="0.25in" text:list-level-position-and-space-mode="label-alignment">
          <style:list-level-label-alignment text:label-followed-by="listtab" fo:margin-left="1.7888in" fo:text-indent="-0.25in"/>
        </style:list-level-properties>
        <style:text-properties style:font-name="Wingdings"/>
      </text:list-level-style-bullet>
      <text:list-level-style-bullet text:level="4" text:style-name="WW_CharLFO12LVL4" text:bullet-char="">
        <style:list-level-properties text:space-before="2.0388in" text:min-label-width="0.25in" text:list-level-position-and-space-mode="label-alignment">
          <style:list-level-label-alignment text:label-followed-by="listtab" fo:margin-left="2.2888in" fo:text-indent="-0.25in"/>
        </style:list-level-properties>
        <style:text-properties style:font-name="Symbol"/>
      </text:list-level-style-bullet>
      <text:list-level-style-bullet text:level="5" text:style-name="WW_CharLFO12LVL5" text:bullet-char="o">
        <style:list-level-properties text:space-before="2.5388in" text:min-label-width="0.25in" text:list-level-position-and-space-mode="label-alignment">
          <style:list-level-label-alignment text:label-followed-by="listtab" fo:margin-left="2.7888in" fo:text-indent="-0.25in"/>
        </style:list-level-properties>
        <style:text-properties style:font-name="Courier New"/>
      </text:list-level-style-bullet>
      <text:list-level-style-bullet text:level="6" text:style-name="WW_CharLFO12LVL6" text:bullet-char="">
        <style:list-level-properties text:space-before="3.0388in" text:min-label-width="0.25in" text:list-level-position-and-space-mode="label-alignment">
          <style:list-level-label-alignment text:label-followed-by="listtab" fo:margin-left="3.2888in" fo:text-indent="-0.25in"/>
        </style:list-level-properties>
        <style:text-properties style:font-name="Wingdings"/>
      </text:list-level-style-bullet>
      <text:list-level-style-bullet text:level="7" text:style-name="WW_CharLFO12LVL7" text:bullet-char="">
        <style:list-level-properties text:space-before="3.5388in" text:min-label-width="0.25in" text:list-level-position-and-space-mode="label-alignment">
          <style:list-level-label-alignment text:label-followed-by="listtab" fo:margin-left="3.7888in" fo:text-indent="-0.25in"/>
        </style:list-level-properties>
        <style:text-properties style:font-name="Symbol"/>
      </text:list-level-style-bullet>
      <text:list-level-style-bullet text:level="8" text:style-name="WW_CharLFO12LVL8" text:bullet-char="o">
        <style:list-level-properties text:space-before="4.0388in" text:min-label-width="0.25in" text:list-level-position-and-space-mode="label-alignment">
          <style:list-level-label-alignment text:label-followed-by="listtab" fo:margin-left="4.2888in" fo:text-indent="-0.25in"/>
        </style:list-level-properties>
        <style:text-properties style:font-name="Courier New"/>
      </text:list-level-style-bullet>
      <text:list-level-style-bullet text:level="9" text:style-name="WW_CharLFO12LVL9" text:bullet-char="">
        <style:list-level-properties text:space-before="4.5388in" text:min-label-width="0.25in" text:list-level-position-and-space-mode="label-alignment">
          <style:list-level-label-alignment text:label-followed-by="listtab" fo:margin-left="4.7888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13LVL2"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3" text:style-name="WW_CharLFO13LVL3"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Wingdings"/>
      </text:list-level-style-bullet>
      <text:list-level-style-bullet text:level="4" text:style-name="WW_CharLFO13LVL4"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Symbol"/>
      </text:list-level-style-bullet>
      <text:list-level-style-bullet text:level="5" text:style-name="WW_CharLFO13LVL5" text:bullet-char="o">
        <style:list-level-properties text:space-before="1.9979in" text:min-label-width="0.25in" text:list-level-position-and-space-mode="label-alignment">
          <style:list-level-label-alignment text:label-followed-by="listtab" fo:margin-left="2.2479in" fo:text-indent="-0.25in"/>
        </style:list-level-properties>
        <style:text-properties style:font-name="Courier New"/>
      </text:list-level-style-bullet>
      <text:list-level-style-bullet text:level="6" text:style-name="WW_CharLFO13LVL6" text:bullet-char="">
        <style:list-level-properties text:space-before="2.4979in" text:min-label-width="0.25in" text:list-level-position-and-space-mode="label-alignment">
          <style:list-level-label-alignment text:label-followed-by="listtab" fo:margin-left="2.7479in" fo:text-indent="-0.25in"/>
        </style:list-level-properties>
        <style:text-properties style:font-name="Wingdings"/>
      </text:list-level-style-bullet>
      <text:list-level-style-bullet text:level="7" text:style-name="WW_CharLFO13LVL7"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Symbol"/>
      </text:list-level-style-bullet>
      <text:list-level-style-bullet text:level="8" text:style-name="WW_CharLFO13LVL8" text:bullet-char="o">
        <style:list-level-properties text:space-before="3.4979in" text:min-label-width="0.25in" text:list-level-position-and-space-mode="label-alignment">
          <style:list-level-label-alignment text:label-followed-by="listtab" fo:margin-left="3.7479in" fo:text-indent="-0.25in"/>
        </style:list-level-properties>
        <style:text-properties style:font-name="Courier New"/>
      </text:list-level-style-bullet>
      <text:list-level-style-bullet text:level="9" text:style-name="WW_CharLFO13LVL9" text:bullet-char="">
        <style:list-level-properties text:space-before="3.9979in" text:min-label-width="0.25in" text:list-level-position-and-space-mode="label-alignment">
          <style:list-level-label-alignment text:label-followed-by="listtab" fo:margin-left="4.247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2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2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2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2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2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2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2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3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23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23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23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23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23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23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23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24">
      <text:list-level-style-number text:level="1" style:num-suffix=")" style:num-format="a" style:num-letter-sync="true">
        <style:list-level-properties text:space-before="0.2479in" text:min-label-width="0.4444in" text:list-level-position-and-space-mode="label-alignment">
          <style:list-level-label-alignment text:label-followed-by="listtab" fo:margin-left="0.6923in" fo:text-indent="-0.4444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25">
      <text:list-level-style-number text:level="1" style:num-suffix=")" style:num-format="a" style:num-letter-sync="true">
        <style:list-level-properties text:space-before="0.3in" text:min-label-width="0.4444in" text:list-level-position-and-space-mode="label-alignment">
          <style:list-level-label-alignment text:label-followed-by="listtab" fo:margin-left="0.7444in" fo:text-indent="-0.4444in"/>
        </style:list-level-properties>
      </text:list-level-style-number>
      <text:list-level-style-number text:level="2" style:num-suffix=")" style:num-format="1">
        <style:list-level-properties text:space-before="0.8in" text:min-label-width="0.4444in" text:list-level-position-and-space-mode="label-alignment">
          <style:list-level-label-alignment text:label-followed-by="listtab" fo:margin-left="1.2444in" fo:text-indent="-0.4444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6">
      <text:list-level-style-bullet text:level="1" text:style-name="WW_CharLFO26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7">
      <text:list-level-style-bullet text:level="1" text:style-name="WW_CharLFO27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7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7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7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7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7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7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7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7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8">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9">
      <text:list-level-style-bullet text:level="1" text:style-name="WW_CharLFO2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0">
      <text:list-level-style-number text:level="1" style:num-suffix="."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bullet text:level="2" text:style-name="WW_CharLFO30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0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0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0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0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0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0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0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1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1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1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1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1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1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1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2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2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2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2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2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2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2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3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3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3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3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3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3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3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4">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bullet text:level="2" text:style-name="WW_CharLFO34LVL2"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Symbol"/>
      </text:list-level-style-bullet>
      <text:list-level-style-bullet text:level="3" text:style-name="WW_CharLFO34LVL3"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Wingdings"/>
      </text:list-level-style-bullet>
      <text:list-level-style-bullet text:level="4" text:style-name="WW_CharLFO34LVL4"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Symbol"/>
      </text:list-level-style-bullet>
      <text:list-level-style-bullet text:level="5" text:style-name="WW_CharLFO34LVL5" text:bullet-char="o">
        <style:list-level-properties text:space-before="2.7479in" text:min-label-width="0.25in" text:list-level-position-and-space-mode="label-alignment">
          <style:list-level-label-alignment text:label-followed-by="listtab" fo:margin-left="2.9979in" fo:text-indent="-0.25in"/>
        </style:list-level-properties>
        <style:text-properties style:font-name="Courier New"/>
      </text:list-level-style-bullet>
      <text:list-level-style-bullet text:level="6" text:style-name="WW_CharLFO34LVL6"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Wingdings"/>
      </text:list-level-style-bullet>
      <text:list-level-style-bullet text:level="7" text:style-name="WW_CharLFO34LVL7" text:bullet-char="">
        <style:list-level-properties text:space-before="3.7479in" text:min-label-width="0.25in" text:list-level-position-and-space-mode="label-alignment">
          <style:list-level-label-alignment text:label-followed-by="listtab" fo:margin-left="3.9979in" fo:text-indent="-0.25in"/>
        </style:list-level-properties>
        <style:text-properties style:font-name="Symbol"/>
      </text:list-level-style-bullet>
      <text:list-level-style-bullet text:level="8" text:style-name="WW_CharLFO34LVL8" text:bullet-char="o">
        <style:list-level-properties text:space-before="4.2479in" text:min-label-width="0.25in" text:list-level-position-and-space-mode="label-alignment">
          <style:list-level-label-alignment text:label-followed-by="listtab" fo:margin-left="4.4979in" fo:text-indent="-0.25in"/>
        </style:list-level-properties>
        <style:text-properties style:font-name="Courier New"/>
      </text:list-level-style-bullet>
      <text:list-level-style-bullet text:level="9" text:style-name="WW_CharLFO34LVL9" text:bullet-char="">
        <style:list-level-properties text:space-before="4.7479in" text:min-label-width="0.25in" text:list-level-position-and-space-mode="label-alignment">
          <style:list-level-label-alignment text:label-followed-by="listtab" fo:margin-left="4.9979in" fo:text-indent="-0.25in"/>
        </style:list-level-properties>
        <style:text-properties style:font-name="Wingdings"/>
      </text:list-level-style-bullet>
    </text:list-style>
    <text:list-style style:name="LFO35">
      <text:list-level-style-bullet text:level="1" text:style-name="WW_CharLFO35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36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36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36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36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36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36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36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36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37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37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37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37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37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37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37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37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
        <style:list-level-properties text:space-before="0.75in" text:min-label-width="0.4027in" text:list-level-position-and-space-mode="label-alignment">
          <style:list-level-label-alignment text:label-followed-by="listtab" fo:margin-left="1.1527in" fo:text-indent="-0.4027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4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4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4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4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4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4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4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4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4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43">
      <text:list-level-style-bullet text:level="1" text:style-name="WW_CharLFO43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43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3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3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3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3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3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3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3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4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50">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LFO53">
      <text:list-level-style-number text:level="1" style:num-suffix="."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2" style:num-suffix="." style:num-format="a" style:num-letter-sync="true">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3" style:num-suffix="." style:num-format="i">
        <style:list-level-properties fo:text-align="end" text:space-before="1.7083in" text:min-label-width="0.125in" text:list-level-position-and-space-mode="label-alignment">
          <style:list-level-label-alignment text:label-followed-by="listtab" fo:margin-left="1.8333in" fo:text-indent="-0.125in"/>
        </style:list-level-properties>
      </text:list-level-style-number>
      <text:list-level-style-number text:level="4"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5" style:num-suffix="." style:num-format="a" style:num-letter-sync="true">
        <style:list-level-properties text:space-before="2.5833in" text:min-label-width="0.25in" text:list-level-position-and-space-mode="label-alignment">
          <style:list-level-label-alignment text:label-followed-by="listtab" fo:margin-left="2.8333in" fo:text-indent="-0.25in"/>
        </style:list-level-properties>
      </text:list-level-style-number>
      <text:list-level-style-number text:level="6" style:num-suffix="." style:num-format="i">
        <style:list-level-properties fo:text-align="end" text:space-before="3.2083in" text:min-label-width="0.125in" text:list-level-position-and-space-mode="label-alignment">
          <style:list-level-label-alignment text:label-followed-by="listtab" fo:margin-left="3.3333in" fo:text-indent="-0.125in"/>
        </style:list-level-properties>
      </text:list-level-style-number>
      <text:list-level-style-number text:level="7" style:num-suffix="." style:num-format="1">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8" style:num-suffix="." style:num-format="a" style:num-letter-sync="true">
        <style:list-level-properties text:space-before="4.0833in" text:min-label-width="0.25in" text:list-level-position-and-space-mode="label-alignment">
          <style:list-level-label-alignment text:label-followed-by="listtab" fo:margin-left="4.3333in" fo:text-indent="-0.25in"/>
        </style:list-level-properties>
      </text:list-level-style-number>
      <text:list-level-style-number text:level="9" style:num-suffix="." style:num-format="i">
        <style:list-level-properties fo:text-align="end" text:space-before="4.7083in" text:min-label-width="0.125in" text:list-level-position-and-space-mode="label-alignment">
          <style:list-level-label-alignment text:label-followed-by="listtab" fo:margin-left="4.8333in" fo:text-indent="-0.125in"/>
        </style:list-level-properties>
      </text:list-level-style-number>
    </text:list-style>
    <text:list-style style:name="LFO54">
      <text:list-level-style-number text:level="1"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2" style:num-suffix="." style:num-format="a" style:num-letter-sync="true">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3" style:num-suffix="." style:num-format="i">
        <style:list-level-properties fo:text-align="end" text:space-before="1.7083in" text:min-label-width="0.125in" text:list-level-position-and-space-mode="label-alignment">
          <style:list-level-label-alignment text:label-followed-by="listtab" fo:margin-left="1.8333in" fo:text-indent="-0.125in"/>
        </style:list-level-properties>
      </text:list-level-style-number>
      <text:list-level-style-number text:level="4"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5" style:num-suffix="." style:num-format="a" style:num-letter-sync="true">
        <style:list-level-properties text:space-before="2.5833in" text:min-label-width="0.25in" text:list-level-position-and-space-mode="label-alignment">
          <style:list-level-label-alignment text:label-followed-by="listtab" fo:margin-left="2.8333in" fo:text-indent="-0.25in"/>
        </style:list-level-properties>
      </text:list-level-style-number>
      <text:list-level-style-number text:level="6" style:num-suffix="." style:num-format="i">
        <style:list-level-properties fo:text-align="end" text:space-before="3.2083in" text:min-label-width="0.125in" text:list-level-position-and-space-mode="label-alignment">
          <style:list-level-label-alignment text:label-followed-by="listtab" fo:margin-left="3.3333in" fo:text-indent="-0.125in"/>
        </style:list-level-properties>
      </text:list-level-style-number>
      <text:list-level-style-number text:level="7" style:num-suffix="." style:num-format="1">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8" style:num-suffix="." style:num-format="a" style:num-letter-sync="true">
        <style:list-level-properties text:space-before="4.0833in" text:min-label-width="0.25in" text:list-level-position-and-space-mode="label-alignment">
          <style:list-level-label-alignment text:label-followed-by="listtab" fo:margin-left="4.3333in" fo:text-indent="-0.25in"/>
        </style:list-level-properties>
      </text:list-level-style-number>
      <text:list-level-style-number text:level="9" style:num-suffix="." style:num-format="i">
        <style:list-level-properties fo:text-align="end" text:space-before="4.7083in" text:min-label-width="0.125in" text:list-level-position-and-space-mode="label-alignment">
          <style:list-level-label-alignment text:label-followed-by="listtab" fo:margin-left="4.8333in" fo:text-indent="-0.125in"/>
        </style:list-level-properties>
      </text:list-level-style-number>
    </text:list-style>
    <text:list-style style:name="LFO55">
      <text:list-level-style-bullet text:level="1" text:style-name="WW_CharLFO5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Footer"><draw:frame draw:style-name="F2" text:anchor-type="paragraph" svg:y="0.0006in" draw:z-index="0"><draw:text-box fo:min-height="0in" fo:min-width="0in"><text:p text:style-name="Footer"><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I 2</dc:title>
    <dc:description/>
    <dc:subject/>
    <meta:initial-creator>Fabio Vitali</meta:initial-creator>
    <dc:creator>ashok</dc:creator>
    <meta:creation-date>2016-12-09T06:48:00Z</meta:creation-date>
    <dc:date>2016-12-09T06:48:00Z</dc:date>
    <meta:template xlink:href="Normal.dotm" xlink:type="simple"/>
    <meta:editing-cycles>3</meta:editing-cycles>
    <meta:editing-duration>PT60S</meta:editing-duration>
    <meta:document-statistic meta:page-count="1" meta:paragraph-count="214" meta:word-count="16035" meta:character-count="107223" meta:row-count="761" meta:non-whitespace-character-count="91402"/>
  </office:meta>
</office:document-meta>
</file>